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6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5.629cm"/>
    </style:style>
    <style:style style:name="co4" style:family="table-column">
      <style:table-column-properties fo:break-before="auto" style:column-width="5.911cm"/>
    </style:style>
    <style:style style:name="co5" style:family="table-column">
      <style:table-column-properties fo:break-before="auto" style:column-width="5.233cm"/>
    </style:style>
    <style:style style:name="co6" style:family="table-column">
      <style:table-column-properties fo:break-before="auto" style:column-width="3.828cm"/>
    </style:style>
    <style:style style:name="co7" style:family="table-column">
      <style:table-column-properties fo:break-before="auto" style:column-width="6.556cm"/>
    </style:style>
    <style:style style:name="co8" style:family="table-column">
      <style:table-column-properties fo:break-before="auto" style:column-width="3.517cm"/>
    </style:style>
    <style:style style:name="co9" style:family="table-column">
      <style:table-column-properties fo:break-before="auto" style:column-width="3.404cm"/>
    </style:style>
    <style:style style:name="co10" style:family="table-column">
      <style:table-column-properties fo:break-before="auto" style:column-width="3.856cm"/>
    </style:style>
    <style:style style:name="co11" style:family="table-column">
      <style:table-column-properties fo:break-before="auto" style:column-width="2.335cm"/>
    </style:style>
    <style:style style:name="co12" style:family="table-column">
      <style:table-column-properties fo:break-before="auto" style:column-width="2.524cm"/>
    </style:style>
    <style:style style:name="co13" style:family="table-column">
      <style:table-column-properties fo:break-before="auto" style:column-width="2.103cm"/>
    </style:style>
    <style:style style:name="co14" style:family="table-column">
      <style:table-column-properties fo:break-before="auto" style:column-width="2.983cm"/>
    </style:style>
    <style:style style:name="co15" style:family="table-column">
      <style:table-column-properties fo:break-before="auto" style:column-width="2.19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fo:background-color="#d9d9d9" style:cell-protect="protected" style:print-content="true"/>
    </style:style>
    <style:style style:name="ce2" style:family="table-cell" style:parent-style-name="Excel_20_Built-in_20_Normal" style:data-style-name="N8036">
      <style:table-cell-properties fo:background-color="#deebf7"/>
    </style:style>
    <style:style style:name="ce3" style:family="table-cell" style:parent-style-name="Excel_20_Built-in_20_Normal" style:data-style-name="N8036">
      <style:table-cell-properties fo:background-color="#ff0000"/>
    </style:style>
    <style:style style:name="ce4" style:family="table-cell" style:parent-style-name="Excel_20_Built-in_20_Normal">
      <style:table-cell-properties fo:background-color="#d9d9d9"/>
    </style:style>
    <style:style style:name="ce5" style:family="table-cell" style:parent-style-name="Excel_20_Built-in_20_Normal">
      <style:table-cell-properties fo:background-color="#deebf7"/>
    </style:style>
    <style:style style:name="ce6" style:family="table-cell" style:parent-style-name="Excel_20_Built-in_20_Normal">
      <style:table-cell-properties fo:background-color="#ff0000"/>
    </style:style>
    <style:style style:name="ce7" style:family="table-cell" style:parent-style-name="Excel_20_Built-in_20_Normal">
      <style:table-cell-properties fo:background-color="#fbe5d6"/>
    </style:style>
    <style:style style:name="ce8" style:family="table-cell" style:parent-style-name="Excel_20_Built-in_20_Normal">
      <style:table-cell-properties style:cell-protect="protected" style:print-content="true"/>
    </style:style>
    <style:style style:name="ce9" style:family="table-cell" style:parent-style-name="Excel_20_Built-in_20_Normal" style:data-style-name="N103"/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number-columns-repeated="2" table:default-cell-style-name="Excel_20_Built-in_20_Normal"/>
        <table:table-column table:style-name="co14" table:default-cell-style-name="Excel_20_Built-in_20_Normal"/>
        <table:table-column table:style-name="co13" table:number-columns-repeated="1009" table:default-cell-style-name="Excel_20_Built-in_20_Normal"/>
        <table:table-row table:style-name="ro1">
          <table:table-cell table:style-name="ce1" office:value-type="string">
            <text:p>Repostages</text:p>
          </table:table-cell>
          <table:table-cell table:style-name="ce1" office:value-type="string">
            <text:p>Litros repostados</text:p>
          </table:table-cell>
          <table:table-cell table:style-name="ce1" office:value-type="string">
            <text:p>Kilometros Recorridos con GAS</text:p>
          </table:table-cell>
          <table:table-cell table:style-name="ce1" office:value-type="string">
            <text:p>Precio en € <text:s/>AutoGAS (GLP)/ litro</text:p>
          </table:table-cell>
          <table:table-cell table:style-name="ce1" office:value-type="string">
            <text:p>Precio en € Gasolina 95 /litro</text:p>
          </table:table-cell>
          <table:table-cell table:style-name="ce1" office:value-type="string">
            <text:p>Gasto repostage GAS</text:p>
          </table:table-cell>
          <table:table-cell table:style-name="ce1" office:value-type="string">
            <text:p>Gasto Teórico repostage Gasolina 95</text:p>
          </table:table-cell>
          <table:table-cell table:style-name="ce1" office:value-type="string">
            <text:p>Ahorro conseguido</text:p>
          </table:table-cell>
          <table:table-cell table:style-name="ce1" office:value-type="string">
            <text:p>Ahorro porcentual</text:p>
          </table:table-cell>
          <table:table-cell table:style-name="ce1" office:value-type="string">
            <text:p>Pendiente Amortizar</text:p>
          </table:table-cell>
          <table:table-cell table:style-name="ce1" office:value-type="string">
            <text:p>Consumo</text:p>
          </table:table-cell>
          <table:table-cell table:style-name="ce8" table:number-columns-repeated="3"/>
          <table:table-cell table:style-name="ce1" office:value-type="string">
            <text:p>Gasto Intalación</text:p>
          </table:table-cell>
          <table:table-cell table:style-name="ce8" table:number-columns-repeated="1009"/>
        </table:table-row>
        <table:table-row table:style-name="ro1">
          <table:table-cell table:style-name="ce2" office:value-type="date" office:date-value="2015-07-20">
            <text:p>20/07/2015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37">
            <text:p>437</text:p>
          </table:table-cell>
          <table:table-cell table:style-name="ce5" office:value-type="float" office:value="0.639">
            <text:p>0,639</text:p>
          </table:table-cell>
          <table:table-cell table:style-name="ce5" office:value-type="float" office:value="1.2">
            <text:p>1,2</text:p>
          </table:table-cell>
          <table:table-cell table:style-name="ce7" table:formula="of:=[.D2]*[.B2]" office:value-type="float" office:value="25.56">
            <text:p>25,56</text:p>
          </table:table-cell>
          <table:table-cell table:style-name="ce7" table:formula="of:=[.E2]*[.B2]" office:value-type="float" office:value="48">
            <text:p>48</text:p>
          </table:table-cell>
          <table:table-cell table:style-name="ce7" table:formula="of:=[.G2]-[.F2]" office:value-type="float" office:value="22.44">
            <text:p>22,44</text:p>
          </table:table-cell>
          <table:table-cell table:style-name="ce7" table:formula="of:=([.F2]*100)/[.G2]" office:value-type="float" office:value="53.25">
            <text:p>53,25</text:p>
          </table:table-cell>
          <table:table-cell table:style-name="ce7" table:formula="of:=[.O2]-[.H2]" office:value-type="float" office:value="2034.56">
            <text:p>2034,56</text:p>
          </table:table-cell>
          <table:table-cell table:style-name="ce7" table:formula="of:=([.B2]/[.C2])*100" office:value-type="float" office:value="9.1533180778032">
            <text:p>9,1533180778</text:p>
          </table:table-cell>
          <table:table-cell table:number-columns-repeated="3"/>
          <table:table-cell office:value-type="float" office:value="2057">
            <text:p>2057</text:p>
            <draw:frame table:end-cell-address="Hoja1.R19" table:end-x="1.848cm" table:end-y="0.022cm" draw:z-index="4" draw:name="Gráfico 9" draw:style-name="gr1" draw:text-style-name="P1" svg:width="8.113cm" svg:height="7.976cm" svg:x="0.896cm" svg:y="0.441cm">
              <draw:object draw:notify-on-update-of-ranges="Hoja1.C149:Hoja1.C149 Hoja1.A150:Hoja1.A150 Hoja1.C150:Hoja1.C15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office:value-type="string">
            <text:p>En 120 repostages amortizado aproximadamente</text:p>
          </table:table-cell>
          <table:table-cell table:number-columns-repeated="2"/>
          <table:table-cell>
            <draw:frame table:end-cell-address="Hoja1.V19" table:end-x="1.557cm" table:end-y="0.022cm" draw:z-index="5" draw:name="Gráfico 10" draw:style-name="gr1" draw:text-style-name="P1" svg:width="7.765cm" svg:height="7.976cm" svg:x="0.076cm" svg:y="0.441cm">
              <draw:object draw:notify-on-update-of-ranges="Hoja1.H149:Hoja1.H149 Hoja1.A150:Hoja1.A150 Hoja1.H150:Hoja1.H150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style-name="ce2" office:value-type="date" office:date-value="2015-07-26">
            <text:p>26/07/2015</text:p>
          </table:table-cell>
          <table:table-cell table:style-name="ce5" office:value-type="float" office:value="39.37">
            <text:p>39,37</text:p>
          </table:table-cell>
          <table:table-cell table:style-name="ce5" office:value-type="float" office:value="329.1">
            <text:p>329,1</text:p>
          </table:table-cell>
          <table:table-cell table:style-name="ce5" office:value-type="float" office:value="0.647">
            <text:p>0,647</text:p>
          </table:table-cell>
          <table:table-cell table:style-name="ce5" office:value-type="float" office:value="1.2">
            <text:p>1,2</text:p>
          </table:table-cell>
          <table:table-cell table:style-name="ce7" table:formula="of:=[.D3]*[.B3]" office:value-type="float" office:value="25.47239">
            <text:p>25,47239</text:p>
          </table:table-cell>
          <table:table-cell table:style-name="ce7" table:formula="of:=[.E3]*[.B3]" office:value-type="float" office:value="47.244">
            <text:p>47,244</text:p>
          </table:table-cell>
          <table:table-cell table:style-name="ce7" table:formula="of:=[.G3]-[.F3]" office:value-type="float" office:value="21.77161">
            <text:p>21,77161</text:p>
          </table:table-cell>
          <table:table-cell table:style-name="ce7" table:formula="of:=([.F3]*100)/[.G3]" office:value-type="float" office:value="53.9166666666667">
            <text:p>53,9166666667</text:p>
          </table:table-cell>
          <table:table-cell table:style-name="ce7" table:formula="of:=[.O2]-[.H3]" office:value-type="float" office:value="2035.22839">
            <text:p>2035,22839</text:p>
          </table:table-cell>
          <table:table-cell table:style-name="ce7" table:formula="of:=([.B3]/[.C3])*100" office:value-type="float" office:value="11.9629292008508">
            <text:p>11,9629292009</text:p>
          </table:table-cell>
          <table:table-cell>
            <draw:frame table:end-cell-address="Hoja1.O18" table:end-x="0.525cm" table:end-y="0.493cm" draw:z-index="3" draw:name="Gráfico 8" draw:style-name="gr1" draw:text-style-name="P1" svg:width="7.113cm" svg:height="7.606cm" svg:x="0.116cm" svg:y="0.294cm">
              <draw:object draw:notify-on-update-of-ranges="Hoja1.J149:Hoja1.J149 Hoja1.A150:Hoja1.A150 Hoja1.J150:Hoja1.J15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style-name="ce2" office:value-type="date" office:date-value="2015-07-31">
            <text:p>31/07/2015</text:p>
          </table:table-cell>
          <table:table-cell table:style-name="ce5" office:value-type="float" office:value="33.85">
            <text:p>33,85</text:p>
          </table:table-cell>
          <table:table-cell table:style-name="ce5" office:value-type="float" office:value="410">
            <text:p>410</text:p>
          </table:table-cell>
          <table:table-cell table:style-name="ce5" office:value-type="float" office:value="0.649">
            <text:p>0,649</text:p>
          </table:table-cell>
          <table:table-cell table:style-name="ce5" office:value-type="float" office:value="1.2">
            <text:p>1,2</text:p>
          </table:table-cell>
          <table:table-cell table:style-name="ce7" table:formula="of:=[.D4]*[.B4]" office:value-type="float" office:value="21.96865">
            <text:p>21,96865</text:p>
          </table:table-cell>
          <table:table-cell table:style-name="ce7" table:formula="of:=[.E4]*[.B4]" office:value-type="float" office:value="40.62">
            <text:p>40,62</text:p>
          </table:table-cell>
          <table:table-cell table:style-name="ce7" table:formula="of:=[.G4]-[.F4]" office:value-type="float" office:value="18.65135">
            <text:p>18,65135</text:p>
          </table:table-cell>
          <table:table-cell table:style-name="ce7" table:formula="of:=([.F4]*100)/[.G4]" office:value-type="float" office:value="54.0833333333333">
            <text:p>54,0833333333</text:p>
          </table:table-cell>
          <table:table-cell table:style-name="ce7" table:formula="of:=[.O2]-[.H4]" office:value-type="float" office:value="2038.34865">
            <text:p>2038,34865</text:p>
          </table:table-cell>
          <table:table-cell table:style-name="ce7" table:formula="of:=([.B4]/[.C4])*100" office:value-type="float" office:value="8.25609756097561">
            <text:p>8,25609756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8-13">
            <text:p>13/08/2015</text:p>
          </table:table-cell>
          <table:table-cell table:style-name="ce5" office:value-type="float" office:value="44.44">
            <text:p>44,44</text:p>
          </table:table-cell>
          <table:table-cell table:style-name="ce5" office:value-type="float" office:value="441">
            <text:p>441</text:p>
          </table:table-cell>
          <table:table-cell table:style-name="ce5" office:value-type="float" office:value="0.639">
            <text:p>0,639</text:p>
          </table:table-cell>
          <table:table-cell table:style-name="ce5" office:value-type="float" office:value="1.2">
            <text:p>1,2</text:p>
          </table:table-cell>
          <table:table-cell table:style-name="ce7" table:formula="of:=[.D5]*[.B5]" office:value-type="float" office:value="28.39716">
            <text:p>28,39716</text:p>
          </table:table-cell>
          <table:table-cell table:style-name="ce7" table:formula="of:=[.E5]*[.B5]" office:value-type="float" office:value="53.328">
            <text:p>53,328</text:p>
          </table:table-cell>
          <table:table-cell table:style-name="ce7" table:formula="of:=[.G5]-[.F5]" office:value-type="float" office:value="24.93084">
            <text:p>24,93084</text:p>
          </table:table-cell>
          <table:table-cell table:style-name="ce7" table:formula="of:=([.F5]*100)/[.G5]" office:value-type="float" office:value="53.25">
            <text:p>53,25</text:p>
          </table:table-cell>
          <table:table-cell table:style-name="ce7" table:formula="of:=[.O2]-[.H5]" office:value-type="float" office:value="2032.06916">
            <text:p>2032,06916</text:p>
          </table:table-cell>
          <table:table-cell table:style-name="ce7" table:formula="of:=([.B5]/[.C5])*100" office:value-type="float" office:value="10.0770975056689">
            <text:p>10,077097505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8-18">
            <text:p>18/08/2015</text:p>
          </table:table-cell>
          <table:table-cell table:style-name="ce5" office:value-type="float" office:value="39.88">
            <text:p>39,88</text:p>
          </table:table-cell>
          <table:table-cell table:style-name="ce5" office:value-type="float" office:value="461">
            <text:p>461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2">
            <text:p>1,2</text:p>
          </table:table-cell>
          <table:table-cell table:style-name="ce7" table:formula="of:=[.D6]*[.B6]" office:value-type="float" office:value="25.08452">
            <text:p>25,08452</text:p>
          </table:table-cell>
          <table:table-cell table:style-name="ce7" table:formula="of:=[.E6]*[.B6]" office:value-type="float" office:value="47.856">
            <text:p>47,856</text:p>
          </table:table-cell>
          <table:table-cell table:style-name="ce7" table:formula="of:=[.G6]-[.F6]" office:value-type="float" office:value="22.77148">
            <text:p>22,77148</text:p>
          </table:table-cell>
          <table:table-cell table:style-name="ce7" table:formula="of:=([.F6]*100)/[.G6]" office:value-type="float" office:value="52.4166666666667">
            <text:p>52,4166666667</text:p>
          </table:table-cell>
          <table:table-cell table:style-name="ce7" table:formula="of:=[.O2]-[.H6]" office:value-type="float" office:value="2034.22852">
            <text:p>2034,22852</text:p>
          </table:table-cell>
          <table:table-cell table:style-name="ce7" table:formula="of:=([.B6]/[.C6])*100" office:value-type="float" office:value="8.65075921908894">
            <text:p>8,650759219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8-20">
            <text:p>20/08/2015</text:p>
          </table:table-cell>
          <table:table-cell table:style-name="ce5" office:value-type="float" office:value="39.73">
            <text:p>39,73</text:p>
          </table:table-cell>
          <table:table-cell table:style-name="ce5" office:value-type="float" office:value="278.3">
            <text:p>278,3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2">
            <text:p>1,2</text:p>
          </table:table-cell>
          <table:table-cell table:style-name="ce7" table:formula="of:=[.D7]*[.B7]" office:value-type="float" office:value="24.99017">
            <text:p>24,99017</text:p>
          </table:table-cell>
          <table:table-cell table:style-name="ce7" table:formula="of:=[.E7]*[.B7]" office:value-type="float" office:value="47.676">
            <text:p>47,676</text:p>
          </table:table-cell>
          <table:table-cell table:style-name="ce7" table:formula="of:=[.G7]-[.F7]" office:value-type="float" office:value="22.68583">
            <text:p>22,68583</text:p>
          </table:table-cell>
          <table:table-cell table:style-name="ce7" table:formula="of:=([.F7]*100)/[.G7]" office:value-type="float" office:value="52.4166666666667">
            <text:p>52,4166666667</text:p>
          </table:table-cell>
          <table:table-cell table:style-name="ce7" table:formula="of:=[.O2]-[.H7]" office:value-type="float" office:value="2034.31417">
            <text:p>2034,31417</text:p>
          </table:table-cell>
          <table:table-cell table:style-name="ce7" table:formula="of:=([.B7]/[.C7])*100" office:value-type="float" office:value="14.2759611929572">
            <text:p>14,27596119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8-23">
            <text:p>23/08/2015</text:p>
          </table:table-cell>
          <table:table-cell table:style-name="ce5" office:value-type="float" office:value="25.52">
            <text:p>25,52</text:p>
          </table:table-cell>
          <table:table-cell table:style-name="ce5" office:value-type="float" office:value="407">
            <text:p>407</text:p>
          </table:table-cell>
          <table:table-cell table:style-name="ce5" office:value-type="float" office:value="0.624">
            <text:p>0,624</text:p>
          </table:table-cell>
          <table:table-cell table:style-name="ce5" office:value-type="float" office:value="1.2">
            <text:p>1,2</text:p>
          </table:table-cell>
          <table:table-cell table:style-name="ce7" table:formula="of:=[.D8]*[.B8]" office:value-type="float" office:value="15.92448">
            <text:p>15,92448</text:p>
          </table:table-cell>
          <table:table-cell table:style-name="ce7" table:formula="of:=[.E8]*[.B8]" office:value-type="float" office:value="30.624">
            <text:p>30,624</text:p>
          </table:table-cell>
          <table:table-cell table:style-name="ce7" table:formula="of:=[.G8]-[.F8]" office:value-type="float" office:value="14.69952">
            <text:p>14,69952</text:p>
          </table:table-cell>
          <table:table-cell table:style-name="ce7" table:formula="of:=([.F8]*100)/[.G8]" office:value-type="float" office:value="52">
            <text:p>52</text:p>
          </table:table-cell>
          <table:table-cell table:style-name="ce7" table:formula="of:=[.O2]-[.H8]" office:value-type="float" office:value="2042.30048">
            <text:p>2042,30048</text:p>
          </table:table-cell>
          <table:table-cell table:style-name="ce7" table:formula="of:=([.B8]/[.C8])*100" office:value-type="float" office:value="6.27027027027027">
            <text:p>6,270270270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8-27">
            <text:p>27/08/2015</text:p>
          </table:table-cell>
          <table:table-cell table:style-name="ce5" office:value-type="float" office:value="35.87">
            <text:p>35,87</text:p>
          </table:table-cell>
          <table:table-cell table:style-name="ce5" office:value-type="float" office:value="409.4">
            <text:p>409,4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2">
            <text:p>1,2</text:p>
          </table:table-cell>
          <table:table-cell table:style-name="ce7" table:formula="of:=[.D9]*[.B9]" office:value-type="float" office:value="22.56223">
            <text:p>22,56223</text:p>
          </table:table-cell>
          <table:table-cell table:style-name="ce7" table:formula="of:=[.E9]*[.B9]" office:value-type="float" office:value="43.044">
            <text:p>43,044</text:p>
          </table:table-cell>
          <table:table-cell table:style-name="ce7" table:formula="of:=[.G9]-[.F9]" office:value-type="float" office:value="20.48177">
            <text:p>20,48177</text:p>
          </table:table-cell>
          <table:table-cell table:style-name="ce7" table:formula="of:=([.F9]*100)/[.G9]" office:value-type="float" office:value="52.4166666666667">
            <text:p>52,4166666667</text:p>
          </table:table-cell>
          <table:table-cell table:style-name="ce7" table:formula="of:=[.O2]-[.H9]" office:value-type="float" office:value="2036.51823">
            <text:p>2036,51823</text:p>
          </table:table-cell>
          <table:table-cell table:style-name="ce7" table:formula="of:=([.B9]/[.C9])*100" office:value-type="float" office:value="8.76160234489497">
            <text:p>8,761602344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9-01">
            <text:p>01/09/2015</text:p>
          </table:table-cell>
          <table:table-cell table:style-name="ce5" office:value-type="float" office:value="37.69">
            <text:p>37,69</text:p>
          </table:table-cell>
          <table:table-cell table:style-name="ce5" office:value-type="float" office:value="251.9">
            <text:p>251,9</text:p>
          </table:table-cell>
          <table:table-cell table:style-name="ce5" office:value-type="float" office:value="0.586">
            <text:p>0,586</text:p>
          </table:table-cell>
          <table:table-cell table:style-name="ce5" office:value-type="float" office:value="1.184">
            <text:p>1,184</text:p>
          </table:table-cell>
          <table:table-cell table:style-name="ce7" table:formula="of:=[.D10]*[.B10]" office:value-type="float" office:value="22.08634">
            <text:p>22,08634</text:p>
          </table:table-cell>
          <table:table-cell table:style-name="ce7" table:formula="of:=[.E10]*[.B10]" office:value-type="float" office:value="44.62496">
            <text:p>44,62496</text:p>
          </table:table-cell>
          <table:table-cell table:style-name="ce7" table:formula="of:=[.G10]-[.F10]" office:value-type="float" office:value="22.53862">
            <text:p>22,53862</text:p>
          </table:table-cell>
          <table:table-cell table:style-name="ce7" table:formula="of:=([.F10]*100)/[.G10]" office:value-type="float" office:value="49.4932432432432">
            <text:p>49,4932432432</text:p>
          </table:table-cell>
          <table:table-cell table:style-name="ce7" table:formula="of:=[.O2]-[.H10]" office:value-type="float" office:value="2034.46138">
            <text:p>2034,46138</text:p>
          </table:table-cell>
          <table:table-cell table:style-name="ce7" table:formula="of:=([.B10]/[.C10])*100" office:value-type="float" office:value="14.9622866216753">
            <text:p>14,962286621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9-05">
            <text:p>05/09/2015</text:p>
          </table:table-cell>
          <table:table-cell table:style-name="ce5" office:value-type="float" office:value="25.52">
            <text:p>25,52</text:p>
          </table:table-cell>
          <table:table-cell table:style-name="ce5" office:value-type="float" office:value="294.5">
            <text:p>294,5</text:p>
          </table:table-cell>
          <table:table-cell table:style-name="ce5" office:value-type="float" office:value="0.586">
            <text:p>0,586</text:p>
          </table:table-cell>
          <table:table-cell table:style-name="ce5" office:value-type="float" office:value="1.189">
            <text:p>1,189</text:p>
          </table:table-cell>
          <table:table-cell table:style-name="ce7" table:formula="of:=[.D11]*[.B11]" office:value-type="float" office:value="14.95472">
            <text:p>14,95472</text:p>
          </table:table-cell>
          <table:table-cell table:style-name="ce7" table:formula="of:=[.E11]*[.B11]" office:value-type="float" office:value="30.34328">
            <text:p>30,34328</text:p>
          </table:table-cell>
          <table:table-cell table:style-name="ce7" table:formula="of:=[.G11]-[.F11]" office:value-type="float" office:value="15.38856">
            <text:p>15,38856</text:p>
          </table:table-cell>
          <table:table-cell table:style-name="ce7" table:formula="of:=([.F11]*100)/[.G11]" office:value-type="float" office:value="49.2851135407906">
            <text:p>49,2851135408</text:p>
          </table:table-cell>
          <table:table-cell table:style-name="ce7" table:formula="of:=[.O2]-[.H11]" office:value-type="float" office:value="2041.61144">
            <text:p>2041,61144</text:p>
          </table:table-cell>
          <table:table-cell table:style-name="ce7" table:formula="of:=([.B11]/[.C11])*100" office:value-type="float" office:value="8.66553480475382">
            <text:p>8,665534804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9-05">
            <text:p>05/09/2015</text:p>
          </table:table-cell>
          <table:table-cell table:style-name="ce5" office:value-type="float" office:value="26.38">
            <text:p>26,38</text:p>
          </table:table-cell>
          <table:table-cell table:style-name="ce5" office:value-type="float" office:value="498">
            <text:p>498</text:p>
          </table:table-cell>
          <table:table-cell table:style-name="ce5" office:value-type="float" office:value="0.586">
            <text:p>0,586</text:p>
          </table:table-cell>
          <table:table-cell table:style-name="ce5" office:value-type="float" office:value="1.189">
            <text:p>1,189</text:p>
          </table:table-cell>
          <table:table-cell table:style-name="ce7" table:formula="of:=[.D12]*[.B12]" office:value-type="float" office:value="15.45868">
            <text:p>15,45868</text:p>
          </table:table-cell>
          <table:table-cell table:style-name="ce7" table:formula="of:=[.E12]*[.B12]" office:value-type="float" office:value="31.36582">
            <text:p>31,36582</text:p>
          </table:table-cell>
          <table:table-cell table:style-name="ce7" table:formula="of:=[.G12]-[.F12]" office:value-type="float" office:value="15.90714">
            <text:p>15,90714</text:p>
          </table:table-cell>
          <table:table-cell table:style-name="ce7" table:formula="of:=([.F12]*100)/[.G12]" office:value-type="float" office:value="49.2851135407906">
            <text:p>49,2851135408</text:p>
          </table:table-cell>
          <table:table-cell table:style-name="ce7" table:formula="of:=[.O2]-[.H12]" office:value-type="float" office:value="2041.09286">
            <text:p>2041,09286</text:p>
          </table:table-cell>
          <table:table-cell table:style-name="ce7" table:formula="of:=([.B12]/[.C12])*100" office:value-type="float" office:value="5.29718875502008">
            <text:p>5,29718875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9-17">
            <text:p>17/09/2015</text:p>
          </table:table-cell>
          <table:table-cell table:style-name="ce5" office:value-type="float" office:value="40.46">
            <text:p>40,46</text:p>
          </table:table-cell>
          <table:table-cell table:style-name="ce5" office:value-type="float" office:value="318">
            <text:p>318</text:p>
          </table:table-cell>
          <table:table-cell table:style-name="ce5" office:value-type="float" office:value="0.586">
            <text:p>0,586</text:p>
          </table:table-cell>
          <table:table-cell table:style-name="ce5" office:value-type="float" office:value="1.169">
            <text:p>1,169</text:p>
          </table:table-cell>
          <table:table-cell table:style-name="ce7" table:formula="of:=[.D13]*[.B13]" office:value-type="float" office:value="23.70956">
            <text:p>23,70956</text:p>
          </table:table-cell>
          <table:table-cell table:style-name="ce7" table:formula="of:=[.E13]*[.B13]" office:value-type="float" office:value="47.29774">
            <text:p>47,29774</text:p>
          </table:table-cell>
          <table:table-cell table:style-name="ce7" table:formula="of:=[.G13]-[.F13]" office:value-type="float" office:value="23.58818">
            <text:p>23,58818</text:p>
          </table:table-cell>
          <table:table-cell table:style-name="ce7" table:formula="of:=([.F13]*100)/[.G13]" office:value-type="float" office:value="50.1283147989735">
            <text:p>50,128314799</text:p>
          </table:table-cell>
          <table:table-cell table:style-name="ce7" table:formula="of:=[.O2]-[.H13]" office:value-type="float" office:value="2033.41182">
            <text:p>2033,41182</text:p>
          </table:table-cell>
          <table:table-cell table:style-name="ce7" table:formula="of:=([.B13]/[.C13])*100" office:value-type="float" office:value="12.7232704402516">
            <text:p>12,723270440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9-20">
            <text:p>20/09/2015</text:p>
          </table:table-cell>
          <table:table-cell table:style-name="ce5" office:value-type="float" office:value="34.01">
            <text:p>34,01</text:p>
          </table:table-cell>
          <table:table-cell table:style-name="ce5" office:value-type="float" office:value="443.1">
            <text:p>443,1</text:p>
          </table:table-cell>
          <table:table-cell table:style-name="ce5" office:value-type="float" office:value="0.584">
            <text:p>0,584</text:p>
          </table:table-cell>
          <table:table-cell table:style-name="ce5" office:value-type="float" office:value="1.169">
            <text:p>1,169</text:p>
          </table:table-cell>
          <table:table-cell table:style-name="ce7" table:formula="of:=[.D14]*[.B14]" office:value-type="float" office:value="19.86184">
            <text:p>19,86184</text:p>
          </table:table-cell>
          <table:table-cell table:style-name="ce7" table:formula="of:=[.E14]*[.B14]" office:value-type="float" office:value="39.75769">
            <text:p>39,75769</text:p>
          </table:table-cell>
          <table:table-cell table:style-name="ce7" table:formula="of:=[.G14]-[.F14]" office:value-type="float" office:value="19.89585">
            <text:p>19,89585</text:p>
          </table:table-cell>
          <table:table-cell table:style-name="ce7" table:formula="of:=([.F14]*100)/[.G14]" office:value-type="float" office:value="49.9572284003422">
            <text:p>49,9572284003</text:p>
          </table:table-cell>
          <table:table-cell table:style-name="ce7" table:formula="of:=[.O2]-[.H14]" office:value-type="float" office:value="2037.10415">
            <text:p>2037,10415</text:p>
          </table:table-cell>
          <table:table-cell table:style-name="ce7" table:formula="of:=([.B14]/[.C14])*100" office:value-type="float" office:value="7.67546829158204">
            <text:p>7,675468291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9-27">
            <text:p>27/09/2015</text:p>
          </table:table-cell>
          <table:table-cell table:style-name="ce5" office:value-type="float" office:value="38.51">
            <text:p>38,51</text:p>
          </table:table-cell>
          <table:table-cell table:style-name="ce5" office:value-type="float" office:value="451">
            <text:p>451</text:p>
          </table:table-cell>
          <table:table-cell table:style-name="ce5" office:value-type="float" office:value="0.586">
            <text:p>0,586</text:p>
          </table:table-cell>
          <table:table-cell table:style-name="ce5" office:value-type="float" office:value="1.16">
            <text:p>1,16</text:p>
          </table:table-cell>
          <table:table-cell table:style-name="ce7" table:formula="of:=[.D15]*[.B15]" office:value-type="float" office:value="22.56686">
            <text:p>22,56686</text:p>
          </table:table-cell>
          <table:table-cell table:style-name="ce7" table:formula="of:=[.E15]*[.B15]" office:value-type="float" office:value="44.6716">
            <text:p>44,6716</text:p>
          </table:table-cell>
          <table:table-cell table:style-name="ce7" table:formula="of:=[.G15]-[.F15]" office:value-type="float" office:value="22.10474">
            <text:p>22,10474</text:p>
          </table:table-cell>
          <table:table-cell table:style-name="ce7" table:formula="of:=([.F15]*100)/[.G15]" office:value-type="float" office:value="50.5172413793104">
            <text:p>50,5172413793</text:p>
          </table:table-cell>
          <table:table-cell table:style-name="ce7" table:formula="of:=[.O2]-[.H15]" office:value-type="float" office:value="2034.89526">
            <text:p>2034,89526</text:p>
          </table:table-cell>
          <table:table-cell table:style-name="ce7" table:formula="of:=([.B15]/[.C15])*100" office:value-type="float" office:value="8.53880266075388">
            <text:p>8,538802660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09-30">
            <text:p>30/09/2015</text:p>
          </table:table-cell>
          <table:table-cell table:style-name="ce5" office:value-type="float" office:value="39.76">
            <text:p>39,76</text:p>
          </table:table-cell>
          <table:table-cell table:style-name="ce5" table:formula="of:=46+335.8" office:value-type="float" office:value="381.8">
            <text:p>381,8</text:p>
          </table:table-cell>
          <table:table-cell table:style-name="ce5" office:value-type="float" office:value="0.586">
            <text:p>0,586</text:p>
          </table:table-cell>
          <table:table-cell table:style-name="ce5" office:value-type="float" office:value="1.16">
            <text:p>1,16</text:p>
          </table:table-cell>
          <table:table-cell table:style-name="ce7" table:formula="of:=[.D16]*[.B16]" office:value-type="float" office:value="23.29936">
            <text:p>23,29936</text:p>
          </table:table-cell>
          <table:table-cell table:style-name="ce7" table:formula="of:=[.E16]*[.B16]" office:value-type="float" office:value="46.1216">
            <text:p>46,1216</text:p>
          </table:table-cell>
          <table:table-cell table:style-name="ce7" table:formula="of:=[.G16]-[.F16]" office:value-type="float" office:value="22.82224">
            <text:p>22,82224</text:p>
          </table:table-cell>
          <table:table-cell table:style-name="ce7" table:formula="of:=([.F16]*100)/[.G16]" office:value-type="float" office:value="50.5172413793104">
            <text:p>50,5172413793</text:p>
          </table:table-cell>
          <table:table-cell table:style-name="ce7" table:formula="of:=[.O2]-[.H16]" office:value-type="float" office:value="2034.17776">
            <text:p>2034,17776</text:p>
          </table:table-cell>
          <table:table-cell table:style-name="ce7" table:formula="of:=([.B16]/[.C16])*100" office:value-type="float" office:value="10.4138292299633">
            <text:p>10,4138292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0-03">
            <text:p>03/10/2015</text:p>
          </table:table-cell>
          <table:table-cell table:style-name="ce5" office:value-type="float" office:value="40.8">
            <text:p>40,8</text:p>
          </table:table-cell>
          <table:table-cell table:style-name="ce5" office:value-type="float" office:value="366.9">
            <text:p>366,9</text:p>
          </table:table-cell>
          <table:table-cell table:style-name="ce5" office:value-type="float" office:value="0.599">
            <text:p>0,599</text:p>
          </table:table-cell>
          <table:table-cell table:style-name="ce5" office:value-type="float" office:value="1.159">
            <text:p>1,159</text:p>
          </table:table-cell>
          <table:table-cell table:style-name="ce7" table:formula="of:=[.D17]*[.B17]" office:value-type="float" office:value="24.4392">
            <text:p>24,4392</text:p>
          </table:table-cell>
          <table:table-cell table:style-name="ce7" table:formula="of:=[.E17]*[.B17]" office:value-type="float" office:value="47.2872">
            <text:p>47,2872</text:p>
          </table:table-cell>
          <table:table-cell table:style-name="ce7" table:formula="of:=[.G17]-[.F17]" office:value-type="float" office:value="22.848">
            <text:p>22,848</text:p>
          </table:table-cell>
          <table:table-cell table:style-name="ce7" table:formula="of:=([.F17]*100)/[.G17]" office:value-type="float" office:value="51.6824849007765">
            <text:p>51,6824849008</text:p>
          </table:table-cell>
          <table:table-cell table:style-name="ce7" table:formula="of:=[.O2]-[.H17]" office:value-type="float" office:value="2034.152">
            <text:p>2034,152</text:p>
          </table:table-cell>
          <table:table-cell table:style-name="ce7" table:formula="of:=([.B17]/[.C17])*100" office:value-type="float" office:value="11.1201962387572">
            <text:p>11,120196238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0-15">
            <text:p>15/10/2015</text:p>
          </table:table-cell>
          <table:table-cell table:style-name="ce5" office:value-type="float" office:value="34.26">
            <text:p>34,26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0.599">
            <text:p>0,599</text:p>
          </table:table-cell>
          <table:table-cell table:style-name="ce5" office:value-type="float" office:value="1.159">
            <text:p>1,159</text:p>
          </table:table-cell>
          <table:table-cell table:style-name="ce7" table:formula="of:=[.D18]*[.B18]" office:value-type="float" office:value="20.52174">
            <text:p>20,52174</text:p>
          </table:table-cell>
          <table:table-cell table:style-name="ce7" table:formula="of:=[.E18]*[.B18]" office:value-type="float" office:value="39.70734">
            <text:p>39,70734</text:p>
          </table:table-cell>
          <table:table-cell table:style-name="ce7" table:formula="of:=[.G18]-[.F18]" office:value-type="float" office:value="19.1856">
            <text:p>19,1856</text:p>
          </table:table-cell>
          <table:table-cell table:style-name="ce7" table:formula="of:=([.F18]*100)/[.G18]" office:value-type="float" office:value="51.6824849007765">
            <text:p>51,6824849008</text:p>
          </table:table-cell>
          <table:table-cell table:style-name="ce7" table:formula="of:=[.O2]-[.H18]" office:value-type="float" office:value="2037.8144">
            <text:p>2037,8144</text:p>
          </table:table-cell>
          <table:table-cell table:style-name="ce7" table:formula="of:=([.B18]/[.C18])*100" office:value-type="float" office:value="68.52">
            <text:p>68,5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0-16">
            <text:p>16/10/2015</text:p>
          </table:table-cell>
          <table:table-cell table:style-name="ce5" office:value-type="float" office:value="6.38">
            <text:p>6,38</text:p>
          </table:table-cell>
          <table:table-cell table:style-name="ce5" office:value-type="float" office:value="284">
            <text:p>284</text:p>
          </table:table-cell>
          <table:table-cell table:style-name="ce5" office:value-type="float" office:value="0.599">
            <text:p>0,599</text:p>
          </table:table-cell>
          <table:table-cell table:style-name="ce5" office:value-type="float" office:value="1.159">
            <text:p>1,159</text:p>
          </table:table-cell>
          <table:table-cell table:style-name="ce7" table:formula="of:=[.D19]*[.B19]" office:value-type="float" office:value="3.82162">
            <text:p>3,82162</text:p>
          </table:table-cell>
          <table:table-cell table:style-name="ce7" table:formula="of:=[.E19]*[.B19]" office:value-type="float" office:value="7.39442">
            <text:p>7,39442</text:p>
          </table:table-cell>
          <table:table-cell table:style-name="ce7" table:formula="of:=[.G19]-[.F19]" office:value-type="float" office:value="3.5728">
            <text:p>3,5728</text:p>
          </table:table-cell>
          <table:table-cell table:style-name="ce7" table:formula="of:=([.F19]*100)/[.G19]" office:value-type="float" office:value="51.6824849007765">
            <text:p>51,6824849008</text:p>
          </table:table-cell>
          <table:table-cell table:style-name="ce7" table:formula="of:=[.O2]-[.H19]" office:value-type="float" office:value="2053.4272">
            <text:p>2053,4272</text:p>
          </table:table-cell>
          <table:table-cell table:style-name="ce7" table:formula="of:=([.B19]/[.C19])*100" office:value-type="float" office:value="2.24647887323944">
            <text:p>2,2464788732</text:p>
            <draw:frame table:end-cell-address="Hoja1.AA39" table:end-x="0.069cm" table:end-y="0.023cm" draw:z-index="1" draw:name="Gráfico 4" draw:style-name="gr1" draw:text-style-name="P1" svg:width="32.948cm" svg:height="9.46cm" svg:x="2.165cm" svg:y="0.439cm">
              <draw:object draw:notify-on-update-of-ranges="Hoja1.B1:Hoja1.B1 Hoja1.H1:Hoja1.H1 Hoja1.I1:Hoja1.I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2" office:value-type="date" office:date-value="2015-10-17">
            <text:p>17/10/2015</text:p>
          </table:table-cell>
          <table:table-cell table:style-name="ce5" office:value-type="float" office:value="27.66">
            <text:p>27,66</text:p>
          </table:table-cell>
          <table:table-cell table:style-name="ce5" office:value-type="float" office:value="241.3">
            <text:p>241,3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95">
            <text:p>1,195</text:p>
          </table:table-cell>
          <table:table-cell table:style-name="ce7" table:formula="of:=[.D20]*[.B20]" office:value-type="float" office:value="16.84494">
            <text:p>16,84494</text:p>
          </table:table-cell>
          <table:table-cell table:style-name="ce7" table:formula="of:=[.E20]*[.B20]" office:value-type="float" office:value="33.0537">
            <text:p>33,0537</text:p>
          </table:table-cell>
          <table:table-cell table:style-name="ce7" table:formula="of:=[.G20]-[.F20]" office:value-type="float" office:value="16.20876">
            <text:p>16,20876</text:p>
          </table:table-cell>
          <table:table-cell table:style-name="ce7" table:formula="of:=([.F20]*100)/[.G20]" office:value-type="float" office:value="50.9623430962343">
            <text:p>50,9623430962</text:p>
          </table:table-cell>
          <table:table-cell table:style-name="ce7" table:formula="of:=[.O2]-[.H20]" office:value-type="float" office:value="2040.79124">
            <text:p>2040,79124</text:p>
          </table:table-cell>
          <table:table-cell table:style-name="ce7" table:formula="of:=([.B20]/[.C20])*100" office:value-type="float" office:value="11.462909241608">
            <text:p>11,462909241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0-23">
            <text:p>23/10/2015</text:p>
          </table:table-cell>
          <table:table-cell table:style-name="ce5" office:value-type="float" office:value="31.7">
            <text:p>31,7</text:p>
          </table:table-cell>
          <table:table-cell table:style-name="ce5" office:value-type="float" office:value="367.1">
            <text:p>367,1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19">
            <text:p>1,119</text:p>
          </table:table-cell>
          <table:table-cell table:style-name="ce7" table:formula="of:=[.D21]*[.B21]" office:value-type="float" office:value="18.6713">
            <text:p>18,6713</text:p>
          </table:table-cell>
          <table:table-cell table:style-name="ce7" table:formula="of:=[.E21]*[.B21]" office:value-type="float" office:value="35.4723">
            <text:p>35,4723</text:p>
          </table:table-cell>
          <table:table-cell table:style-name="ce7" table:formula="of:=[.G21]-[.F21]" office:value-type="float" office:value="16.801">
            <text:p>16,801</text:p>
          </table:table-cell>
          <table:table-cell table:style-name="ce7" table:formula="of:=([.F21]*100)/[.G21]" office:value-type="float" office:value="52.6362823949955">
            <text:p>52,636282395</text:p>
          </table:table-cell>
          <table:table-cell table:style-name="ce7" table:formula="of:=[.O2]-[.H21]" office:value-type="float" office:value="2040.199">
            <text:p>2040,199</text:p>
          </table:table-cell>
          <table:table-cell table:style-name="ce7" table:formula="of:=([.B21]/[.C21])*100" office:value-type="float" office:value="8.63524925088532">
            <text:p>8,635249250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0-24">
            <text:p>24/10/2015</text:p>
          </table:table-cell>
          <table:table-cell table:style-name="ce5" office:value-type="float" office:value="32.64">
            <text:p>32,64</text:p>
          </table:table-cell>
          <table:table-cell table:style-name="ce5" office:value-type="float" office:value="279">
            <text:p>279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19">
            <text:p>1,119</text:p>
          </table:table-cell>
          <table:table-cell table:style-name="ce7" table:formula="of:=[.D22]*[.B22]" office:value-type="float" office:value="19.22496">
            <text:p>19,22496</text:p>
          </table:table-cell>
          <table:table-cell table:style-name="ce7" table:formula="of:=[.E22]*[.B22]" office:value-type="float" office:value="36.52416">
            <text:p>36,52416</text:p>
          </table:table-cell>
          <table:table-cell table:style-name="ce7" table:formula="of:=[.G22]-[.F22]" office:value-type="float" office:value="17.2992">
            <text:p>17,2992</text:p>
          </table:table-cell>
          <table:table-cell table:style-name="ce7" table:formula="of:=([.F22]*100)/[.G22]" office:value-type="float" office:value="52.6362823949955">
            <text:p>52,636282395</text:p>
          </table:table-cell>
          <table:table-cell table:style-name="ce7" table:formula="of:=[.O2]-[.H22]" office:value-type="float" office:value="2039.7008">
            <text:p>2039,7008</text:p>
          </table:table-cell>
          <table:table-cell table:style-name="ce7" table:formula="of:=([.B22]/[.C22])*100" office:value-type="float" office:value="11.6989247311828">
            <text:p>11,698924731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0-30">
            <text:p>30/10/2015</text:p>
          </table:table-cell>
          <table:table-cell table:style-name="ce5" office:value-type="float" office:value="33.81">
            <text:p>33,81</text:p>
          </table:table-cell>
          <table:table-cell table:style-name="ce5" office:value-type="float" office:value="317">
            <text:p>317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35">
            <text:p>1,135</text:p>
          </table:table-cell>
          <table:table-cell table:style-name="ce7" table:formula="of:=[.D23]*[.B23]" office:value-type="float" office:value="19.91409">
            <text:p>19,91409</text:p>
          </table:table-cell>
          <table:table-cell table:style-name="ce7" table:formula="of:=[.E23]*[.B23]" office:value-type="float" office:value="38.37435">
            <text:p>38,37435</text:p>
          </table:table-cell>
          <table:table-cell table:style-name="ce7" table:formula="of:=[.G23]-[.F23]" office:value-type="float" office:value="18.46026">
            <text:p>18,46026</text:p>
          </table:table-cell>
          <table:table-cell table:style-name="ce7" table:formula="of:=([.F23]*100)/[.G23]" office:value-type="float" office:value="51.8942731277533">
            <text:p>51,8942731278</text:p>
          </table:table-cell>
          <table:table-cell table:style-name="ce7" table:formula="of:=[.O2]-[.H23]" office:value-type="float" office:value="2038.53974">
            <text:p>2038,53974</text:p>
          </table:table-cell>
          <table:table-cell table:style-name="ce7" table:formula="of:=([.B23]/[.C23])*100" office:value-type="float" office:value="10.6656151419558">
            <text:p>10,66561514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1-06">
            <text:p>06/11/2015</text:p>
          </table:table-cell>
          <table:table-cell table:style-name="ce5" office:value-type="float" office:value="32.29">
            <text:p>32,29</text:p>
          </table:table-cell>
          <table:table-cell table:style-name="ce5" office:value-type="float" office:value="359.9">
            <text:p>359,9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49">
            <text:p>1,149</text:p>
          </table:table-cell>
          <table:table-cell table:style-name="ce7" table:formula="of:=[.D24]*[.B24]" office:value-type="float" office:value="19.01881">
            <text:p>19,01881</text:p>
          </table:table-cell>
          <table:table-cell table:style-name="ce7" table:formula="of:=[.E24]*[.B24]" office:value-type="float" office:value="37.10121">
            <text:p>37,10121</text:p>
          </table:table-cell>
          <table:table-cell table:style-name="ce7" table:formula="of:=[.G24]-[.F24]" office:value-type="float" office:value="18.0824">
            <text:p>18,0824</text:p>
          </table:table-cell>
          <table:table-cell table:style-name="ce7" table:formula="of:=([.F24]*100)/[.G24]" office:value-type="float" office:value="51.2619669277633">
            <text:p>51,2619669278</text:p>
          </table:table-cell>
          <table:table-cell table:style-name="ce7" table:formula="of:=[.O2]-[.H24]" office:value-type="float" office:value="2038.9176">
            <text:p>2038,9176</text:p>
          </table:table-cell>
          <table:table-cell table:style-name="ce7" table:formula="of:=([.B24]/[.C24])*100" office:value-type="float" office:value="8.97193664906919">
            <text:p>8,971936649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1-10">
            <text:p>10/11/2015</text:p>
          </table:table-cell>
          <table:table-cell table:style-name="ce5" office:value-type="float" office:value="42.72">
            <text:p>42,72</text:p>
          </table:table-cell>
          <table:table-cell table:style-name="ce5" office:value-type="float" office:value="141.7">
            <text:p>141,7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49">
            <text:p>1,149</text:p>
          </table:table-cell>
          <table:table-cell table:style-name="ce7" table:formula="of:=[.D25]*[.B25]" office:value-type="float" office:value="25.16208">
            <text:p>25,16208</text:p>
          </table:table-cell>
          <table:table-cell table:style-name="ce7" table:formula="of:=[.E25]*[.B25]" office:value-type="float" office:value="49.08528">
            <text:p>49,08528</text:p>
          </table:table-cell>
          <table:table-cell table:style-name="ce7" table:formula="of:=[.G25]-[.F25]" office:value-type="float" office:value="23.9232">
            <text:p>23,9232</text:p>
          </table:table-cell>
          <table:table-cell table:style-name="ce7" table:formula="of:=([.F25]*100)/[.G25]" office:value-type="float" office:value="51.2619669277633">
            <text:p>51,2619669278</text:p>
          </table:table-cell>
          <table:table-cell table:style-name="ce7" table:formula="of:=[.O2]-[.H25]" office:value-type="float" office:value="2033.0768">
            <text:p>2033,0768</text:p>
          </table:table-cell>
          <table:table-cell table:style-name="ce7" table:formula="of:=([.B25]/[.C25])*100" office:value-type="float" office:value="30.1482004234298">
            <text:p>30,148200423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1-13">
            <text:p>13/11/2015</text:p>
          </table:table-cell>
          <table:table-cell table:style-name="ce5" office:value-type="float" office:value="14.26">
            <text:p>14,26</text:p>
          </table:table-cell>
          <table:table-cell table:style-name="ce5" office:value-type="float" office:value="435">
            <text:p>435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45">
            <text:p>1,145</text:p>
          </table:table-cell>
          <table:table-cell table:style-name="ce7" table:formula="of:=[.D26]*[.B26]" office:value-type="float" office:value="8.39914">
            <text:p>8,39914</text:p>
          </table:table-cell>
          <table:table-cell table:style-name="ce7" table:formula="of:=[.E26]*[.B26]" office:value-type="float" office:value="16.3277">
            <text:p>16,3277</text:p>
          </table:table-cell>
          <table:table-cell table:style-name="ce7" table:formula="of:=[.G26]-[.F26]" office:value-type="float" office:value="7.92856">
            <text:p>7,92856</text:p>
          </table:table-cell>
          <table:table-cell table:style-name="ce7" table:formula="of:=([.F26]*100)/[.G26]" office:value-type="float" office:value="51.4410480349345">
            <text:p>51,4410480349</text:p>
          </table:table-cell>
          <table:table-cell table:style-name="ce7" table:formula="of:=[.O2]-[.H26]" office:value-type="float" office:value="2049.07144">
            <text:p>2049,07144</text:p>
          </table:table-cell>
          <table:table-cell table:style-name="ce7" table:formula="of:=([.B26]/[.C26])*100" office:value-type="float" office:value="3.27816091954023">
            <text:p>3,278160919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1-19">
            <text:p>19/11/2015</text:p>
          </table:table-cell>
          <table:table-cell table:style-name="ce5" table:formula="of:=42.62+3.41" office:value-type="float" office:value="46.03">
            <text:p>46,03</text:p>
          </table:table-cell>
          <table:table-cell table:style-name="ce5" office:value-type="float" office:value="295.5">
            <text:p>295,5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71">
            <text:p>1,171</text:p>
          </table:table-cell>
          <table:table-cell table:style-name="ce7" table:formula="of:=[.D27]*[.B27]" office:value-type="float" office:value="27.11167">
            <text:p>27,11167</text:p>
          </table:table-cell>
          <table:table-cell table:style-name="ce7" table:formula="of:=[.E27]*[.B27]" office:value-type="float" office:value="53.90113">
            <text:p>53,90113</text:p>
          </table:table-cell>
          <table:table-cell table:style-name="ce7" table:formula="of:=[.G27]-[.F27]" office:value-type="float" office:value="26.78946">
            <text:p>26,78946</text:p>
          </table:table-cell>
          <table:table-cell table:style-name="ce7" table:formula="of:=([.F27]*100)/[.G27]" office:value-type="float" office:value="50.2988898377455">
            <text:p>50,2988898377</text:p>
          </table:table-cell>
          <table:table-cell table:style-name="ce7" table:formula="of:=[.O2]-[.H27]" office:value-type="float" office:value="2030.21054">
            <text:p>2030,21054</text:p>
          </table:table-cell>
          <table:table-cell table:style-name="ce7" table:formula="of:=([.B27]/[.C27])*100" office:value-type="float" office:value="15.5769881556684">
            <text:p>15,576988155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1-27">
            <text:p>27/11/2015</text:p>
          </table:table-cell>
          <table:table-cell table:style-name="ce5" office:value-type="float" office:value="32.12">
            <text:p>32,12</text:p>
          </table:table-cell>
          <table:table-cell table:style-name="ce5" office:value-type="float" office:value="324.8">
            <text:p>324,8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59">
            <text:p>1,159</text:p>
          </table:table-cell>
          <table:table-cell table:style-name="ce7" table:formula="of:=[.D28]*[.B28]" office:value-type="float" office:value="18.91868">
            <text:p>18,91868</text:p>
          </table:table-cell>
          <table:table-cell table:style-name="ce7" table:formula="of:=[.E28]*[.B28]" office:value-type="float" office:value="37.22708">
            <text:p>37,22708</text:p>
          </table:table-cell>
          <table:table-cell table:style-name="ce7" table:formula="of:=[.G28]-[.F28]" office:value-type="float" office:value="18.3084">
            <text:p>18,3084</text:p>
          </table:table-cell>
          <table:table-cell table:style-name="ce7" table:formula="of:=([.F28]*100)/[.G28]" office:value-type="float" office:value="50.8196721311475">
            <text:p>50,8196721311</text:p>
          </table:table-cell>
          <table:table-cell table:style-name="ce7" table:formula="of:=[.O2]-[.H28]" office:value-type="float" office:value="2038.6916">
            <text:p>2038,6916</text:p>
          </table:table-cell>
          <table:table-cell table:style-name="ce7" table:formula="of:=([.B28]/[.C28])*100" office:value-type="float" office:value="9.88916256157635">
            <text:p>9,889162561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1-29">
            <text:p>29/11/2015</text:p>
          </table:table-cell>
          <table:table-cell table:style-name="ce5" office:value-type="float" office:value="35.48">
            <text:p>35,48</text:p>
          </table:table-cell>
          <table:table-cell table:style-name="ce5" office:value-type="float" office:value="387.6">
            <text:p>387,6</text:p>
          </table:table-cell>
          <table:table-cell table:style-name="ce5" office:value-type="float" office:value="0.568">
            <text:p>0,568</text:p>
          </table:table-cell>
          <table:table-cell table:style-name="ce5" office:value-type="float" office:value="1.159">
            <text:p>1,159</text:p>
          </table:table-cell>
          <table:table-cell table:style-name="ce7" table:formula="of:=[.D29]*[.B29]" office:value-type="float" office:value="20.15264">
            <text:p>20,15264</text:p>
          </table:table-cell>
          <table:table-cell table:style-name="ce7" table:formula="of:=[.E29]*[.B29]" office:value-type="float" office:value="41.12132">
            <text:p>41,12132</text:p>
          </table:table-cell>
          <table:table-cell table:style-name="ce7" table:formula="of:=[.G29]-[.F29]" office:value-type="float" office:value="20.96868">
            <text:p>20,96868</text:p>
          </table:table-cell>
          <table:table-cell table:style-name="ce7" table:formula="of:=([.F29]*100)/[.G29]" office:value-type="float" office:value="49.0077653149267">
            <text:p>49,0077653149</text:p>
          </table:table-cell>
          <table:table-cell table:style-name="ce7" table:formula="of:=[.O2]-[.H29]" office:value-type="float" office:value="2036.03132">
            <text:p>2036,03132</text:p>
          </table:table-cell>
          <table:table-cell table:style-name="ce7" table:formula="of:=([.B29]/[.C29])*100" office:value-type="float" office:value="9.15376676986584">
            <text:p>9,153766769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2-04">
            <text:p>04/12/2015</text:p>
          </table:table-cell>
          <table:table-cell table:style-name="ce5" office:value-type="float" office:value="42.27">
            <text:p>42,27</text:p>
          </table:table-cell>
          <table:table-cell table:style-name="ce5" office:value-type="float" office:value="349.8">
            <text:p>349,8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6">
            <text:p>1,16</text:p>
          </table:table-cell>
          <table:table-cell table:style-name="ce7" table:formula="of:=[.D30]*[.B30]" office:value-type="float" office:value="24.89703">
            <text:p>24,89703</text:p>
          </table:table-cell>
          <table:table-cell table:style-name="ce7" table:formula="of:=[.E30]*[.B30]" office:value-type="float" office:value="49.0332">
            <text:p>49,0332</text:p>
          </table:table-cell>
          <table:table-cell table:style-name="ce7" table:formula="of:=[.G30]-[.F30]" office:value-type="float" office:value="24.13617">
            <text:p>24,13617</text:p>
          </table:table-cell>
          <table:table-cell table:style-name="ce7" table:formula="of:=([.F30]*100)/[.G30]" office:value-type="float" office:value="50.7758620689655">
            <text:p>50,775862069</text:p>
          </table:table-cell>
          <table:table-cell table:style-name="ce7" table:formula="of:=[.O2]-[.H30]" office:value-type="float" office:value="2032.86383">
            <text:p>2032,86383</text:p>
          </table:table-cell>
          <table:table-cell table:style-name="ce7" table:formula="of:=([.B30]/[.C30])*100" office:value-type="float" office:value="12.0840480274443">
            <text:p>12,084048027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2-12">
            <text:p>12/12/2015</text:p>
          </table:table-cell>
          <table:table-cell table:style-name="ce5" office:value-type="float" office:value="43.48">
            <text:p>43,48</text:p>
          </table:table-cell>
          <table:table-cell table:style-name="ce5" office:value-type="float" office:value="292.1">
            <text:p>292,1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19">
            <text:p>1,119</text:p>
          </table:table-cell>
          <table:table-cell table:style-name="ce7" table:formula="of:=[.D31]*[.B31]" office:value-type="float" office:value="25.60972">
            <text:p>25,60972</text:p>
          </table:table-cell>
          <table:table-cell table:style-name="ce7" table:formula="of:=[.E31]*[.B31]" office:value-type="float" office:value="48.65412">
            <text:p>48,65412</text:p>
          </table:table-cell>
          <table:table-cell table:style-name="ce7" table:formula="of:=[.G31]-[.F31]" office:value-type="float" office:value="23.0444">
            <text:p>23,0444</text:p>
          </table:table-cell>
          <table:table-cell table:style-name="ce7" table:formula="of:=([.F31]*100)/[.G31]" office:value-type="float" office:value="52.6362823949955">
            <text:p>52,636282395</text:p>
          </table:table-cell>
          <table:table-cell table:style-name="ce7" table:formula="of:=[.O2]-[.H31]" office:value-type="float" office:value="2033.9556">
            <text:p>2033,9556</text:p>
          </table:table-cell>
          <table:table-cell table:style-name="ce7" table:formula="of:=([.B31]/[.C31])*100" office:value-type="float" office:value="14.8853132488874">
            <text:p>14,885313248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2-19">
            <text:p>19/12/2015</text:p>
          </table:table-cell>
          <table:table-cell table:style-name="ce5" office:value-type="float" office:value="31.23">
            <text:p>31,23</text:p>
          </table:table-cell>
          <table:table-cell table:style-name="ce5" office:value-type="float" office:value="237.1">
            <text:p>237,1</text:p>
          </table:table-cell>
          <table:table-cell table:style-name="ce5" office:value-type="float" office:value="0.559">
            <text:p>0,559</text:p>
          </table:table-cell>
          <table:table-cell table:style-name="ce5" office:value-type="float" office:value="1.129">
            <text:p>1,129</text:p>
          </table:table-cell>
          <table:table-cell table:style-name="ce7" table:formula="of:=[.D32]*[.B32]" office:value-type="float" office:value="17.45757">
            <text:p>17,45757</text:p>
          </table:table-cell>
          <table:table-cell table:style-name="ce7" table:formula="of:=[.E32]*[.B32]" office:value-type="float" office:value="35.25867">
            <text:p>35,25867</text:p>
          </table:table-cell>
          <table:table-cell table:style-name="ce7" table:formula="of:=[.G32]-[.F32]" office:value-type="float" office:value="17.8011">
            <text:p>17,8011</text:p>
          </table:table-cell>
          <table:table-cell table:style-name="ce7" table:formula="of:=([.F32]*100)/[.G32]" office:value-type="float" office:value="49.5128432240921">
            <text:p>49,5128432241</text:p>
          </table:table-cell>
          <table:table-cell table:style-name="ce7" table:formula="of:=[.O2]-[.H32]" office:value-type="float" office:value="2039.1989">
            <text:p>2039,1989</text:p>
          </table:table-cell>
          <table:table-cell table:style-name="ce7" table:formula="of:=([.B32]/[.C32])*100" office:value-type="float" office:value="13.171657528469">
            <text:p>13,171657528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2-30">
            <text:p>30/12/2015</text:p>
          </table:table-cell>
          <table:table-cell table:style-name="ce5" office:value-type="float" office:value="28.06">
            <text:p>28,06</text:p>
          </table:table-cell>
          <table:table-cell table:style-name="ce5" office:value-type="float" office:value="372.3">
            <text:p>372,3</text:p>
          </table:table-cell>
          <table:table-cell table:style-name="ce5" office:value-type="float" office:value="0.559">
            <text:p>0,559</text:p>
          </table:table-cell>
          <table:table-cell table:style-name="ce5" office:value-type="float" office:value="1.109">
            <text:p>1,109</text:p>
          </table:table-cell>
          <table:table-cell table:style-name="ce7" table:formula="of:=[.D33]*[.B33]" office:value-type="float" office:value="15.68554">
            <text:p>15,68554</text:p>
          </table:table-cell>
          <table:table-cell table:style-name="ce7" table:formula="of:=[.E33]*[.B33]" office:value-type="float" office:value="31.11854">
            <text:p>31,11854</text:p>
          </table:table-cell>
          <table:table-cell table:style-name="ce7" table:formula="of:=[.G33]-[.F33]" office:value-type="float" office:value="15.433">
            <text:p>15,433</text:p>
          </table:table-cell>
          <table:table-cell table:style-name="ce7" table:formula="of:=([.F33]*100)/[.G33]" office:value-type="float" office:value="50.4057709648332">
            <text:p>50,4057709648</text:p>
          </table:table-cell>
          <table:table-cell table:style-name="ce7" table:formula="of:=[.O2]-[.H33]" office:value-type="float" office:value="2041.567">
            <text:p>2041,567</text:p>
          </table:table-cell>
          <table:table-cell table:style-name="ce7" table:formula="of:=([.B33]/[.C33])*100" office:value-type="float" office:value="7.53693258125168">
            <text:p>7,536932581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5-12-30">
            <text:p>30/12/2015</text:p>
          </table:table-cell>
          <table:table-cell table:style-name="ce5" office:value-type="float" office:value="32.06">
            <text:p>32,06</text:p>
          </table:table-cell>
          <table:table-cell table:style-name="ce5" office:value-type="float" office:value="377">
            <text:p>377</text:p>
          </table:table-cell>
          <table:table-cell table:style-name="ce5" office:value-type="float" office:value="0.559">
            <text:p>0,559</text:p>
          </table:table-cell>
          <table:table-cell table:style-name="ce5" office:value-type="float" office:value="1.109">
            <text:p>1,109</text:p>
          </table:table-cell>
          <table:table-cell table:style-name="ce7" table:formula="of:=[.D34]*[.B34]" office:value-type="float" office:value="17.92154">
            <text:p>17,92154</text:p>
          </table:table-cell>
          <table:table-cell table:style-name="ce7" table:formula="of:=[.E34]*[.B34]" office:value-type="float" office:value="35.55454">
            <text:p>35,55454</text:p>
          </table:table-cell>
          <table:table-cell table:style-name="ce7" table:formula="of:=[.G34]-[.F34]" office:value-type="float" office:value="17.633">
            <text:p>17,633</text:p>
          </table:table-cell>
          <table:table-cell table:style-name="ce7" table:formula="of:=([.F34]*100)/[.G34]" office:value-type="float" office:value="50.4057709648332">
            <text:p>50,4057709648</text:p>
          </table:table-cell>
          <table:table-cell table:style-name="ce7" table:formula="of:=[.O2]-[.H34]" office:value-type="float" office:value="2039.367">
            <text:p>2039,367</text:p>
          </table:table-cell>
          <table:table-cell table:style-name="ce7" table:formula="of:=([.B34]/[.C34])*100" office:value-type="float" office:value="8.50397877984085">
            <text:p>8,503978779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1-30">
            <text:p>30/01/2016</text:p>
          </table:table-cell>
          <table:table-cell table:style-name="ce5" office:value-type="float" office:value="26.74">
            <text:p>26,74</text:p>
          </table:table-cell>
          <table:table-cell table:style-name="ce5" office:value-type="float" office:value="416.6">
            <text:p>416,6</text:p>
          </table:table-cell>
          <table:table-cell table:style-name="ce5" office:value-type="float" office:value="0.549">
            <text:p>0,549</text:p>
          </table:table-cell>
          <table:table-cell table:style-name="ce5" office:value-type="float" office:value="1.109">
            <text:p>1,109</text:p>
          </table:table-cell>
          <table:table-cell table:style-name="ce7" table:formula="of:=[.D35]*[.B35]" office:value-type="float" office:value="14.68026">
            <text:p>14,68026</text:p>
          </table:table-cell>
          <table:table-cell table:style-name="ce7" table:formula="of:=[.E35]*[.B35]" office:value-type="float" office:value="29.65466">
            <text:p>29,65466</text:p>
          </table:table-cell>
          <table:table-cell table:style-name="ce7" table:formula="of:=[.G35]-[.F35]" office:value-type="float" office:value="14.9744">
            <text:p>14,9744</text:p>
          </table:table-cell>
          <table:table-cell table:style-name="ce7" table:formula="of:=([.F35]*100)/[.G35]" office:value-type="float" office:value="49.5040577096483">
            <text:p>49,5040577096</text:p>
          </table:table-cell>
          <table:table-cell table:style-name="ce7" table:formula="of:=[.O2]-[.H35]" office:value-type="float" office:value="2042.0256">
            <text:p>2042,0256</text:p>
          </table:table-cell>
          <table:table-cell table:style-name="ce7" table:formula="of:=([.B35]/[.C35])*100" office:value-type="float" office:value="6.41862698031685">
            <text:p>6,418626980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1-14">
            <text:p>14/01/2016</text:p>
          </table:table-cell>
          <table:table-cell table:style-name="ce5" office:value-type="float" office:value="40.66">
            <text:p>40,66</text:p>
          </table:table-cell>
          <table:table-cell table:style-name="ce5" office:value-type="float" office:value="406">
            <text:p>406</text:p>
          </table:table-cell>
          <table:table-cell table:style-name="ce5" office:value-type="float" office:value="0.569">
            <text:p>0,569</text:p>
          </table:table-cell>
          <table:table-cell table:style-name="ce5" office:value-type="float" office:value="1.099">
            <text:p>1,099</text:p>
          </table:table-cell>
          <table:table-cell table:style-name="ce7" table:formula="of:=[.D36]*[.B36]" office:value-type="float" office:value="23.13554">
            <text:p>23,13554</text:p>
          </table:table-cell>
          <table:table-cell table:style-name="ce7" table:formula="of:=[.E36]*[.B36]" office:value-type="float" office:value="44.68534">
            <text:p>44,68534</text:p>
          </table:table-cell>
          <table:table-cell table:style-name="ce7" table:formula="of:=[.G36]-[.F36]" office:value-type="float" office:value="21.5498">
            <text:p>21,5498</text:p>
          </table:table-cell>
          <table:table-cell table:style-name="ce7" table:formula="of:=([.F36]*100)/[.G36]" office:value-type="float" office:value="51.7743403093722">
            <text:p>51,7743403094</text:p>
          </table:table-cell>
          <table:table-cell table:style-name="ce7" table:formula="of:=[.O2]-[.H36]" office:value-type="float" office:value="2035.4502">
            <text:p>2035,4502</text:p>
          </table:table-cell>
          <table:table-cell table:style-name="ce7" table:formula="of:=([.B36]/[.C36])*100" office:value-type="float" office:value="10.0147783251232">
            <text:p>10,014778325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1-19">
            <text:p>19/01/2016</text:p>
          </table:table-cell>
          <table:table-cell table:style-name="ce5" office:value-type="float" office:value="42.34">
            <text:p>42,34</text:p>
          </table:table-cell>
          <table:table-cell table:style-name="ce5" office:value-type="float" office:value="253.5">
            <text:p>253,5</text:p>
          </table:table-cell>
          <table:table-cell table:style-name="ce5" office:value-type="float" office:value="0.569">
            <text:p>0,569</text:p>
          </table:table-cell>
          <table:table-cell table:style-name="ce5" office:value-type="float" office:value="1.089">
            <text:p>1,089</text:p>
          </table:table-cell>
          <table:table-cell table:style-name="ce7" table:formula="of:=[.D37]*[.B37]" office:value-type="float" office:value="24.09146">
            <text:p>24,09146</text:p>
          </table:table-cell>
          <table:table-cell table:style-name="ce7" table:formula="of:=[.E37]*[.B37]" office:value-type="float" office:value="46.10826">
            <text:p>46,10826</text:p>
          </table:table-cell>
          <table:table-cell table:style-name="ce7" table:formula="of:=[.G37]-[.F37]" office:value-type="float" office:value="22.0168">
            <text:p>22,0168</text:p>
          </table:table-cell>
          <table:table-cell table:style-name="ce7" table:formula="of:=([.F37]*100)/[.G37]" office:value-type="float" office:value="52.2497704315886">
            <text:p>52,2497704316</text:p>
          </table:table-cell>
          <table:table-cell table:style-name="ce7" table:formula="of:=[.O2]-[.H37]" office:value-type="float" office:value="2034.9832">
            <text:p>2034,9832</text:p>
          </table:table-cell>
          <table:table-cell table:style-name="ce7" table:formula="of:=([.B37]/[.C37])*100" office:value-type="float" office:value="16.7021696252465">
            <text:p>16,702169625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2-04">
            <text:p>04/02/2016</text:p>
          </table:table-cell>
          <table:table-cell table:style-name="ce5" office:value-type="float" office:value="43.09">
            <text:p>43,09</text:p>
          </table:table-cell>
          <table:table-cell table:style-name="ce5" office:value-type="float" office:value="391.5">
            <text:p>391,5</text:p>
          </table:table-cell>
          <table:table-cell table:style-name="ce5" office:value-type="float" office:value="0.549">
            <text:p>0,549</text:p>
          </table:table-cell>
          <table:table-cell table:style-name="ce5" office:value-type="float" office:value="1.099">
            <text:p>1,099</text:p>
          </table:table-cell>
          <table:table-cell table:style-name="ce7" table:formula="of:=[.D38]*[.B38]" office:value-type="float" office:value="23.65641">
            <text:p>23,65641</text:p>
          </table:table-cell>
          <table:table-cell table:style-name="ce7" table:formula="of:=[.E38]*[.B38]" office:value-type="float" office:value="47.35591">
            <text:p>47,35591</text:p>
          </table:table-cell>
          <table:table-cell table:style-name="ce7" table:formula="of:=[.G38]-[.F38]" office:value-type="float" office:value="23.6995">
            <text:p>23,6995</text:p>
          </table:table-cell>
          <table:table-cell table:style-name="ce7" table:formula="of:=([.F38]*100)/[.G38]" office:value-type="float" office:value="49.9545040946315">
            <text:p>49,9545040946</text:p>
          </table:table-cell>
          <table:table-cell table:style-name="ce7" table:formula="of:=[.O2]-[.H38]" office:value-type="float" office:value="2033.3005">
            <text:p>2033,3005</text:p>
          </table:table-cell>
          <table:table-cell table:style-name="ce7" table:formula="of:=([.B38]/[.C38])*100" office:value-type="float" office:value="11.0063856960409">
            <text:p>11,00638569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2-11">
            <text:p>11/02/2016</text:p>
          </table:table-cell>
          <table:table-cell table:style-name="ce5" office:value-type="float" office:value="40.44">
            <text:p>40,44</text:p>
          </table:table-cell>
          <table:table-cell table:style-name="ce5" office:value-type="float" office:value="387.2">
            <text:p>387,2</text:p>
          </table:table-cell>
          <table:table-cell table:style-name="ce5" office:value-type="float" office:value="0.559">
            <text:p>0,559</text:p>
          </table:table-cell>
          <table:table-cell table:style-name="ce5" office:value-type="float" office:value="1.049">
            <text:p>1,049</text:p>
          </table:table-cell>
          <table:table-cell table:style-name="ce7" table:formula="of:=[.D39]*[.B39]" office:value-type="float" office:value="22.60596">
            <text:p>22,60596</text:p>
          </table:table-cell>
          <table:table-cell table:style-name="ce7" table:formula="of:=[.E39]*[.B39]" office:value-type="float" office:value="42.42156">
            <text:p>42,42156</text:p>
          </table:table-cell>
          <table:table-cell table:style-name="ce7" table:formula="of:=[.G39]-[.F39]" office:value-type="float" office:value="19.8156">
            <text:p>19,8156</text:p>
          </table:table-cell>
          <table:table-cell table:style-name="ce7" table:formula="of:=([.F39]*100)/[.G39]" office:value-type="float" office:value="53.2888465204957">
            <text:p>53,2888465205</text:p>
          </table:table-cell>
          <table:table-cell table:style-name="ce7" table:formula="of:=[.O2]-[.H39]" office:value-type="float" office:value="2037.1844">
            <text:p>2037,1844</text:p>
          </table:table-cell>
          <table:table-cell table:style-name="ce7" table:formula="of:=([.B39]/[.C39])*100" office:value-type="float" office:value="10.4442148760331">
            <text:p>10,444214876</text:p>
            <draw:frame table:end-cell-address="Hoja1.Z58" table:end-x="0.075cm" table:end-y="0.236cm" draw:z-index="0" draw:name="Gráfico 2" draw:style-name="gr1" draw:text-style-name="P1" svg:width="30.831cm" svg:height="9.219cm" svg:x="2.193cm" svg:y="0.399cm">
              <draw:object draw:notify-on-update-of-ranges="Hoja1.A2:Hoja1.A84 Hoja1.B1:Hoja1.B1 Hoja1.B2:Hoja1.B30 Hoja1.F1:Hoja1.F1 Hoja1.F2:Hoja1.F30 Hoja1.G1:Hoja1.G1 Hoja1.G2:Hoja1.G3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2" office:value-type="date" office:date-value="2016-02-17">
            <text:p>17/02/2016</text:p>
          </table:table-cell>
          <table:table-cell table:style-name="ce5" office:value-type="float" office:value="40.48">
            <text:p>40,48</text:p>
          </table:table-cell>
          <table:table-cell table:style-name="ce5" office:value-type="float" office:value="404.8">
            <text:p>404,8</text:p>
          </table:table-cell>
          <table:table-cell table:style-name="ce5" office:value-type="float" office:value="0.559">
            <text:p>0,559</text:p>
          </table:table-cell>
          <table:table-cell table:style-name="ce5" office:value-type="float" office:value="1.059">
            <text:p>1,059</text:p>
          </table:table-cell>
          <table:table-cell table:style-name="ce7" table:formula="of:=[.D40]*[.B40]" office:value-type="float" office:value="22.62832">
            <text:p>22,62832</text:p>
          </table:table-cell>
          <table:table-cell table:style-name="ce7" table:formula="of:=[.E40]*[.B40]" office:value-type="float" office:value="42.86832">
            <text:p>42,86832</text:p>
          </table:table-cell>
          <table:table-cell table:style-name="ce7" table:formula="of:=[.G40]-[.F40]" office:value-type="float" office:value="20.24">
            <text:p>20,24</text:p>
          </table:table-cell>
          <table:table-cell table:style-name="ce7" table:formula="of:=([.F40]*100)/[.G40]" office:value-type="float" office:value="52.7856468366384">
            <text:p>52,7856468366</text:p>
          </table:table-cell>
          <table:table-cell table:style-name="ce7" table:formula="of:=[.O2]-[.H40]" office:value-type="float" office:value="2036.76">
            <text:p>2036,76</text:p>
          </table:table-cell>
          <table:table-cell table:style-name="ce7" table:formula="of:=([.B40]/[.C40])*100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2-24">
            <text:p>24/02/2016</text:p>
          </table:table-cell>
          <table:table-cell table:style-name="ce5" office:value-type="float" office:value="43.09">
            <text:p>43,09</text:p>
          </table:table-cell>
          <table:table-cell table:style-name="ce5" office:value-type="float" office:value="397.5">
            <text:p>397,5</text:p>
          </table:table-cell>
          <table:table-cell table:style-name="ce5" office:value-type="float" office:value="0.559">
            <text:p>0,559</text:p>
          </table:table-cell>
          <table:table-cell table:style-name="ce5" office:value-type="float" office:value="1.044">
            <text:p>1,044</text:p>
          </table:table-cell>
          <table:table-cell table:style-name="ce7" table:formula="of:=[.D41]*[.B41]" office:value-type="float" office:value="24.08731">
            <text:p>24,08731</text:p>
          </table:table-cell>
          <table:table-cell table:style-name="ce7" table:formula="of:=[.E41]*[.B41]" office:value-type="float" office:value="44.98596">
            <text:p>44,98596</text:p>
          </table:table-cell>
          <table:table-cell table:style-name="ce7" table:formula="of:=[.G41]-[.F41]" office:value-type="float" office:value="20.89865">
            <text:p>20,89865</text:p>
          </table:table-cell>
          <table:table-cell table:style-name="ce7" table:formula="of:=([.F41]*100)/[.G41]" office:value-type="float" office:value="53.544061302682">
            <text:p>53,5440613027</text:p>
          </table:table-cell>
          <table:table-cell table:style-name="ce7" table:formula="of:=[.O2]-[.H41]" office:value-type="float" office:value="2036.10135">
            <text:p>2036,10135</text:p>
          </table:table-cell>
          <table:table-cell table:style-name="ce7" table:formula="of:=([.B41]/[.C41])*100" office:value-type="float" office:value="10.840251572327">
            <text:p>10,840251572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3-03">
            <text:p>03/03/2016</text:p>
          </table:table-cell>
          <table:table-cell table:style-name="ce5" office:value-type="float" office:value="40.24">
            <text:p>40,24</text:p>
          </table:table-cell>
          <table:table-cell table:style-name="ce5" office:value-type="float" office:value="367.7">
            <text:p>367,7</text:p>
          </table:table-cell>
          <table:table-cell table:style-name="ce5" office:value-type="float" office:value="0.559">
            <text:p>0,559</text:p>
          </table:table-cell>
          <table:table-cell table:style-name="ce5" office:value-type="float" office:value="1.064">
            <text:p>1,064</text:p>
          </table:table-cell>
          <table:table-cell table:style-name="ce7" table:formula="of:=[.D42]*[.B42]" office:value-type="float" office:value="22.49416">
            <text:p>22,49416</text:p>
          </table:table-cell>
          <table:table-cell table:style-name="ce7" table:formula="of:=[.E42]*[.B42]" office:value-type="float" office:value="42.81536">
            <text:p>42,81536</text:p>
          </table:table-cell>
          <table:table-cell table:style-name="ce7" table:formula="of:=[.G42]-[.F42]" office:value-type="float" office:value="20.3212">
            <text:p>20,3212</text:p>
          </table:table-cell>
          <table:table-cell table:style-name="ce7" table:formula="of:=([.F42]*100)/[.G42]" office:value-type="float" office:value="52.5375939849624">
            <text:p>52,537593985</text:p>
          </table:table-cell>
          <table:table-cell table:style-name="ce7" table:formula="of:=[.O2]-[.H42]" office:value-type="float" office:value="2036.6788">
            <text:p>2036,6788</text:p>
          </table:table-cell>
          <table:table-cell table:style-name="ce7" table:formula="of:=([.B42]/[.C42])*100" office:value-type="float" office:value="10.9437041066087">
            <text:p>10,943704106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3-15">
            <text:p>15/03/2016</text:p>
          </table:table-cell>
          <table:table-cell table:style-name="ce5" office:value-type="float" office:value="40.68">
            <text:p>40,68</text:p>
          </table:table-cell>
          <table:table-cell table:style-name="ce5" office:value-type="float" office:value="337.9">
            <text:p>337,9</text:p>
          </table:table-cell>
          <table:table-cell table:style-name="ce5" office:value-type="float" office:value="0.569">
            <text:p>0,569</text:p>
          </table:table-cell>
          <table:table-cell table:style-name="ce5" office:value-type="float" office:value="1.109">
            <text:p>1,109</text:p>
          </table:table-cell>
          <table:table-cell table:style-name="ce7" table:formula="of:=[.D43]*[.B43]" office:value-type="float" office:value="23.14692">
            <text:p>23,14692</text:p>
          </table:table-cell>
          <table:table-cell table:style-name="ce7" table:formula="of:=[.E43]*[.B43]" office:value-type="float" office:value="45.11412">
            <text:p>45,11412</text:p>
          </table:table-cell>
          <table:table-cell table:style-name="ce7" table:formula="of:=[.G43]-[.F43]" office:value-type="float" office:value="21.9672">
            <text:p>21,9672</text:p>
          </table:table-cell>
          <table:table-cell table:style-name="ce7" table:formula="of:=([.F43]*100)/[.G43]" office:value-type="float" office:value="51.307484220018">
            <text:p>51,30748422</text:p>
          </table:table-cell>
          <table:table-cell table:style-name="ce7" table:formula="of:=[.O2]-[.H43]" office:value-type="float" office:value="2035.0328">
            <text:p>2035,0328</text:p>
          </table:table-cell>
          <table:table-cell table:style-name="ce7" table:formula="of:=([.B43]/[.C43])*100" office:value-type="float" office:value="12.0390648120746">
            <text:p>12,039064812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4-01">
            <text:p>01/04/2016</text:p>
          </table:table-cell>
          <table:table-cell table:style-name="ce5" office:value-type="float" office:value="40.14">
            <text:p>40,14</text:p>
          </table:table-cell>
          <table:table-cell table:style-name="ce5" office:value-type="float" office:value="394">
            <text:p>394</text:p>
          </table:table-cell>
          <table:table-cell table:style-name="ce5" office:value-type="float" office:value="0.569">
            <text:p>0,569</text:p>
          </table:table-cell>
          <table:table-cell table:style-name="ce5" office:value-type="float" office:value="1.129">
            <text:p>1,129</text:p>
          </table:table-cell>
          <table:table-cell table:style-name="ce7" table:formula="of:=[.D44]*[.B44]" office:value-type="float" office:value="22.83966">
            <text:p>22,83966</text:p>
          </table:table-cell>
          <table:table-cell table:style-name="ce7" table:formula="of:=[.E44]*[.B44]" office:value-type="float" office:value="45.31806">
            <text:p>45,31806</text:p>
          </table:table-cell>
          <table:table-cell table:style-name="ce7" table:formula="of:=[.G44]-[.F44]" office:value-type="float" office:value="22.4784">
            <text:p>22,4784</text:p>
          </table:table-cell>
          <table:table-cell table:style-name="ce7" table:formula="of:=([.F44]*100)/[.G44]" office:value-type="float" office:value="50.3985828166519">
            <text:p>50,3985828167</text:p>
          </table:table-cell>
          <table:table-cell table:style-name="ce7" table:formula="of:=[.O2]-[.H44]" office:value-type="float" office:value="2034.5216">
            <text:p>2034,5216</text:p>
          </table:table-cell>
          <table:table-cell table:style-name="ce7" table:formula="of:=([.B44]/[.C44])*100" office:value-type="float" office:value="10.1878172588832">
            <text:p>10,187817258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4-12">
            <text:p>12/04/2016</text:p>
          </table:table-cell>
          <table:table-cell table:style-name="ce5" office:value-type="float" office:value="43.19">
            <text:p>43,19</text:p>
          </table:table-cell>
          <table:table-cell table:style-name="ce5" office:value-type="float" office:value="353.4">
            <text:p>353,4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29">
            <text:p>1,129</text:p>
          </table:table-cell>
          <table:table-cell table:style-name="ce7" table:formula="of:=[.D45]*[.B45]" office:value-type="float" office:value="25.43891">
            <text:p>25,43891</text:p>
          </table:table-cell>
          <table:table-cell table:style-name="ce7" table:formula="of:=[.E45]*[.B45]" office:value-type="float" office:value="48.76151">
            <text:p>48,76151</text:p>
          </table:table-cell>
          <table:table-cell table:style-name="ce7" table:formula="of:=[.G45]-[.F45]" office:value-type="float" office:value="23.3226">
            <text:p>23,3226</text:p>
          </table:table-cell>
          <table:table-cell table:style-name="ce7" table:formula="of:=([.F45]*100)/[.G45]" office:value-type="float" office:value="52.1700620017715">
            <text:p>52,1700620018</text:p>
          </table:table-cell>
          <table:table-cell table:style-name="ce7" table:formula="of:=[.O2]-[.H45]" office:value-type="float" office:value="2033.6774">
            <text:p>2033,6774</text:p>
          </table:table-cell>
          <table:table-cell table:style-name="ce7" table:formula="of:=([.B45]/[.C45])*100" office:value-type="float" office:value="12.2212790039615">
            <text:p>12,22127900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4-21">
            <text:p>21/04/2016</text:p>
          </table:table-cell>
          <table:table-cell table:style-name="ce5" office:value-type="float" office:value="35.18">
            <text:p>35,18</text:p>
          </table:table-cell>
          <table:table-cell table:style-name="ce5" office:value-type="float" office:value="380">
            <text:p>380</text:p>
          </table:table-cell>
          <table:table-cell table:style-name="ce5" office:value-type="float" office:value="0.585">
            <text:p>0,585</text:p>
          </table:table-cell>
          <table:table-cell table:style-name="ce5" office:value-type="float" office:value="1.129">
            <text:p>1,129</text:p>
          </table:table-cell>
          <table:table-cell table:style-name="ce7" table:formula="of:=[.D46]*[.B46]" office:value-type="float" office:value="20.5803">
            <text:p>20,5803</text:p>
          </table:table-cell>
          <table:table-cell table:style-name="ce7" table:formula="of:=[.E46]*[.B46]" office:value-type="float" office:value="39.71822">
            <text:p>39,71822</text:p>
          </table:table-cell>
          <table:table-cell table:style-name="ce7" table:formula="of:=[.G46]-[.F46]" office:value-type="float" office:value="19.13792">
            <text:p>19,13792</text:p>
          </table:table-cell>
          <table:table-cell table:style-name="ce7" table:formula="of:=([.F46]*100)/[.G46]" office:value-type="float" office:value="51.8157661647476">
            <text:p>51,8157661647</text:p>
          </table:table-cell>
          <table:table-cell table:style-name="ce7" table:formula="of:=[.O2]-[.H46]" office:value-type="float" office:value="2037.86208">
            <text:p>2037,86208</text:p>
          </table:table-cell>
          <table:table-cell table:style-name="ce7" table:formula="of:=([.B46]/[.C46])*100" office:value-type="float" office:value="9.25789473684211">
            <text:p>9,257894736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5-03">
            <text:p>03/05/2016</text:p>
          </table:table-cell>
          <table:table-cell table:style-name="ce5" office:value-type="float" office:value="39.61">
            <text:p>39,61</text:p>
          </table:table-cell>
          <table:table-cell table:style-name="ce5" office:value-type="float" office:value="373.2">
            <text:p>373,2</text:p>
          </table:table-cell>
          <table:table-cell table:style-name="ce5" office:value-type="float" office:value="0.585">
            <text:p>0,585</text:p>
          </table:table-cell>
          <table:table-cell table:style-name="ce5" office:value-type="float" office:value="1.149">
            <text:p>1,149</text:p>
          </table:table-cell>
          <table:table-cell table:style-name="ce7" table:formula="of:=[.D47]*[.B47]" office:value-type="float" office:value="23.17185">
            <text:p>23,17185</text:p>
          </table:table-cell>
          <table:table-cell table:style-name="ce7" table:formula="of:=[.E47]*[.B47]" office:value-type="float" office:value="45.51189">
            <text:p>45,51189</text:p>
          </table:table-cell>
          <table:table-cell table:style-name="ce7" table:formula="of:=[.G47]-[.F47]" office:value-type="float" office:value="22.34004">
            <text:p>22,34004</text:p>
          </table:table-cell>
          <table:table-cell table:style-name="ce7" table:formula="of:=([.F47]*100)/[.G47]" office:value-type="float" office:value="50.9138381201044">
            <text:p>50,9138381201</text:p>
          </table:table-cell>
          <table:table-cell table:style-name="ce7" table:formula="of:=[.O2]-[.H47]" office:value-type="float" office:value="2034.65996">
            <text:p>2034,65996</text:p>
          </table:table-cell>
          <table:table-cell table:style-name="ce7" table:formula="of:=([.B47]/[.C47])*100" office:value-type="float" office:value="10.6136120042872">
            <text:p>10,613612004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5-11">
            <text:p>11/05/2016</text:p>
          </table:table-cell>
          <table:table-cell table:style-name="ce5" office:value-type="float" office:value="40.31">
            <text:p>40,31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0.599">
            <text:p>0,599</text:p>
          </table:table-cell>
          <table:table-cell table:style-name="ce5" office:value-type="float" office:value="1.149">
            <text:p>1,149</text:p>
          </table:table-cell>
          <table:table-cell table:style-name="ce7" table:formula="of:=[.D48]*[.B48]" office:value-type="float" office:value="24.14569">
            <text:p>24,14569</text:p>
          </table:table-cell>
          <table:table-cell table:style-name="ce7" table:formula="of:=[.E48]*[.B48]" office:value-type="float" office:value="46.31619">
            <text:p>46,31619</text:p>
          </table:table-cell>
          <table:table-cell table:style-name="ce7" table:formula="of:=[.G48]-[.F48]" office:value-type="float" office:value="22.1705">
            <text:p>22,1705</text:p>
          </table:table-cell>
          <table:table-cell table:style-name="ce7" table:formula="of:=([.F48]*100)/[.G48]" office:value-type="float" office:value="52.1322889469104">
            <text:p>52,1322889469</text:p>
          </table:table-cell>
          <table:table-cell table:style-name="ce7" table:formula="of:=[.O2]-[.H48]" office:value-type="float" office:value="2034.8295">
            <text:p>2034,8295</text:p>
          </table:table-cell>
          <table:table-cell table:style-name="ce7" table:formula="of:=([.B48]/[.C48])*100" office:value-type="float" office:value="11.2597765363129">
            <text:p>11,259776536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5-31">
            <text:p>31/05/2016</text:p>
          </table:table-cell>
          <table:table-cell table:style-name="ce5" office:value-type="float" office:value="40.31">
            <text:p>40,31</text:p>
          </table:table-cell>
          <table:table-cell table:style-name="ce5" office:value-type="float" office:value="281">
            <text:p>281</text:p>
          </table:table-cell>
          <table:table-cell table:style-name="ce5" office:value-type="float" office:value="0.599">
            <text:p>0,599</text:p>
          </table:table-cell>
          <table:table-cell table:style-name="ce5" office:value-type="float" office:value="1.189">
            <text:p>1,189</text:p>
          </table:table-cell>
          <table:table-cell table:style-name="ce7" table:formula="of:=[.D49]*[.B49]" office:value-type="float" office:value="24.14569">
            <text:p>24,14569</text:p>
          </table:table-cell>
          <table:table-cell table:style-name="ce7" table:formula="of:=[.E49]*[.B49]" office:value-type="float" office:value="47.92859">
            <text:p>47,92859</text:p>
          </table:table-cell>
          <table:table-cell table:style-name="ce7" table:formula="of:=[.G49]-[.F49]" office:value-type="float" office:value="23.7829">
            <text:p>23,7829</text:p>
          </table:table-cell>
          <table:table-cell table:style-name="ce7" table:formula="of:=([.F49]*100)/[.G49]" office:value-type="float" office:value="50.3784693019344">
            <text:p>50,3784693019</text:p>
          </table:table-cell>
          <table:table-cell table:style-name="ce7" table:formula="of:=[.O2]-[.H49]" office:value-type="float" office:value="2033.2171">
            <text:p>2033,2171</text:p>
          </table:table-cell>
          <table:table-cell table:style-name="ce7" table:formula="of:=([.B49]/[.C49])*100" office:value-type="float" office:value="14.3451957295374">
            <text:p>14,345195729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5-19">
            <text:p>19/05/2016</text:p>
          </table:table-cell>
          <table:table-cell table:style-name="ce5" office:value-type="float" office:value="36.38">
            <text:p>36,38</text:p>
          </table:table-cell>
          <table:table-cell table:style-name="ce5" office:value-type="float" office:value="276.9">
            <text:p>276,9</text:p>
          </table:table-cell>
          <table:table-cell table:style-name="ce5" office:value-type="float" office:value="0.599">
            <text:p>0,599</text:p>
          </table:table-cell>
          <table:table-cell table:style-name="ce5" office:value-type="float" office:value="1.179">
            <text:p>1,179</text:p>
          </table:table-cell>
          <table:table-cell table:style-name="ce7" table:formula="of:=[.D50]*[.B50]" office:value-type="float" office:value="21.79162">
            <text:p>21,79162</text:p>
          </table:table-cell>
          <table:table-cell table:style-name="ce7" table:formula="of:=[.E50]*[.B50]" office:value-type="float" office:value="42.89202">
            <text:p>42,89202</text:p>
          </table:table-cell>
          <table:table-cell table:style-name="ce7" table:formula="of:=[.G50]-[.F50]" office:value-type="float" office:value="21.1004">
            <text:p>21,1004</text:p>
          </table:table-cell>
          <table:table-cell table:style-name="ce7" table:formula="of:=([.F50]*100)/[.G50]" office:value-type="float" office:value="50.8057675996607">
            <text:p>50,8057675997</text:p>
          </table:table-cell>
          <table:table-cell table:style-name="ce7" table:formula="of:=[.O2]-[.H50]" office:value-type="float" office:value="2035.8996">
            <text:p>2035,8996</text:p>
          </table:table-cell>
          <table:table-cell table:style-name="ce7" table:formula="of:=([.B50]/[.C50])*100" office:value-type="float" office:value="13.1383170819791">
            <text:p>13,13831708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5-21">
            <text:p>21/05/2016</text:p>
          </table:table-cell>
          <table:table-cell table:style-name="ce5" office:value-type="float" office:value="30.28">
            <text:p>30,28</text:p>
          </table:table-cell>
          <table:table-cell table:style-name="ce5" office:value-type="float" office:value="350">
            <text:p>350</text:p>
          </table:table-cell>
          <table:table-cell table:style-name="ce5" office:value-type="float" office:value="0.586">
            <text:p>0,586</text:p>
          </table:table-cell>
          <table:table-cell table:style-name="ce5" office:value-type="float" office:value="1.204">
            <text:p>1,204</text:p>
          </table:table-cell>
          <table:table-cell table:style-name="ce7" table:formula="of:=[.D51]*[.B51]" office:value-type="float" office:value="17.74408">
            <text:p>17,74408</text:p>
          </table:table-cell>
          <table:table-cell table:style-name="ce7" table:formula="of:=[.E51]*[.B51]" office:value-type="float" office:value="36.45712">
            <text:p>36,45712</text:p>
          </table:table-cell>
          <table:table-cell table:style-name="ce7" table:formula="of:=[.G51]-[.F51]" office:value-type="float" office:value="18.71304">
            <text:p>18,71304</text:p>
          </table:table-cell>
          <table:table-cell table:style-name="ce7" table:formula="of:=([.F51]*100)/[.G51]" office:value-type="float" office:value="48.671096345515">
            <text:p>48,6710963455</text:p>
          </table:table-cell>
          <table:table-cell table:style-name="ce7" table:formula="of:=[.O2]-[.H51]" office:value-type="float" office:value="2038.28696">
            <text:p>2038,28696</text:p>
          </table:table-cell>
          <table:table-cell table:style-name="ce7" table:formula="of:=([.B51]/[.C51])*100" office:value-type="float" office:value="8.65142857142857">
            <text:p>8,651428571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6-04">
            <text:p>04/06/2016</text:p>
          </table:table-cell>
          <table:table-cell table:style-name="ce5" office:value-type="float" office:value="25.39">
            <text:p>25,39</text:p>
          </table:table-cell>
          <table:table-cell table:style-name="ce5" office:value-type="float" office:value="360">
            <text:p>360</text:p>
          </table:table-cell>
          <table:table-cell table:style-name="ce5" office:value-type="float" office:value="0.592">
            <text:p>0,592</text:p>
          </table:table-cell>
          <table:table-cell table:style-name="ce5" office:value-type="float" office:value="1.204">
            <text:p>1,204</text:p>
          </table:table-cell>
          <table:table-cell table:style-name="ce7" table:formula="of:=[.D52]*[.B52]" office:value-type="float" office:value="15.03088">
            <text:p>15,03088</text:p>
          </table:table-cell>
          <table:table-cell table:style-name="ce7" table:formula="of:=[.E52]*[.B52]" office:value-type="float" office:value="30.56956">
            <text:p>30,56956</text:p>
          </table:table-cell>
          <table:table-cell table:style-name="ce7" table:formula="of:=[.G52]-[.F52]" office:value-type="float" office:value="15.53868">
            <text:p>15,53868</text:p>
          </table:table-cell>
          <table:table-cell table:style-name="ce7" table:formula="of:=([.F52]*100)/[.G52]" office:value-type="float" office:value="49.1694352159468">
            <text:p>49,1694352159</text:p>
          </table:table-cell>
          <table:table-cell table:style-name="ce7" table:formula="of:=[.O2]-[.H52]" office:value-type="float" office:value="2041.46132">
            <text:p>2041,46132</text:p>
          </table:table-cell>
          <table:table-cell table:style-name="ce7" table:formula="of:=([.B52]/[.C52])*100" office:value-type="float" office:value="7.05277777777778">
            <text:p>7,052777777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6-06">
            <text:p>06/06/2016</text:p>
          </table:table-cell>
          <table:table-cell table:style-name="ce5" office:value-type="float" office:value="34.35">
            <text:p>34,35</text:p>
          </table:table-cell>
          <table:table-cell table:style-name="ce5" office:value-type="float" office:value="384.6">
            <text:p>384,6</text:p>
          </table:table-cell>
          <table:table-cell table:style-name="ce5" office:value-type="float" office:value="0.599">
            <text:p>0,599</text:p>
          </table:table-cell>
          <table:table-cell table:style-name="ce5" office:value-type="float" office:value="1.179">
            <text:p>1,179</text:p>
          </table:table-cell>
          <table:table-cell table:style-name="ce7" table:formula="of:=[.D53]*[.B53]" office:value-type="float" office:value="20.57565">
            <text:p>20,57565</text:p>
          </table:table-cell>
          <table:table-cell table:style-name="ce7" table:formula="of:=[.E53]*[.B53]" office:value-type="float" office:value="40.49865">
            <text:p>40,49865</text:p>
          </table:table-cell>
          <table:table-cell table:style-name="ce7" table:formula="of:=[.G53]-[.F53]" office:value-type="float" office:value="19.923">
            <text:p>19,923</text:p>
          </table:table-cell>
          <table:table-cell table:style-name="ce7" table:formula="of:=([.F53]*100)/[.G53]" office:value-type="float" office:value="50.8057675996607">
            <text:p>50,8057675997</text:p>
          </table:table-cell>
          <table:table-cell table:style-name="ce7" table:formula="of:=[.O2]-[.H53]" office:value-type="float" office:value="2037.077">
            <text:p>2037,077</text:p>
          </table:table-cell>
          <table:table-cell table:style-name="ce7" table:formula="of:=([.B53]/[.C53])*100" office:value-type="float" office:value="8.93135725429017">
            <text:p>8,931357254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6-12">
            <text:p>12/06/2016</text:p>
          </table:table-cell>
          <table:table-cell table:style-name="ce5" office:value-type="float" office:value="34.96">
            <text:p>34,96</text:p>
          </table:table-cell>
          <table:table-cell table:style-name="ce5" office:value-type="float" office:value="292.5">
            <text:p>292,5</text:p>
          </table:table-cell>
          <table:table-cell table:style-name="ce5" office:value-type="float" office:value="0.619">
            <text:p>0,619</text:p>
          </table:table-cell>
          <table:table-cell table:style-name="ce5" office:value-type="float" office:value="1.179">
            <text:p>1,179</text:p>
          </table:table-cell>
          <table:table-cell table:style-name="ce7" table:formula="of:=[.D54]*[.B54]" office:value-type="float" office:value="21.64024">
            <text:p>21,64024</text:p>
          </table:table-cell>
          <table:table-cell table:style-name="ce7" table:formula="of:=[.E54]*[.B54]" office:value-type="float" office:value="41.21784">
            <text:p>41,21784</text:p>
          </table:table-cell>
          <table:table-cell table:style-name="ce7" table:formula="of:=[.G54]-[.F54]" office:value-type="float" office:value="19.5776">
            <text:p>19,5776</text:p>
          </table:table-cell>
          <table:table-cell table:style-name="ce7" table:formula="of:=([.F54]*100)/[.G54]" office:value-type="float" office:value="52.5021204410517">
            <text:p>52,5021204411</text:p>
          </table:table-cell>
          <table:table-cell table:style-name="ce7" table:formula="of:=[.O2]-[.H54]" office:value-type="float" office:value="2037.4224">
            <text:p>2037,4224</text:p>
          </table:table-cell>
          <table:table-cell table:style-name="ce7" table:formula="of:=([.B54]/[.C54])*100" office:value-type="float" office:value="11.9521367521368">
            <text:p>11,952136752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6-15">
            <text:p>15/06/2016</text:p>
          </table:table-cell>
          <table:table-cell table:style-name="ce5" office:value-type="float" office:value="48.43">
            <text:p>48,43</text:p>
          </table:table-cell>
          <table:table-cell table:style-name="ce5" office:value-type="float" office:value="418">
            <text:p>418</text:p>
          </table:table-cell>
          <table:table-cell table:style-name="ce5" office:value-type="float" office:value="0.619">
            <text:p>0,619</text:p>
          </table:table-cell>
          <table:table-cell table:style-name="ce5" office:value-type="float" office:value="1.199">
            <text:p>1,199</text:p>
          </table:table-cell>
          <table:table-cell table:style-name="ce7" table:formula="of:=[.D55]*[.B55]" office:value-type="float" office:value="29.97817">
            <text:p>29,97817</text:p>
          </table:table-cell>
          <table:table-cell table:style-name="ce7" table:formula="of:=[.E55]*[.B55]" office:value-type="float" office:value="58.06757">
            <text:p>58,06757</text:p>
          </table:table-cell>
          <table:table-cell table:style-name="ce7" table:formula="of:=[.G55]-[.F55]" office:value-type="float" office:value="28.0894">
            <text:p>28,0894</text:p>
          </table:table-cell>
          <table:table-cell table:style-name="ce7" table:formula="of:=([.F55]*100)/[.G55]" office:value-type="float" office:value="51.6263552960801">
            <text:p>51,6263552961</text:p>
          </table:table-cell>
          <table:table-cell table:style-name="ce7" table:formula="of:=[.O2]-[.H55]" office:value-type="float" office:value="2028.9106">
            <text:p>2028,9106</text:p>
          </table:table-cell>
          <table:table-cell table:style-name="ce7" table:formula="of:=([.B55]/[.C55])*100" office:value-type="float" office:value="11.5861244019139">
            <text:p>11,586124401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6-23">
            <text:p>23/06/2016</text:p>
          </table:table-cell>
          <table:table-cell table:style-name="ce5" office:value-type="float" office:value="39.43">
            <text:p>39,43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0.612">
            <text:p>0,612</text:p>
          </table:table-cell>
          <table:table-cell table:style-name="ce5" office:value-type="float" office:value="1.129">
            <text:p>1,129</text:p>
          </table:table-cell>
          <table:table-cell table:style-name="ce7" table:formula="of:=[.D56]*[.B56]" office:value-type="float" office:value="24.13116">
            <text:p>24,13116</text:p>
          </table:table-cell>
          <table:table-cell table:style-name="ce7" table:formula="of:=[.E56]*[.B56]" office:value-type="float" office:value="44.51647">
            <text:p>44,51647</text:p>
          </table:table-cell>
          <table:table-cell table:style-name="ce7" table:formula="of:=[.G56]-[.F56]" office:value-type="float" office:value="20.38531">
            <text:p>20,38531</text:p>
          </table:table-cell>
          <table:table-cell table:style-name="ce7" table:formula="of:=([.F56]*100)/[.G56]" office:value-type="float" office:value="54.207263064659">
            <text:p>54,2072630647</text:p>
          </table:table-cell>
          <table:table-cell table:style-name="ce7" table:formula="of:=[.O2]-[.H56]" office:value-type="float" office:value="2036.61469">
            <text:p>2036,61469</text:p>
          </table:table-cell>
          <table:table-cell table:style-name="ce7" table:formula="of:=([.B56]/[.C56])*100" office:value-type="float" office:value="10.2415584415584">
            <text:p>10,241558441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7-07">
            <text:p>07/07/2016</text:p>
          </table:table-cell>
          <table:table-cell table:style-name="ce5" office:value-type="float" office:value="41.71">
            <text:p>41,71</text:p>
          </table:table-cell>
          <table:table-cell table:style-name="ce5" office:value-type="float" office:value="352">
            <text:p>352</text:p>
          </table:table-cell>
          <table:table-cell table:style-name="ce5" office:value-type="float" office:value="0.619">
            <text:p>0,619</text:p>
          </table:table-cell>
          <table:table-cell table:style-name="ce5" office:value-type="float" office:value="1.12">
            <text:p>1,12</text:p>
          </table:table-cell>
          <table:table-cell table:style-name="ce7" table:formula="of:=[.D57]*[.B57]" office:value-type="float" office:value="25.81849">
            <text:p>25,81849</text:p>
          </table:table-cell>
          <table:table-cell table:style-name="ce7" table:formula="of:=[.E57]*[.B57]" office:value-type="float" office:value="46.7152">
            <text:p>46,7152</text:p>
          </table:table-cell>
          <table:table-cell table:style-name="ce7" table:formula="of:=[.G57]-[.F57]" office:value-type="float" office:value="20.89671">
            <text:p>20,89671</text:p>
          </table:table-cell>
          <table:table-cell table:style-name="ce7" table:formula="of:=([.F57]*100)/[.G57]" office:value-type="float" office:value="55.2678571428571">
            <text:p>55,2678571429</text:p>
          </table:table-cell>
          <table:table-cell table:style-name="ce7" table:formula="of:=[.O2]-[.H57]" office:value-type="float" office:value="2036.10329">
            <text:p>2036,10329</text:p>
          </table:table-cell>
          <table:table-cell table:style-name="ce7" table:formula="of:=([.B57]/[.C57])*100" office:value-type="float" office:value="11.8494318181818">
            <text:p>11,849431818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7-16">
            <text:p>16/07/2016</text:p>
          </table:table-cell>
          <table:table-cell table:style-name="ce5" office:value-type="float" office:value="41.64">
            <text:p>41,64</text:p>
          </table:table-cell>
          <table:table-cell table:style-name="ce5" office:value-type="float" office:value="316.3">
            <text:p>316,3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119">
            <text:p>1,119</text:p>
          </table:table-cell>
          <table:table-cell table:style-name="ce7" table:formula="of:=[.D58]*[.B58]" office:value-type="float" office:value="26.19156">
            <text:p>26,19156</text:p>
          </table:table-cell>
          <table:table-cell table:style-name="ce7" table:formula="of:=[.E58]*[.B58]" office:value-type="float" office:value="46.59516">
            <text:p>46,59516</text:p>
          </table:table-cell>
          <table:table-cell table:style-name="ce7" table:formula="of:=[.G58]-[.F58]" office:value-type="float" office:value="20.4036">
            <text:p>20,4036</text:p>
          </table:table-cell>
          <table:table-cell table:style-name="ce7" table:formula="of:=([.F58]*100)/[.G58]" office:value-type="float" office:value="56.2109025915996">
            <text:p>56,2109025916</text:p>
          </table:table-cell>
          <table:table-cell table:style-name="ce7" table:formula="of:=[.O2]-[.H58]" office:value-type="float" office:value="2036.5964">
            <text:p>2036,5964</text:p>
          </table:table-cell>
          <table:table-cell table:style-name="ce7" table:formula="of:=([.B58]/[.C58])*100" office:value-type="float" office:value="13.1647170407841">
            <text:p>13,164717040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7-22">
            <text:p>22/07/2016</text:p>
          </table:table-cell>
          <table:table-cell table:style-name="ce5" office:value-type="float" office:value="42.63">
            <text:p>42,63</text:p>
          </table:table-cell>
          <table:table-cell table:style-name="ce5" office:value-type="float" office:value="356.8">
            <text:p>356,8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104">
            <text:p>1,104</text:p>
          </table:table-cell>
          <table:table-cell table:style-name="ce7" table:formula="of:=[.D59]*[.B59]" office:value-type="float" office:value="26.81427">
            <text:p>26,81427</text:p>
          </table:table-cell>
          <table:table-cell table:style-name="ce7" table:formula="of:=[.E59]*[.B59]" office:value-type="float" office:value="47.06352">
            <text:p>47,06352</text:p>
          </table:table-cell>
          <table:table-cell table:style-name="ce7" table:formula="of:=[.G59]-[.F59]" office:value-type="float" office:value="20.24925">
            <text:p>20,24925</text:p>
          </table:table-cell>
          <table:table-cell table:style-name="ce7" table:formula="of:=([.F59]*100)/[.G59]" office:value-type="float" office:value="56.9746376811594">
            <text:p>56,9746376812</text:p>
          </table:table-cell>
          <table:table-cell table:style-name="ce7" table:formula="of:=[.O2]-[.H59]" office:value-type="float" office:value="2036.75075">
            <text:p>2036,75075</text:p>
          </table:table-cell>
          <table:table-cell table:style-name="ce7" table:formula="of:=([.B59]/[.C59])*100" office:value-type="float" office:value="11.9478699551569">
            <text:p>11,9478699552</text:p>
          </table:table-cell>
          <table:table-cell>
            <draw:frame table:end-cell-address="Hoja1.V73" table:end-x="0.366cm" table:end-y="0.183cm" draw:z-index="2" draw:name="Gráfico 7" draw:style-name="gr1" draw:text-style-name="P1" svg:width="22.242cm" svg:height="7.084cm" svg:x="0.367cm" svg:y="0.012cm">
              <draw:object draw:notify-on-update-of-ranges="Hoja1.A150:Hoja1.A15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style-name="ce2" office:value-type="date" office:date-value="2016-08-01">
            <text:p>01/08/2016</text:p>
          </table:table-cell>
          <table:table-cell table:style-name="ce5" office:value-type="float" office:value="42.34">
            <text:p>42,34</text:p>
          </table:table-cell>
          <table:table-cell table:style-name="ce5" office:value-type="float" office:value="288">
            <text:p>288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119">
            <text:p>1,119</text:p>
          </table:table-cell>
          <table:table-cell table:style-name="ce7" table:formula="of:=[.D60]*[.B60]" office:value-type="float" office:value="26.63186">
            <text:p>26,63186</text:p>
          </table:table-cell>
          <table:table-cell table:style-name="ce7" table:formula="of:=[.E60]*[.B60]" office:value-type="float" office:value="47.37846">
            <text:p>47,37846</text:p>
          </table:table-cell>
          <table:table-cell table:style-name="ce7" table:formula="of:=[.G60]-[.F60]" office:value-type="float" office:value="20.7466">
            <text:p>20,7466</text:p>
          </table:table-cell>
          <table:table-cell table:style-name="ce7" table:formula="of:=([.F60]*100)/[.G60]" office:value-type="float" office:value="56.2109025915996">
            <text:p>56,2109025916</text:p>
          </table:table-cell>
          <table:table-cell table:style-name="ce7" table:formula="of:=[.O2]-[.H60]" office:value-type="float" office:value="2036.2534">
            <text:p>2036,2534</text:p>
          </table:table-cell>
          <table:table-cell table:style-name="ce7" table:formula="of:=([.B60]/[.C60])*100" office:value-type="float" office:value="14.7013888888889">
            <text:p>14,701388888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8-09">
            <text:p>09/08/2016</text:p>
          </table:table-cell>
          <table:table-cell table:style-name="ce5" office:value-type="float" office:value="28.96">
            <text:p>28,96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0.662">
            <text:p>0,662</text:p>
          </table:table-cell>
          <table:table-cell table:style-name="ce5" office:value-type="float" office:value="1.124">
            <text:p>1,124</text:p>
          </table:table-cell>
          <table:table-cell table:style-name="ce7" table:formula="of:=[.D61]*[.B61]" office:value-type="float" office:value="19.17152">
            <text:p>19,17152</text:p>
          </table:table-cell>
          <table:table-cell table:style-name="ce7" table:formula="of:=[.E61]*[.B61]" office:value-type="float" office:value="32.55104">
            <text:p>32,55104</text:p>
          </table:table-cell>
          <table:table-cell table:style-name="ce7" table:formula="of:=[.G61]-[.F61]" office:value-type="float" office:value="13.37952">
            <text:p>13,37952</text:p>
          </table:table-cell>
          <table:table-cell table:style-name="ce7" table:formula="of:=([.F61]*100)/[.G61]" office:value-type="float" office:value="58.8967971530249">
            <text:p>58,896797153</text:p>
          </table:table-cell>
          <table:table-cell table:style-name="ce7" table:formula="of:=[.O2]-[.H61]" office:value-type="float" office:value="2043.62048">
            <text:p>2043,62048</text:p>
          </table:table-cell>
          <table:table-cell table:style-name="ce7" table:formula="of:=([.B61]/[.C61])*100" office:value-type="float" office:value="52.6545454545455">
            <text:p>52,654545454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8-13">
            <text:p>13/08/2016</text:p>
          </table:table-cell>
          <table:table-cell table:style-name="ce5" office:value-type="float" office:value="12.17">
            <text:p>12,17</text:p>
          </table:table-cell>
          <table:table-cell table:style-name="ce5" office:value-type="float" office:value="409.4">
            <text:p>409,4</text:p>
          </table:table-cell>
          <table:table-cell table:style-name="ce5" office:value-type="float" office:value="0.659">
            <text:p>0,659</text:p>
          </table:table-cell>
          <table:table-cell table:style-name="ce5" office:value-type="float" office:value="1.124">
            <text:p>1,124</text:p>
          </table:table-cell>
          <table:table-cell table:style-name="ce7" table:formula="of:=[.D62]*[.B62]" office:value-type="float" office:value="8.02003">
            <text:p>8,02003</text:p>
          </table:table-cell>
          <table:table-cell table:style-name="ce7" table:formula="of:=[.E62]*[.B62]" office:value-type="float" office:value="13.67908">
            <text:p>13,67908</text:p>
          </table:table-cell>
          <table:table-cell table:style-name="ce7" table:formula="of:=[.G62]-[.F62]" office:value-type="float" office:value="5.65905">
            <text:p>5,65905</text:p>
          </table:table-cell>
          <table:table-cell table:style-name="ce7" table:formula="of:=([.F62]*100)/[.G62]" office:value-type="float" office:value="58.6298932384342">
            <text:p>58,6298932384</text:p>
          </table:table-cell>
          <table:table-cell table:style-name="ce7" table:formula="of:=[.O2]-[.H62]" office:value-type="float" office:value="2051.34095">
            <text:p>2051,34095</text:p>
          </table:table-cell>
          <table:table-cell table:style-name="ce7" table:formula="of:=([.B62]/[.C62])*100" office:value-type="float" office:value="2.97264289203713">
            <text:p>2,97264289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8-15">
            <text:p>15/08/2016</text:p>
          </table:table-cell>
          <table:table-cell table:style-name="ce5" office:value-type="float" office:value="32.73">
            <text:p>32,73</text:p>
          </table:table-cell>
          <table:table-cell table:style-name="ce5" office:value-type="float" office:value="316.7">
            <text:p>316,7</text:p>
          </table:table-cell>
          <table:table-cell table:style-name="ce5" office:value-type="float" office:value="0.659">
            <text:p>0,659</text:p>
          </table:table-cell>
          <table:table-cell table:style-name="ce5" office:value-type="float" office:value="1.145">
            <text:p>1,145</text:p>
          </table:table-cell>
          <table:table-cell table:style-name="ce7" table:formula="of:=[.D63]*[.B63]" office:value-type="float" office:value="21.56907">
            <text:p>21,56907</text:p>
          </table:table-cell>
          <table:table-cell table:style-name="ce7" table:formula="of:=[.E63]*[.B63]" office:value-type="float" office:value="37.47585">
            <text:p>37,47585</text:p>
          </table:table-cell>
          <table:table-cell table:style-name="ce7" table:formula="of:=[.G63]-[.F63]" office:value-type="float" office:value="15.90678">
            <text:p>15,90678</text:p>
          </table:table-cell>
          <table:table-cell table:style-name="ce7" table:formula="of:=([.F63]*100)/[.G63]" office:value-type="float" office:value="57.5545851528384">
            <text:p>57,5545851528</text:p>
          </table:table-cell>
          <table:table-cell table:style-name="ce7" table:formula="of:=[.O2]-[.H63]" office:value-type="float" office:value="2041.09322">
            <text:p>2041,09322</text:p>
          </table:table-cell>
          <table:table-cell table:style-name="ce7" table:formula="of:=([.B63]/[.C63])*100" office:value-type="float" office:value="10.3347016103568">
            <text:p>10,334701610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8-27">
            <text:p>27/08/2016</text:p>
          </table:table-cell>
          <table:table-cell table:style-name="ce5" office:value-type="float" office:value="43.02">
            <text:p>43,02</text:p>
          </table:table-cell>
          <table:table-cell table:style-name="ce5" office:value-type="float" office:value="403.1">
            <text:p>403,1</text:p>
          </table:table-cell>
          <table:table-cell table:style-name="ce5" office:value-type="float" office:value="0.659">
            <text:p>0,659</text:p>
          </table:table-cell>
          <table:table-cell table:style-name="ce5" office:value-type="float" office:value="1.145">
            <text:p>1,145</text:p>
          </table:table-cell>
          <table:table-cell table:style-name="ce7" table:formula="of:=[.D64]*[.B64]" office:value-type="float" office:value="28.35018">
            <text:p>28,35018</text:p>
          </table:table-cell>
          <table:table-cell table:style-name="ce7" table:formula="of:=[.E64]*[.B64]" office:value-type="float" office:value="49.2579">
            <text:p>49,2579</text:p>
          </table:table-cell>
          <table:table-cell table:style-name="ce7" table:formula="of:=[.G64]-[.F64]" office:value-type="float" office:value="20.90772">
            <text:p>20,90772</text:p>
          </table:table-cell>
          <table:table-cell table:style-name="ce7" table:formula="of:=([.F64]*100)/[.G64]" office:value-type="float" office:value="57.5545851528384">
            <text:p>57,5545851528</text:p>
          </table:table-cell>
          <table:table-cell table:style-name="ce7" table:formula="of:=[.O2]-[.H64]" office:value-type="float" office:value="2036.09228">
            <text:p>2036,09228</text:p>
          </table:table-cell>
          <table:table-cell table:style-name="ce7" table:formula="of:=([.B64]/[.C64])*100" office:value-type="float" office:value="10.6722897544034">
            <text:p>10,672289754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8-28">
            <text:p>28/08/2016</text:p>
          </table:table-cell>
          <table:table-cell table:style-name="ce5" office:value-type="float" office:value="39.51">
            <text:p>39,51</text:p>
          </table:table-cell>
          <table:table-cell table:style-name="ce5" office:value-type="float" office:value="340">
            <text:p>340</text:p>
          </table:table-cell>
          <table:table-cell table:style-name="ce5" office:value-type="float" office:value="0.659">
            <text:p>0,659</text:p>
          </table:table-cell>
          <table:table-cell table:style-name="ce5" office:value-type="float" office:value="1.129">
            <text:p>1,129</text:p>
          </table:table-cell>
          <table:table-cell table:style-name="ce7" table:formula="of:=[.D65]*[.B65]" office:value-type="float" office:value="26.03709">
            <text:p>26,03709</text:p>
          </table:table-cell>
          <table:table-cell table:style-name="ce7" table:formula="of:=[.E65]*[.B65]" office:value-type="float" office:value="44.60679">
            <text:p>44,60679</text:p>
          </table:table-cell>
          <table:table-cell table:style-name="ce7" table:formula="of:=[.G65]-[.F65]" office:value-type="float" office:value="18.5697">
            <text:p>18,5697</text:p>
          </table:table-cell>
          <table:table-cell table:style-name="ce7" table:formula="of:=([.F65]*100)/[.G65]" office:value-type="float" office:value="58.37023914969">
            <text:p>58,3702391497</text:p>
          </table:table-cell>
          <table:table-cell table:style-name="ce7" table:formula="of:=[.O2]-[.H65]" office:value-type="float" office:value="2038.4303">
            <text:p>2038,4303</text:p>
          </table:table-cell>
          <table:table-cell table:style-name="ce7" table:formula="of:=([.B65]/[.C65])*100" office:value-type="float" office:value="11.6205882352941">
            <text:p>11,620588235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9-06">
            <text:p>06/09/2016</text:p>
          </table:table-cell>
          <table:table-cell table:style-name="ce5" office:value-type="float" office:value="35.6">
            <text:p>35,6</text:p>
          </table:table-cell>
          <table:table-cell table:style-name="ce5" office:value-type="float" office:value="358.6">
            <text:p>358,6</text:p>
          </table:table-cell>
          <table:table-cell table:style-name="ce5" office:value-type="float" office:value="0.659">
            <text:p>0,659</text:p>
          </table:table-cell>
          <table:table-cell table:style-name="ce5" office:value-type="float" office:value="1.129">
            <text:p>1,129</text:p>
          </table:table-cell>
          <table:table-cell table:style-name="ce7" table:formula="of:=[.D66]*[.B66]" office:value-type="float" office:value="23.4604">
            <text:p>23,4604</text:p>
          </table:table-cell>
          <table:table-cell table:style-name="ce7" table:formula="of:=[.E66]*[.B66]" office:value-type="float" office:value="40.1924">
            <text:p>40,1924</text:p>
          </table:table-cell>
          <table:table-cell table:style-name="ce7" table:formula="of:=[.G66]-[.F66]" office:value-type="float" office:value="16.732">
            <text:p>16,732</text:p>
          </table:table-cell>
          <table:table-cell table:style-name="ce7" table:formula="of:=([.F66]*100)/[.G66]" office:value-type="float" office:value="58.37023914969">
            <text:p>58,3702391497</text:p>
          </table:table-cell>
          <table:table-cell table:style-name="ce7" table:formula="of:=[.O2]-[.H66]" office:value-type="float" office:value="2040.268">
            <text:p>2040,268</text:p>
          </table:table-cell>
          <table:table-cell table:style-name="ce7" table:formula="of:=([.B66]/[.C66])*100" office:value-type="float" office:value="9.92749581706637">
            <text:p>9,927495817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9-20">
            <text:p>20/09/2016</text:p>
          </table:table-cell>
          <table:table-cell table:style-name="ce5" office:value-type="float" office:value="43.5">
            <text:p>43,5</text:p>
          </table:table-cell>
          <table:table-cell table:style-name="ce5" office:value-type="float" office:value="344.6">
            <text:p>344,6</text:p>
          </table:table-cell>
          <table:table-cell table:style-name="ce5" office:value-type="float" office:value="0.659">
            <text:p>0,659</text:p>
          </table:table-cell>
          <table:table-cell table:style-name="ce5" office:value-type="float" office:value="1.129">
            <text:p>1,129</text:p>
          </table:table-cell>
          <table:table-cell table:style-name="ce7" table:formula="of:=[.D67]*[.B67]" office:value-type="float" office:value="28.6665">
            <text:p>28,6665</text:p>
          </table:table-cell>
          <table:table-cell table:style-name="ce7" table:formula="of:=[.E67]*[.B67]" office:value-type="float" office:value="49.1115">
            <text:p>49,1115</text:p>
          </table:table-cell>
          <table:table-cell table:style-name="ce7" table:formula="of:=[.G67]-[.F67]" office:value-type="float" office:value="20.445">
            <text:p>20,445</text:p>
          </table:table-cell>
          <table:table-cell table:style-name="ce7" table:formula="of:=([.F67]*100)/[.G67]" office:value-type="float" office:value="58.37023914969">
            <text:p>58,3702391497</text:p>
          </table:table-cell>
          <table:table-cell table:style-name="ce7" table:formula="of:=[.O2]-[.H67]" office:value-type="float" office:value="2036.555">
            <text:p>2036,555</text:p>
          </table:table-cell>
          <table:table-cell table:style-name="ce7" table:formula="of:=([.B67]/[.C67])*100" office:value-type="float" office:value="12.6233313987232">
            <text:p>12,623331398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9-29">
            <text:p>29/09/2016</text:p>
          </table:table-cell>
          <table:table-cell table:style-name="ce5" office:value-type="float" office:value="50.6">
            <text:p>50,6</text:p>
          </table:table-cell>
          <table:table-cell table:style-name="ce5" office:value-type="float" office:value="382.1">
            <text:p>382,1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19">
            <text:p>1,119</text:p>
          </table:table-cell>
          <table:table-cell table:style-name="ce7" table:formula="of:=[.D68]*[.B68]" office:value-type="float" office:value="29.8034">
            <text:p>29,8034</text:p>
          </table:table-cell>
          <table:table-cell table:style-name="ce7" table:formula="of:=[.E68]*[.B68]" office:value-type="float" office:value="56.6214">
            <text:p>56,6214</text:p>
          </table:table-cell>
          <table:table-cell table:style-name="ce7" table:formula="of:=[.G68]-[.F68]" office:value-type="float" office:value="26.818">
            <text:p>26,818</text:p>
          </table:table-cell>
          <table:table-cell table:style-name="ce7" table:formula="of:=([.F68]*100)/[.G68]" office:value-type="float" office:value="52.6362823949955">
            <text:p>52,636282395</text:p>
          </table:table-cell>
          <table:table-cell table:style-name="ce7" table:formula="of:=[.O2]-[.H68]" office:value-type="float" office:value="2030.182">
            <text:p>2030,182</text:p>
          </table:table-cell>
          <table:table-cell table:style-name="ce7" table:formula="of:=([.B68]/[.C68])*100" office:value-type="float" office:value="13.2426066474745">
            <text:p>13,242606647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0-02">
            <text:p>02/10/2016</text:p>
          </table:table-cell>
          <table:table-cell table:style-name="ce5" office:value-type="float" office:value="44.14">
            <text:p>44,14</text:p>
          </table:table-cell>
          <table:table-cell table:style-name="ce5" office:value-type="float" office:value="310.8">
            <text:p>310,8</text:p>
          </table:table-cell>
          <table:table-cell table:style-name="ce5" office:value-type="float" office:value="0.589">
            <text:p>0,589</text:p>
          </table:table-cell>
          <table:table-cell table:style-name="ce5" office:value-type="float" office:value="1.159">
            <text:p>1,159</text:p>
          </table:table-cell>
          <table:table-cell table:style-name="ce7" table:formula="of:=[.D69]*[.B69]" office:value-type="float" office:value="25.99846">
            <text:p>25,99846</text:p>
          </table:table-cell>
          <table:table-cell table:style-name="ce7" table:formula="of:=[.E69]*[.B69]" office:value-type="float" office:value="51.15826">
            <text:p>51,15826</text:p>
          </table:table-cell>
          <table:table-cell table:style-name="ce7" table:formula="of:=[.G69]-[.F69]" office:value-type="float" office:value="25.1598">
            <text:p>25,1598</text:p>
          </table:table-cell>
          <table:table-cell table:style-name="ce7" table:formula="of:=([.F69]*100)/[.G69]" office:value-type="float" office:value="50.8196721311476">
            <text:p>50,8196721311</text:p>
          </table:table-cell>
          <table:table-cell table:style-name="ce7" table:formula="of:=[.O2]-[.H69]" office:value-type="float" office:value="2031.8402">
            <text:p>2031,8402</text:p>
          </table:table-cell>
          <table:table-cell table:style-name="ce7" table:formula="of:=([.B69]/[.C69])*100" office:value-type="float" office:value="14.2020592020592">
            <text:p>14,202059202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0-08">
            <text:p>08/10/2016</text:p>
          </table:table-cell>
          <table:table-cell table:style-name="ce5" office:value-type="float" office:value="43.77">
            <text:p>43,77</text:p>
          </table:table-cell>
          <table:table-cell table:style-name="ce5" office:value-type="float" office:value="360.5">
            <text:p>360,5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69">
            <text:p>1,169</text:p>
          </table:table-cell>
          <table:table-cell table:style-name="ce7" table:formula="of:=[.D70]*[.B70]" office:value-type="float" office:value="26.65593">
            <text:p>26,65593</text:p>
          </table:table-cell>
          <table:table-cell table:style-name="ce7" table:formula="of:=[.E70]*[.B70]" office:value-type="float" office:value="51.16713">
            <text:p>51,16713</text:p>
          </table:table-cell>
          <table:table-cell table:style-name="ce7" table:formula="of:=[.G70]-[.F70]" office:value-type="float" office:value="24.5112">
            <text:p>24,5112</text:p>
          </table:table-cell>
          <table:table-cell table:style-name="ce7" table:formula="of:=([.F70]*100)/[.G70]" office:value-type="float" office:value="52.0958083832335">
            <text:p>52,0958083832</text:p>
          </table:table-cell>
          <table:table-cell table:style-name="ce7" table:formula="of:=[.O2]-[.H70]" office:value-type="float" office:value="2032.4888">
            <text:p>2032,4888</text:p>
          </table:table-cell>
          <table:table-cell table:style-name="ce7" table:formula="of:=([.B70]/[.C70])*100" office:value-type="float" office:value="12.1414701803051">
            <text:p>12,141470180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0-18">
            <text:p>18/10/2016</text:p>
          </table:table-cell>
          <table:table-cell table:style-name="ce5" office:value-type="float" office:value="49.7">
            <text:p>49,7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69">
            <text:p>1,169</text:p>
          </table:table-cell>
          <table:table-cell table:style-name="ce7" table:formula="of:=[.D71]*[.B71]" office:value-type="float" office:value="30.2673">
            <text:p>30,2673</text:p>
          </table:table-cell>
          <table:table-cell table:style-name="ce7" table:formula="of:=[.E71]*[.B71]" office:value-type="float" office:value="58.0993">
            <text:p>58,0993</text:p>
          </table:table-cell>
          <table:table-cell table:style-name="ce7" table:formula="of:=[.G71]-[.F71]" office:value-type="float" office:value="27.832">
            <text:p>27,832</text:p>
          </table:table-cell>
          <table:table-cell table:style-name="ce7" table:formula="of:=([.F71]*100)/[.G71]" office:value-type="float" office:value="52.0958083832335">
            <text:p>52,0958083832</text:p>
          </table:table-cell>
          <table:table-cell table:style-name="ce7" table:formula="of:=[.O2]-[.H71]" office:value-type="float" office:value="2029.168">
            <text:p>2029,168</text:p>
          </table:table-cell>
          <table:table-cell table:style-name="ce7" table:formula="of:=([.B71]/[.C71])*100" office:value-type="float" office:value="13.4324324324324">
            <text:p>13,432432432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1-11">
            <text:p>11/11/2016</text:p>
          </table:table-cell>
          <table:table-cell table:style-name="ce5" office:value-type="float" office:value="33.76">
            <text:p>33,76</text:p>
          </table:table-cell>
          <table:table-cell table:style-name="ce5" office:value-type="float" office:value="308">
            <text:p>308</text:p>
          </table:table-cell>
          <table:table-cell table:style-name="ce5" office:value-type="float" office:value="0.606">
            <text:p>0,606</text:p>
          </table:table-cell>
          <table:table-cell table:style-name="ce5" office:value-type="float" office:value="1.139">
            <text:p>1,139</text:p>
          </table:table-cell>
          <table:table-cell table:style-name="ce7" table:formula="of:=[.D72]*[.B72]" office:value-type="float" office:value="20.45856">
            <text:p>20,45856</text:p>
          </table:table-cell>
          <table:table-cell table:style-name="ce7" table:formula="of:=[.E72]*[.B72]" office:value-type="float" office:value="38.45264">
            <text:p>38,45264</text:p>
          </table:table-cell>
          <table:table-cell table:style-name="ce7" table:formula="of:=[.G72]-[.F72]" office:value-type="float" office:value="17.99408">
            <text:p>17,99408</text:p>
          </table:table-cell>
          <table:table-cell table:style-name="ce7" table:formula="of:=([.F72]*100)/[.G72]" office:value-type="float" office:value="53.2045654082529">
            <text:p>53,2045654083</text:p>
          </table:table-cell>
          <table:table-cell table:style-name="ce7" table:formula="of:=[.O2]-[.H72]" office:value-type="float" office:value="2039.00592">
            <text:p>2039,00592</text:p>
          </table:table-cell>
          <table:table-cell table:style-name="ce7" table:formula="of:=([.B72]/[.C72])*100" office:value-type="float" office:value="10.961038961039">
            <text:p>10,96103896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1-13">
            <text:p>13/11/2016</text:p>
          </table:table-cell>
          <table:table-cell table:style-name="ce5" office:value-type="float" office:value="23.67">
            <text:p>23,67</text:p>
          </table:table-cell>
          <table:table-cell table:style-name="ce5" office:value-type="float" office:value="420.8">
            <text:p>420,8</text:p>
          </table:table-cell>
          <table:table-cell table:style-name="ce5" office:value-type="float" office:value="0.606">
            <text:p>0,606</text:p>
          </table:table-cell>
          <table:table-cell table:style-name="ce5" office:value-type="float" office:value="1.129">
            <text:p>1,129</text:p>
          </table:table-cell>
          <table:table-cell table:style-name="ce7" table:formula="of:=[.D73]*[.B73]" office:value-type="float" office:value="14.34402">
            <text:p>14,34402</text:p>
          </table:table-cell>
          <table:table-cell table:style-name="ce7" table:formula="of:=[.E73]*[.B73]" office:value-type="float" office:value="26.72343">
            <text:p>26,72343</text:p>
          </table:table-cell>
          <table:table-cell table:style-name="ce7" table:formula="of:=[.G73]-[.F73]" office:value-type="float" office:value="12.37941">
            <text:p>12,37941</text:p>
          </table:table-cell>
          <table:table-cell table:style-name="ce7" table:formula="of:=([.F73]*100)/[.G73]" office:value-type="float" office:value="53.6758193091231">
            <text:p>53,6758193091</text:p>
          </table:table-cell>
          <table:table-cell table:style-name="ce7" table:formula="of:=[.O2]-[.H73]" office:value-type="float" office:value="2044.62059">
            <text:p>2044,62059</text:p>
          </table:table-cell>
          <table:table-cell table:style-name="ce7" table:formula="of:=([.B73]/[.C73])*100" office:value-type="float" office:value="5.625">
            <text:p>5,62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1-15">
            <text:p>15/11/2016</text:p>
          </table:table-cell>
          <table:table-cell table:style-name="ce5" office:value-type="float" office:value="43.8">
            <text:p>43,8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0.606">
            <text:p>0,606</text:p>
          </table:table-cell>
          <table:table-cell table:style-name="ce5" office:value-type="float" office:value="1.139">
            <text:p>1,139</text:p>
          </table:table-cell>
          <table:table-cell table:style-name="ce7" table:formula="of:=[.D74]*[.B74]" office:value-type="float" office:value="26.5428">
            <text:p>26,5428</text:p>
          </table:table-cell>
          <table:table-cell table:style-name="ce7" table:formula="of:=[.E74]*[.B74]" office:value-type="float" office:value="49.8882">
            <text:p>49,8882</text:p>
          </table:table-cell>
          <table:table-cell table:style-name="ce7" table:formula="of:=[.G74]-[.F74]" office:value-type="float" office:value="23.3454">
            <text:p>23,3454</text:p>
          </table:table-cell>
          <table:table-cell table:style-name="ce7" table:formula="of:=([.F74]*100)/[.G74]" office:value-type="float" office:value="53.2045654082529">
            <text:p>53,2045654083</text:p>
          </table:table-cell>
          <table:table-cell table:style-name="ce7" table:formula="of:=[.O2]-[.H74]" office:value-type="float" office:value="2033.6546">
            <text:p>2033,6546</text:p>
          </table:table-cell>
          <table:table-cell table:style-name="ce7" table:formula="of:=([.B74]/[.C74])*100" office:value-type="float" office:value="20.184331797235">
            <text:p>20,184331797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1-15">
            <text:p>15/11/2016</text:p>
          </table:table-cell>
          <table:table-cell table:style-name="ce5" office:value-type="float" office:value="43.57">
            <text:p>43,57</text:p>
          </table:table-cell>
          <table:table-cell table:style-name="ce5" office:value-type="float" office:value="376">
            <text:p>376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29">
            <text:p>1,129</text:p>
          </table:table-cell>
          <table:table-cell table:style-name="ce7" table:formula="of:=[.D75]*[.B75]" office:value-type="float" office:value="26.53413">
            <text:p>26,53413</text:p>
          </table:table-cell>
          <table:table-cell table:style-name="ce7" table:formula="of:=[.E75]*[.B75]" office:value-type="float" office:value="49.19053">
            <text:p>49,19053</text:p>
          </table:table-cell>
          <table:table-cell table:style-name="ce7" table:formula="of:=[.G75]-[.F75]" office:value-type="float" office:value="22.6564">
            <text:p>22,6564</text:p>
          </table:table-cell>
          <table:table-cell table:style-name="ce7" table:formula="of:=([.F75]*100)/[.G75]" office:value-type="float" office:value="53.9415411868911">
            <text:p>53,9415411869</text:p>
          </table:table-cell>
          <table:table-cell table:style-name="ce7" table:formula="of:=[.O2]-[.H75]" office:value-type="float" office:value="2034.3436">
            <text:p>2034,3436</text:p>
          </table:table-cell>
          <table:table-cell table:style-name="ce7" table:formula="of:=([.B75]/[.C75])*100" office:value-type="float" office:value="11.5877659574468">
            <text:p>11,587765957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1-25">
            <text:p>25/11/2016</text:p>
          </table:table-cell>
          <table:table-cell table:style-name="ce5" office:value-type="float" office:value="50.29">
            <text:p>50,29</text:p>
          </table:table-cell>
          <table:table-cell table:style-name="ce5" office:value-type="float" office:value="411">
            <text:p>411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29">
            <text:p>1,129</text:p>
          </table:table-cell>
          <table:table-cell table:style-name="ce7" table:formula="of:=[.D76]*[.B76]" office:value-type="float" office:value="30.62661">
            <text:p>30,62661</text:p>
          </table:table-cell>
          <table:table-cell table:style-name="ce7" table:formula="of:=[.E76]*[.B76]" office:value-type="float" office:value="56.77741">
            <text:p>56,77741</text:p>
          </table:table-cell>
          <table:table-cell table:style-name="ce7" table:formula="of:=[.G76]-[.F76]" office:value-type="float" office:value="26.1508">
            <text:p>26,1508</text:p>
          </table:table-cell>
          <table:table-cell table:style-name="ce7" table:formula="of:=([.F76]*100)/[.G76]" office:value-type="float" office:value="53.9415411868911">
            <text:p>53,9415411869</text:p>
          </table:table-cell>
          <table:table-cell table:style-name="ce7" table:formula="of:=[.O2]-[.H76]" office:value-type="float" office:value="2030.8492">
            <text:p>2030,8492</text:p>
          </table:table-cell>
          <table:table-cell table:style-name="ce7" table:formula="of:=([.B76]/[.C76])*100" office:value-type="float" office:value="12.2360097323601">
            <text:p>12,236009732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1-27">
            <text:p>27/11/2016</text:p>
          </table:table-cell>
          <table:table-cell table:style-name="ce5" office:value-type="float" office:value="48.9">
            <text:p>48,9</text:p>
          </table:table-cell>
          <table:table-cell table:style-name="ce5" office:value-type="float" office:value="220.7">
            <text:p>220,7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59">
            <text:p>1,159</text:p>
          </table:table-cell>
          <table:table-cell table:style-name="ce7" table:formula="of:=[.D77]*[.B77]" office:value-type="float" office:value="29.7801">
            <text:p>29,7801</text:p>
          </table:table-cell>
          <table:table-cell table:style-name="ce7" table:formula="of:=[.E77]*[.B77]" office:value-type="float" office:value="56.6751">
            <text:p>56,6751</text:p>
          </table:table-cell>
          <table:table-cell table:style-name="ce7" table:formula="of:=[.G77]-[.F77]" office:value-type="float" office:value="26.895">
            <text:p>26,895</text:p>
          </table:table-cell>
          <table:table-cell table:style-name="ce7" table:formula="of:=([.F77]*100)/[.G77]" office:value-type="float" office:value="52.5452976704055">
            <text:p>52,5452976704</text:p>
          </table:table-cell>
          <table:table-cell table:style-name="ce7" table:formula="of:=[.O2]-[.H77]" office:value-type="float" office:value="2030.105">
            <text:p>2030,105</text:p>
          </table:table-cell>
          <table:table-cell table:style-name="ce7" table:formula="of:=([.B77]/[.C77])*100" office:value-type="float" office:value="22.1567739012234">
            <text:p>22,156773901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1-29">
            <text:p>29/11/2016</text:p>
          </table:table-cell>
          <table:table-cell table:style-name="ce5" office:value-type="float" office:value="47.91">
            <text:p>47,91</text:p>
          </table:table-cell>
          <table:table-cell table:style-name="ce5" office:value-type="float" office:value="280">
            <text:p>280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69">
            <text:p>1,169</text:p>
          </table:table-cell>
          <table:table-cell table:style-name="ce7" table:formula="of:=[.D78]*[.B78]" office:value-type="float" office:value="29.17719">
            <text:p>29,17719</text:p>
          </table:table-cell>
          <table:table-cell table:style-name="ce7" table:formula="of:=[.E78]*[.B78]" office:value-type="float" office:value="56.00679">
            <text:p>56,00679</text:p>
          </table:table-cell>
          <table:table-cell table:style-name="ce7" table:formula="of:=[.G78]-[.F78]" office:value-type="float" office:value="26.8296">
            <text:p>26,8296</text:p>
          </table:table-cell>
          <table:table-cell table:style-name="ce7" table:formula="of:=([.F78]*100)/[.G78]" office:value-type="float" office:value="52.0958083832335">
            <text:p>52,0958083832</text:p>
          </table:table-cell>
          <table:table-cell table:style-name="ce7" table:formula="of:=[.O2]-[.H78]" office:value-type="float" office:value="2030.1704">
            <text:p>2030,1704</text:p>
          </table:table-cell>
          <table:table-cell table:style-name="ce7" table:formula="of:=([.B78]/[.C78])*100" office:value-type="float" office:value="17.1107142857143">
            <text:p>17,110714285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2-02">
            <text:p>02/12/2016</text:p>
          </table:table-cell>
          <table:table-cell table:style-name="ce5" office:value-type="float" office:value="24.76">
            <text:p>24,76</text:p>
          </table:table-cell>
          <table:table-cell table:style-name="ce5" office:value-type="float" office:value="330">
            <text:p>330</text:p>
          </table:table-cell>
          <table:table-cell table:style-name="ce5" office:value-type="float" office:value="0.606">
            <text:p>0,606</text:p>
          </table:table-cell>
          <table:table-cell table:style-name="ce5" office:value-type="float" office:value="1.229">
            <text:p>1,229</text:p>
          </table:table-cell>
          <table:table-cell table:style-name="ce7" table:formula="of:=[.D79]*[.B79]" office:value-type="float" office:value="15.00456">
            <text:p>15,00456</text:p>
          </table:table-cell>
          <table:table-cell table:style-name="ce7" table:formula="of:=[.E79]*[.B79]" office:value-type="float" office:value="30.43004">
            <text:p>30,43004</text:p>
          </table:table-cell>
          <table:table-cell table:style-name="ce7" table:formula="of:=[.G79]-[.F79]" office:value-type="float" office:value="15.42548">
            <text:p>15,42548</text:p>
          </table:table-cell>
          <table:table-cell table:style-name="ce7" table:formula="of:=([.F79]*100)/[.G79]" office:value-type="float" office:value="49.3083807973963">
            <text:p>49,3083807974</text:p>
          </table:table-cell>
          <table:table-cell table:style-name="ce7" table:formula="of:=[.O2]-[.H79]" office:value-type="float" office:value="2041.57452">
            <text:p>2041,57452</text:p>
          </table:table-cell>
          <table:table-cell table:style-name="ce7" table:formula="of:=([.B79]/[.C79])*100" office:value-type="float" office:value="7.5030303030303">
            <text:p>7,50303030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2-04">
            <text:p>04/12/2016</text:p>
          </table:table-cell>
          <table:table-cell table:style-name="ce5" office:value-type="float" office:value="14.5">
            <text:p>14,5</text:p>
          </table:table-cell>
          <table:table-cell table:style-name="ce5" office:value-type="float" office:value="290">
            <text:p>290</text:p>
          </table:table-cell>
          <table:table-cell table:style-name="ce5" office:value-type="float" office:value="0.606">
            <text:p>0,606</text:p>
          </table:table-cell>
          <table:table-cell table:style-name="ce5" office:value-type="float" office:value="1.229">
            <text:p>1,229</text:p>
          </table:table-cell>
          <table:table-cell table:style-name="ce7" table:formula="of:=[.D80]*[.B80]" office:value-type="float" office:value="8.787">
            <text:p>8,787</text:p>
          </table:table-cell>
          <table:table-cell table:style-name="ce7" table:formula="of:=[.E80]*[.B80]" office:value-type="float" office:value="17.8205">
            <text:p>17,8205</text:p>
          </table:table-cell>
          <table:table-cell table:style-name="ce7" table:formula="of:=[.G80]-[.F80]" office:value-type="float" office:value="9.0335">
            <text:p>9,0335</text:p>
          </table:table-cell>
          <table:table-cell table:style-name="ce7" table:formula="of:=([.F80]*100)/[.G80]" office:value-type="float" office:value="49.3083807973963">
            <text:p>49,3083807974</text:p>
          </table:table-cell>
          <table:table-cell table:style-name="ce7" table:formula="of:=[.O2]-[.H80]" office:value-type="float" office:value="2047.9665">
            <text:p>2047,9665</text:p>
          </table:table-cell>
          <table:table-cell table:style-name="ce7" table:formula="of:=([.B80]/[.C80])*100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2-06">
            <text:p>06/12/2016</text:p>
          </table:table-cell>
          <table:table-cell table:style-name="ce5" office:value-type="float" office:value="41.59">
            <text:p>41,59</text:p>
          </table:table-cell>
          <table:table-cell table:style-name="ce5" office:value-type="float" office:value="147.8">
            <text:p>147,8</text:p>
          </table:table-cell>
          <table:table-cell table:style-name="ce5" office:value-type="float" office:value="0.606">
            <text:p>0,606</text:p>
          </table:table-cell>
          <table:table-cell table:style-name="ce5" office:value-type="float" office:value="1.209">
            <text:p>1,209</text:p>
          </table:table-cell>
          <table:table-cell table:style-name="ce7" table:formula="of:=[.D81]*[.B81]" office:value-type="float" office:value="25.20354">
            <text:p>25,20354</text:p>
          </table:table-cell>
          <table:table-cell table:style-name="ce7" table:formula="of:=[.E81]*[.B81]" office:value-type="float" office:value="50.28231">
            <text:p>50,28231</text:p>
          </table:table-cell>
          <table:table-cell table:style-name="ce7" table:formula="of:=[.G81]-[.F81]" office:value-type="float" office:value="25.07877">
            <text:p>25,07877</text:p>
          </table:table-cell>
          <table:table-cell table:style-name="ce7" table:formula="of:=([.F81]*100)/[.G81]" office:value-type="float" office:value="50.1240694789082">
            <text:p>50,1240694789</text:p>
          </table:table-cell>
          <table:table-cell table:style-name="ce7" table:formula="of:=[.O2]-[.H81]" office:value-type="float" office:value="2031.92123">
            <text:p>2031,92123</text:p>
          </table:table-cell>
          <table:table-cell table:style-name="ce7" table:formula="of:=([.B81]/[.C81])*100" office:value-type="float" office:value="28.1393775372124">
            <text:p>28,139377537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2-10">
            <text:p>10/12/2016</text:p>
          </table:table-cell>
          <table:table-cell table:style-name="ce5" office:value-type="float" office:value="27.67">
            <text:p>27,67</text:p>
          </table:table-cell>
          <table:table-cell table:style-name="ce5" office:value-type="float" office:value="248.3">
            <text:p>248,3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89">
            <text:p>1,189</text:p>
          </table:table-cell>
          <table:table-cell table:style-name="ce7" table:formula="of:=[.D82]*[.B82]" office:value-type="float" office:value="16.85103">
            <text:p>16,85103</text:p>
          </table:table-cell>
          <table:table-cell table:style-name="ce7" table:formula="of:=[.E82]*[.B82]" office:value-type="float" office:value="32.89963">
            <text:p>32,89963</text:p>
          </table:table-cell>
          <table:table-cell table:style-name="ce7" table:formula="of:=[.G82]-[.F82]" office:value-type="float" office:value="16.0486">
            <text:p>16,0486</text:p>
          </table:table-cell>
          <table:table-cell table:style-name="ce7" table:formula="of:=([.F82]*100)/[.G82]" office:value-type="float" office:value="51.219512195122">
            <text:p>51,2195121951</text:p>
          </table:table-cell>
          <table:table-cell table:style-name="ce7" table:formula="of:=[.O2]-[.H82]" office:value-type="float" office:value="2040.9514">
            <text:p>2040,9514</text:p>
          </table:table-cell>
          <table:table-cell table:style-name="ce7" table:formula="of:=([.B82]/[.C82])*100" office:value-type="float" office:value="11.1437776882803">
            <text:p>11,143777688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2-10">
            <text:p>10/12/201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42.2">
            <text:p>242,2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89">
            <text:p>1,189</text:p>
          </table:table-cell>
          <table:table-cell table:style-name="ce7" table:formula="of:=[.D83]*[.B83]" office:value-type="float" office:value="4.263">
            <text:p>4,263</text:p>
          </table:table-cell>
          <table:table-cell table:style-name="ce7" table:formula="of:=[.E83]*[.B83]" office:value-type="float" office:value="8.323">
            <text:p>8,323</text:p>
          </table:table-cell>
          <table:table-cell table:style-name="ce7" table:formula="of:=[.G83]-[.F83]" office:value-type="float" office:value="4.06">
            <text:p>4,06</text:p>
          </table:table-cell>
          <table:table-cell table:style-name="ce7" table:formula="of:=([.F83]*100)/[.G83]" office:value-type="float" office:value="51.219512195122">
            <text:p>51,2195121951</text:p>
          </table:table-cell>
          <table:table-cell table:style-name="ce7" table:formula="of:=[.O2]-[.H83]" office:value-type="float" office:value="2052.94">
            <text:p>2052,94</text:p>
          </table:table-cell>
          <table:table-cell table:style-name="ce7" table:formula="of:=([.B83]/[.C83])*100" office:value-type="float" office:value="2.89017341040462">
            <text:p>2,890173410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2-18">
            <text:p>18/12/2016</text:p>
          </table:table-cell>
          <table:table-cell table:style-name="ce5" office:value-type="float" office:value="27.75">
            <text:p>27,75</text:p>
          </table:table-cell>
          <table:table-cell table:style-name="ce5" office:value-type="float" office:value="384.1">
            <text:p>384,1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215">
            <text:p>1,215</text:p>
          </table:table-cell>
          <table:table-cell table:style-name="ce7" table:formula="of:=[.D84]*[.B84]" office:value-type="float" office:value="16.89975">
            <text:p>16,89975</text:p>
          </table:table-cell>
          <table:table-cell table:style-name="ce7" table:formula="of:=[.E84]*[.B84]" office:value-type="float" office:value="33.71625">
            <text:p>33,71625</text:p>
          </table:table-cell>
          <table:table-cell table:style-name="ce7" table:formula="of:=[.G84]-[.F84]" office:value-type="float" office:value="16.8165">
            <text:p>16,8165</text:p>
          </table:table-cell>
          <table:table-cell table:style-name="ce7" table:formula="of:=([.F84]*100)/[.G84]" office:value-type="float" office:value="50.1234567901235">
            <text:p>50,1234567901</text:p>
          </table:table-cell>
          <table:table-cell table:style-name="ce7" table:formula="of:=[.O2]-[.H84]" office:value-type="float" office:value="2040.1835">
            <text:p>2040,1835</text:p>
          </table:table-cell>
          <table:table-cell table:style-name="ce7" table:formula="of:=([.B84]/[.C84])*100" office:value-type="float" office:value="7.22468107263733">
            <text:p>7,224681072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12-21">
            <text:p>21/12/2016</text:p>
          </table:table-cell>
          <table:table-cell table:style-name="ce5" office:value-type="float" office:value="36.92">
            <text:p>36,92</text:p>
          </table:table-cell>
          <table:table-cell table:style-name="ce5" office:value-type="float" office:value="356.7">
            <text:p>356,7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215">
            <text:p>1,215</text:p>
          </table:table-cell>
          <table:table-cell table:style-name="ce7" table:formula="of:=[.D85]*[.B85]" office:value-type="float" office:value="22.48428">
            <text:p>22,48428</text:p>
          </table:table-cell>
          <table:table-cell table:style-name="ce7" table:formula="of:=[.E85]*[.B85]" office:value-type="float" office:value="44.8578">
            <text:p>44,8578</text:p>
          </table:table-cell>
          <table:table-cell table:style-name="ce7" table:formula="of:=[.G85]-[.F85]" office:value-type="float" office:value="22.37352">
            <text:p>22,37352</text:p>
          </table:table-cell>
          <table:table-cell table:style-name="ce7" table:formula="of:=([.F85]*100)/[.G85]" office:value-type="float" office:value="50.1234567901235">
            <text:p>50,1234567901</text:p>
          </table:table-cell>
          <table:table-cell table:style-name="ce7" table:formula="of:=[.O2]-[.H85]" office:value-type="float" office:value="2034.62648">
            <text:p>2034,62648</text:p>
          </table:table-cell>
          <table:table-cell table:style-name="ce7" table:formula="of:=([.B85]/[.C85])*100" office:value-type="float" office:value="10.3504345388281">
            <text:p>10,350434538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1-04">
            <text:p>04/01/2017</text:p>
          </table:table-cell>
          <table:table-cell table:style-name="ce5" office:value-type="float" office:value="42.02">
            <text:p>42,02</text:p>
          </table:table-cell>
          <table:table-cell table:style-name="ce5" office:value-type="float" office:value="342.6">
            <text:p>342,6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22">
            <text:p>1,22</text:p>
          </table:table-cell>
          <table:table-cell table:style-name="ce7" table:formula="of:=[.D86]*[.B86]" office:value-type="float" office:value="25.59018">
            <text:p>25,59018</text:p>
          </table:table-cell>
          <table:table-cell table:style-name="ce7" table:formula="of:=[.E86]*[.B86]" office:value-type="float" office:value="51.2644">
            <text:p>51,2644</text:p>
          </table:table-cell>
          <table:table-cell table:style-name="ce7" table:formula="of:=[.G86]-[.F86]" office:value-type="float" office:value="25.67422">
            <text:p>25,67422</text:p>
          </table:table-cell>
          <table:table-cell table:style-name="ce7" table:formula="of:=([.F86]*100)/[.G86]" office:value-type="float" office:value="49.9180327868853">
            <text:p>49,9180327869</text:p>
          </table:table-cell>
          <table:table-cell table:style-name="ce7" table:formula="of:=[.O2]-[.H86]" office:value-type="float" office:value="2031.32578">
            <text:p>2031,32578</text:p>
          </table:table-cell>
          <table:table-cell table:style-name="ce7" table:formula="of:=([.B86]/[.C86])*100" office:value-type="float" office:value="12.2650321074139">
            <text:p>12,2650321074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1-13">
            <text:p>13/01/2017</text:p>
          </table:table-cell>
          <table:table-cell table:style-name="ce5" office:value-type="float" office:value="39.78">
            <text:p>39,78</text:p>
          </table:table-cell>
          <table:table-cell table:style-name="ce5" office:value-type="float" office:value="222.6">
            <text:p>222,6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209">
            <text:p>1,209</text:p>
          </table:table-cell>
          <table:table-cell table:style-name="ce7" table:formula="of:=[.D87]*[.B87]" office:value-type="float" office:value="24.22602">
            <text:p>24,22602</text:p>
          </table:table-cell>
          <table:table-cell table:style-name="ce7" table:formula="of:=[.E87]*[.B87]" office:value-type="float" office:value="48.09402">
            <text:p>48,09402</text:p>
          </table:table-cell>
          <table:table-cell table:style-name="ce7" table:formula="of:=[.G87]-[.F87]" office:value-type="float" office:value="23.868">
            <text:p>23,868</text:p>
          </table:table-cell>
          <table:table-cell table:style-name="ce7" table:formula="of:=([.F87]*100)/[.G87]" office:value-type="float" office:value="50.3722084367246">
            <text:p>50,3722084367</text:p>
          </table:table-cell>
          <table:table-cell table:style-name="ce7" table:formula="of:=[.O2]-[.H87]" office:value-type="float" office:value="2033.132">
            <text:p>2033,132</text:p>
          </table:table-cell>
          <table:table-cell table:style-name="ce7" table:formula="of:=([.B87]/[.C87])*100" office:value-type="float" office:value="17.8706199460916">
            <text:p>17,870619946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1-21">
            <text:p>21/01/2017</text:p>
          </table:table-cell>
          <table:table-cell table:style-name="ce5" office:value-type="float" office:value="25.33">
            <text:p>25,33</text:p>
          </table:table-cell>
          <table:table-cell table:style-name="ce5" office:value-type="float" office:value="203.7">
            <text:p>203,7</text:p>
          </table:table-cell>
          <table:table-cell table:style-name="ce5" office:value-type="float" office:value="0.576">
            <text:p>0,576</text:p>
          </table:table-cell>
          <table:table-cell table:style-name="ce5" office:value-type="float" office:value="1.249">
            <text:p>1,249</text:p>
          </table:table-cell>
          <table:table-cell table:style-name="ce7" table:formula="of:=[.D88]*[.B88]" office:value-type="float" office:value="14.59008">
            <text:p>14,59008</text:p>
          </table:table-cell>
          <table:table-cell table:style-name="ce7" table:formula="of:=[.E88]*[.B88]" office:value-type="float" office:value="31.63717">
            <text:p>31,63717</text:p>
          </table:table-cell>
          <table:table-cell table:style-name="ce7" table:formula="of:=[.G88]-[.F88]" office:value-type="float" office:value="17.04709">
            <text:p>17,04709</text:p>
          </table:table-cell>
          <table:table-cell table:style-name="ce7" table:formula="of:=([.F88]*100)/[.G88]" office:value-type="float" office:value="46.1168935148119">
            <text:p>46,1168935148</text:p>
          </table:table-cell>
          <table:table-cell table:style-name="ce7" table:formula="of:=[.O2]-[.H88]" office:value-type="float" office:value="2039.95291">
            <text:p>2039,95291</text:p>
          </table:table-cell>
          <table:table-cell table:style-name="ce7" table:formula="of:=([.B88]/[.C88])*100" office:value-type="float" office:value="12.4349533627884">
            <text:p>12,434953362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1-21">
            <text:p>21/01/2017</text:p>
          </table:table-cell>
          <table:table-cell table:style-name="ce5" office:value-type="float" office:value="17.98">
            <text:p>17,98</text:p>
          </table:table-cell>
          <table:table-cell table:style-name="ce5" office:value-type="float" office:value="285.5">
            <text:p>285,5</text:p>
          </table:table-cell>
          <table:table-cell table:style-name="ce5" office:value-type="float" office:value="0.576">
            <text:p>0,576</text:p>
          </table:table-cell>
          <table:table-cell table:style-name="ce5" office:value-type="float" office:value="1.249">
            <text:p>1,249</text:p>
          </table:table-cell>
          <table:table-cell table:style-name="ce7" table:formula="of:=[.D89]*[.B89]" office:value-type="float" office:value="10.35648">
            <text:p>10,35648</text:p>
          </table:table-cell>
          <table:table-cell table:style-name="ce7" table:formula="of:=[.E89]*[.B89]" office:value-type="float" office:value="22.45702">
            <text:p>22,45702</text:p>
          </table:table-cell>
          <table:table-cell table:style-name="ce7" table:formula="of:=[.G89]-[.F89]" office:value-type="float" office:value="12.10054">
            <text:p>12,10054</text:p>
          </table:table-cell>
          <table:table-cell table:style-name="ce7" table:formula="of:=([.F89]*100)/[.G89]" office:value-type="float" office:value="46.1168935148119">
            <text:p>46,1168935148</text:p>
          </table:table-cell>
          <table:table-cell table:style-name="ce7" table:formula="of:=[.O2]-[.H89]" office:value-type="float" office:value="2044.89946">
            <text:p>2044,89946</text:p>
          </table:table-cell>
          <table:table-cell table:style-name="ce7" table:formula="of:=([.B89]/[.C89])*100" office:value-type="float" office:value="6.29772329246935">
            <text:p>6,297723292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1-29">
            <text:p>29/01/2017</text:p>
          </table:table-cell>
          <table:table-cell table:style-name="ce5" office:value-type="float" office:value="28.5">
            <text:p>28,5</text:p>
          </table:table-cell>
          <table:table-cell table:style-name="ce5" office:value-type="float" office:value="202.4">
            <text:p>202,4</text:p>
          </table:table-cell>
          <table:table-cell table:style-name="ce5" office:value-type="float" office:value="0.576">
            <text:p>0,576</text:p>
          </table:table-cell>
          <table:table-cell table:style-name="ce5" office:value-type="float" office:value="1.139">
            <text:p>1,139</text:p>
          </table:table-cell>
          <table:table-cell table:style-name="ce7" table:formula="of:=[.D90]*[.B90]" office:value-type="float" office:value="16.416">
            <text:p>16,416</text:p>
          </table:table-cell>
          <table:table-cell table:style-name="ce7" table:formula="of:=[.E90]*[.B90]" office:value-type="float" office:value="32.4615">
            <text:p>32,4615</text:p>
          </table:table-cell>
          <table:table-cell table:style-name="ce7" table:formula="of:=[.G90]-[.F90]" office:value-type="float" office:value="16.0455">
            <text:p>16,0455</text:p>
          </table:table-cell>
          <table:table-cell table:style-name="ce7" table:formula="of:=([.F90]*100)/[.G90]" office:value-type="float" office:value="50.5706760316067">
            <text:p>50,5706760316</text:p>
          </table:table-cell>
          <table:table-cell table:style-name="ce7" table:formula="of:=[.O2]-[.H90]" office:value-type="float" office:value="2040.9545">
            <text:p>2040,9545</text:p>
          </table:table-cell>
          <table:table-cell table:style-name="ce7" table:formula="of:=([.B90]/[.C90])*100" office:value-type="float" office:value="14.0810276679842">
            <text:p>14,081027668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1-29">
            <text:p>29/01/2017</text:p>
          </table:table-cell>
          <table:table-cell table:style-name="ce5" office:value-type="float" office:value="20.56">
            <text:p>20,56</text:p>
          </table:table-cell>
          <table:table-cell table:style-name="ce5" office:value-type="float" office:value="427.8">
            <text:p>427,8</text:p>
          </table:table-cell>
          <table:table-cell table:style-name="ce5" office:value-type="float" office:value="0.576">
            <text:p>0,576</text:p>
          </table:table-cell>
          <table:table-cell table:style-name="ce5" office:value-type="float" office:value="1.259">
            <text:p>1,259</text:p>
          </table:table-cell>
          <table:table-cell table:style-name="ce7" table:formula="of:=[.D91]*[.B91]" office:value-type="float" office:value="11.84256">
            <text:p>11,84256</text:p>
          </table:table-cell>
          <table:table-cell table:style-name="ce7" table:formula="of:=[.E91]*[.B91]" office:value-type="float" office:value="25.88504">
            <text:p>25,88504</text:p>
          </table:table-cell>
          <table:table-cell table:style-name="ce7" table:formula="of:=[.G91]-[.F91]" office:value-type="float" office:value="14.04248">
            <text:p>14,04248</text:p>
          </table:table-cell>
          <table:table-cell table:style-name="ce7" table:formula="of:=([.F91]*100)/[.G91]" office:value-type="float" office:value="45.7505957108817">
            <text:p>45,7505957109</text:p>
          </table:table-cell>
          <table:table-cell table:style-name="ce7" table:formula="of:=[.O2]-[.H91]" office:value-type="float" office:value="2042.95752">
            <text:p>2042,95752</text:p>
          </table:table-cell>
          <table:table-cell table:style-name="ce7" table:formula="of:=([.B91]/[.C91])*100" office:value-type="float" office:value="4.80598410472183">
            <text:p>4,805984104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2-05">
            <text:p>05/02/2017</text:p>
          </table:table-cell>
          <table:table-cell table:style-name="ce5" office:value-type="float" office:value="29.5">
            <text:p>29,5</text:p>
          </table:table-cell>
          <table:table-cell table:style-name="ce5" office:value-type="float" office:value="93.5">
            <text:p>93,5</text:p>
          </table:table-cell>
          <table:table-cell table:style-name="ce5" office:value-type="float" office:value="0.649">
            <text:p>0,649</text:p>
          </table:table-cell>
          <table:table-cell table:style-name="ce5" office:value-type="float" office:value="1.229">
            <text:p>1,229</text:p>
          </table:table-cell>
          <table:table-cell table:style-name="ce7" table:formula="of:=[.D92]*[.B92]" office:value-type="float" office:value="19.1455">
            <text:p>19,1455</text:p>
          </table:table-cell>
          <table:table-cell table:style-name="ce7" table:formula="of:=[.E92]*[.B92]" office:value-type="float" office:value="36.2555">
            <text:p>36,2555</text:p>
          </table:table-cell>
          <table:table-cell table:style-name="ce7" table:formula="of:=[.G92]-[.F92]" office:value-type="float" office:value="17.11">
            <text:p>17,11</text:p>
          </table:table-cell>
          <table:table-cell table:style-name="ce7" table:formula="of:=([.F92]*100)/[.G92]" office:value-type="float" office:value="52.8071602929211">
            <text:p>52,8071602929</text:p>
          </table:table-cell>
          <table:table-cell table:style-name="ce7" table:formula="of:=[.O2]-[.H92]" office:value-type="float" office:value="2039.89">
            <text:p>2039,89</text:p>
          </table:table-cell>
          <table:table-cell table:style-name="ce7" table:formula="of:=([.B92]/[.C92])*100" office:value-type="float" office:value="31.5508021390374">
            <text:p>31,550802139</text:p>
          </table:table-cell>
          <table:table-cell table:number-columns-repeated="1013"/>
        </table:table-row>
        <table:table-row table:style-name="ro2">
          <table:table-cell table:style-name="ce2" office:value-type="date" office:date-value="2017-02-07">
            <text:p>07/02/2017</text:p>
          </table:table-cell>
          <table:table-cell table:style-name="ce5" office:value-type="float" office:value="23.96">
            <text:p>23,96</text:p>
          </table:table-cell>
          <table:table-cell table:style-name="ce5" office:value-type="float" office:value="386">
            <text:p>386</text:p>
          </table:table-cell>
          <table:table-cell table:style-name="ce5" office:value-type="float" office:value="0.641">
            <text:p>0,641</text:p>
          </table:table-cell>
          <table:table-cell table:style-name="ce5" office:value-type="float" office:value="1.259">
            <text:p>1,259</text:p>
          </table:table-cell>
          <table:table-cell table:style-name="ce7" table:formula="of:=[.D93]*[.B93]" office:value-type="float" office:value="15.35836">
            <text:p>15,35836</text:p>
          </table:table-cell>
          <table:table-cell table:style-name="ce7" table:formula="of:=[.E93]*[.B93]" office:value-type="float" office:value="30.16564">
            <text:p>30,16564</text:p>
          </table:table-cell>
          <table:table-cell table:style-name="ce7" table:formula="of:=[.G93]-[.F93]" office:value-type="float" office:value="14.80728">
            <text:p>14,80728</text:p>
          </table:table-cell>
          <table:table-cell table:style-name="ce7" table:formula="of:=([.F93]*100)/[.G93]" office:value-type="float" office:value="50.9134233518666">
            <text:p>50,9134233519</text:p>
          </table:table-cell>
          <table:table-cell table:style-name="ce7" table:formula="of:=[.O2]-[.H93]" office:value-type="float" office:value="2042.19272">
            <text:p>2042,19272</text:p>
          </table:table-cell>
          <table:table-cell table:style-name="ce7" table:formula="of:=([.B93]/[.C93])*100" office:value-type="float" office:value="6.20725388601036">
            <text:p>6,20725388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2-16">
            <text:p>16/02/2017</text:p>
          </table:table-cell>
          <table:table-cell table:style-name="ce5" office:value-type="float" office:value="37.41">
            <text:p>37,41</text:p>
          </table:table-cell>
          <table:table-cell table:style-name="ce5" office:value-type="float" office:value="384">
            <text:p>384</text:p>
          </table:table-cell>
          <table:table-cell table:style-name="ce5" office:value-type="float" office:value="0.642">
            <text:p>0,642</text:p>
          </table:table-cell>
          <table:table-cell table:style-name="ce5" office:value-type="float" office:value="1.269">
            <text:p>1,269</text:p>
          </table:table-cell>
          <table:table-cell table:style-name="ce7" table:formula="of:=[.D94]*[.B94]" office:value-type="float" office:value="24.01722">
            <text:p>24,01722</text:p>
          </table:table-cell>
          <table:table-cell table:style-name="ce7" table:formula="of:=[.E94]*[.B94]" office:value-type="float" office:value="47.47329">
            <text:p>47,47329</text:p>
          </table:table-cell>
          <table:table-cell table:style-name="ce7" table:formula="of:=[.G94]-[.F94]" office:value-type="float" office:value="23.45607">
            <text:p>23,45607</text:p>
          </table:table-cell>
          <table:table-cell table:style-name="ce7" table:formula="of:=([.F94]*100)/[.G94]" office:value-type="float" office:value="50.5910165484634">
            <text:p>50,5910165485</text:p>
          </table:table-cell>
          <table:table-cell table:style-name="ce7" table:formula="of:=[.O2]-[.H94]" office:value-type="float" office:value="2033.54393">
            <text:p>2033,54393</text:p>
          </table:table-cell>
          <table:table-cell table:style-name="ce7" table:formula="of:=([.B94]/[.C94])*100" office:value-type="float" office:value="9.7421875">
            <text:p>9,742187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2-24">
            <text:p>24/02/2017</text:p>
          </table:table-cell>
          <table:table-cell table:style-name="ce5" office:value-type="float" office:value="41.75">
            <text:p>41,75</text:p>
          </table:table-cell>
          <table:table-cell table:style-name="ce5" office:value-type="float" office:value="415">
            <text:p>415</text:p>
          </table:table-cell>
          <table:table-cell table:style-name="ce5" office:value-type="float" office:value="0.649">
            <text:p>0,649</text:p>
          </table:table-cell>
          <table:table-cell table:style-name="ce5" office:value-type="float" office:value="1.244">
            <text:p>1,244</text:p>
          </table:table-cell>
          <table:table-cell table:style-name="ce7" table:formula="of:=[.D95]*[.B95]" office:value-type="float" office:value="27.09575">
            <text:p>27,09575</text:p>
          </table:table-cell>
          <table:table-cell table:style-name="ce7" table:formula="of:=[.E95]*[.B95]" office:value-type="float" office:value="51.937">
            <text:p>51,937</text:p>
          </table:table-cell>
          <table:table-cell table:style-name="ce7" table:formula="of:=[.G95]-[.F95]" office:value-type="float" office:value="24.84125">
            <text:p>24,84125</text:p>
          </table:table-cell>
          <table:table-cell table:style-name="ce7" table:formula="of:=([.F95]*100)/[.G95]" office:value-type="float" office:value="52.1704180064309">
            <text:p>52,1704180064</text:p>
          </table:table-cell>
          <table:table-cell table:style-name="ce7" table:formula="of:=[.O2]-[.H95]" office:value-type="float" office:value="2032.15875">
            <text:p>2032,15875</text:p>
          </table:table-cell>
          <table:table-cell table:style-name="ce7" table:formula="of:=([.B95]/[.C95])*100" office:value-type="float" office:value="10.0602409638554">
            <text:p>10,060240963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3-06">
            <text:p>06/03/2017</text:p>
          </table:table-cell>
          <table:table-cell table:style-name="ce5" office:value-type="float" office:value="38.89">
            <text:p>38,89</text:p>
          </table:table-cell>
          <table:table-cell table:style-name="ce5" office:value-type="float" office:value="339">
            <text:p>339</text:p>
          </table:table-cell>
          <table:table-cell table:style-name="ce5" office:value-type="float" office:value="0.642">
            <text:p>0,642</text:p>
          </table:table-cell>
          <table:table-cell table:style-name="ce5" office:value-type="float" office:value="1.259">
            <text:p>1,259</text:p>
          </table:table-cell>
          <table:table-cell table:style-name="ce7" table:formula="of:=[.D96]*[.B96]" office:value-type="float" office:value="24.96738">
            <text:p>24,96738</text:p>
          </table:table-cell>
          <table:table-cell table:style-name="ce7" table:formula="of:=[.E96]*[.B96]" office:value-type="float" office:value="48.96251">
            <text:p>48,96251</text:p>
          </table:table-cell>
          <table:table-cell table:style-name="ce7" table:formula="of:=[.G96]-[.F96]" office:value-type="float" office:value="23.99513">
            <text:p>23,99513</text:p>
          </table:table-cell>
          <table:table-cell table:style-name="ce7" table:formula="of:=([.F96]*100)/[.G96]" office:value-type="float" office:value="50.9928514694202">
            <text:p>50,9928514694</text:p>
          </table:table-cell>
          <table:table-cell table:style-name="ce7" table:formula="of:=[.O2]-[.H96]" office:value-type="float" office:value="2033.00487">
            <text:p>2033,00487</text:p>
          </table:table-cell>
          <table:table-cell table:style-name="ce7" table:formula="of:=([.B96]/[.C96])*100" office:value-type="float" office:value="11.4719764011799">
            <text:p>11,4719764012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3-14">
            <text:p>14/03/2017</text:p>
          </table:table-cell>
          <table:table-cell table:style-name="ce5" office:value-type="float" office:value="35.12">
            <text:p>35,12</text:p>
          </table:table-cell>
          <table:table-cell table:style-name="ce5" office:value-type="float" office:value="303">
            <text:p>303</text:p>
          </table:table-cell>
          <table:table-cell table:style-name="ce5" office:value-type="float" office:value="0.646">
            <text:p>0,646</text:p>
          </table:table-cell>
          <table:table-cell table:style-name="ce5" office:value-type="float" office:value="1.259">
            <text:p>1,259</text:p>
          </table:table-cell>
          <table:table-cell table:style-name="ce7" table:formula="of:=[.D97]*[.B97]" office:value-type="float" office:value="22.68752">
            <text:p>22,68752</text:p>
          </table:table-cell>
          <table:table-cell table:style-name="ce7" table:formula="of:=[.E97]*[.B97]" office:value-type="float" office:value="44.21608">
            <text:p>44,21608</text:p>
          </table:table-cell>
          <table:table-cell table:style-name="ce7" table:formula="of:=[.G97]-[.F97]" office:value-type="float" office:value="21.52856">
            <text:p>21,52856</text:p>
          </table:table-cell>
          <table:table-cell table:style-name="ce7" table:formula="of:=([.F97]*100)/[.G97]" office:value-type="float" office:value="51.3105639396346">
            <text:p>51,3105639396</text:p>
          </table:table-cell>
          <table:table-cell table:style-name="ce7" table:formula="of:=[.O2]-[.H97]" office:value-type="float" office:value="2035.47144">
            <text:p>2035,47144</text:p>
          </table:table-cell>
          <table:table-cell table:style-name="ce7" table:formula="of:=([.B97]/[.C97])*100" office:value-type="float" office:value="11.5907590759076">
            <text:p>11,590759075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3-16">
            <text:p>16/03/2017</text:p>
          </table:table-cell>
          <table:table-cell table:style-name="ce5" table:formula="of:=30.13+0.94" office:value-type="float" office:value="31.07">
            <text:p>31,07</text:p>
          </table:table-cell>
          <table:table-cell table:style-name="ce5" office:value-type="float" office:value="374.1">
            <text:p>374,1</text:p>
          </table:table-cell>
          <table:table-cell table:style-name="ce5" office:value-type="float" office:value="0.646">
            <text:p>0,646</text:p>
          </table:table-cell>
          <table:table-cell table:style-name="ce5" office:value-type="float" office:value="1.199">
            <text:p>1,199</text:p>
          </table:table-cell>
          <table:table-cell table:style-name="ce7" table:formula="of:=[.D98]*[.B98]" office:value-type="float" office:value="20.07122">
            <text:p>20,07122</text:p>
          </table:table-cell>
          <table:table-cell table:style-name="ce7" table:formula="of:=[.E97]*[.B97]" office:value-type="float" office:value="44.21608">
            <text:p>44,21608</text:p>
          </table:table-cell>
          <table:table-cell table:style-name="ce7" table:formula="of:=[.G97]-[.F97]" office:value-type="float" office:value="21.52856">
            <text:p>21,52856</text:p>
          </table:table-cell>
          <table:table-cell table:style-name="ce7" table:formula="of:=([.F97]*100)/[.G97]" office:value-type="float" office:value="51.3105639396346">
            <text:p>51,3105639396</text:p>
          </table:table-cell>
          <table:table-cell table:style-name="ce7" table:formula="of:=[.O2]-[.H98]" office:value-type="float" office:value="2035.47144">
            <text:p>2035,47144</text:p>
          </table:table-cell>
          <table:table-cell table:style-name="ce7" table:formula="of:=([.B98]/[.C98])*100" office:value-type="float" office:value="8.30526597166533">
            <text:p>8,305265971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3-24">
            <text:p>24/03/2017</text:p>
          </table:table-cell>
          <table:table-cell table:style-name="ce5" office:value-type="float" office:value="38.43">
            <text:p>38,43</text:p>
          </table:table-cell>
          <table:table-cell table:style-name="ce5" office:value-type="float" office:value="389.3">
            <text:p>389,3</text:p>
          </table:table-cell>
          <table:table-cell table:style-name="ce5" office:value-type="float" office:value="0.649">
            <text:p>0,649</text:p>
          </table:table-cell>
          <table:table-cell table:style-name="ce5" office:value-type="float" office:value="1.199">
            <text:p>1,199</text:p>
          </table:table-cell>
          <table:table-cell table:style-name="ce7" table:formula="of:=[.D99]*[.B99]" office:value-type="float" office:value="24.94107">
            <text:p>24,94107</text:p>
          </table:table-cell>
          <table:table-cell table:style-name="ce7" table:formula="of:=[.E99]*[.B99]" office:value-type="float" office:value="46.07757">
            <text:p>46,07757</text:p>
          </table:table-cell>
          <table:table-cell table:style-name="ce7" table:formula="of:=[.G99]-[.F99]" office:value-type="float" office:value="21.1365">
            <text:p>21,1365</text:p>
          </table:table-cell>
          <table:table-cell table:style-name="ce7" table:formula="of:=([.F99]*100)/[.G99]" office:value-type="float" office:value="54.1284403669725">
            <text:p>54,128440367</text:p>
          </table:table-cell>
          <table:table-cell table:style-name="ce7" table:formula="of:=[.O2]-[.H99]" office:value-type="float" office:value="2035.8635">
            <text:p>2035,8635</text:p>
          </table:table-cell>
          <table:table-cell table:style-name="ce7" table:formula="of:=([.B99]/[.C99])*100" office:value-type="float" office:value="9.87156434626252">
            <text:p>9,871564346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4-04">
            <text:p>04/04/2017</text:p>
          </table:table-cell>
          <table:table-cell table:style-name="ce5" office:value-type="float" office:value="39.33">
            <text:p>39,33</text:p>
          </table:table-cell>
          <table:table-cell table:style-name="ce5" office:value-type="float" office:value="357.4">
            <text:p>357,4</text:p>
          </table:table-cell>
          <table:table-cell table:style-name="ce5" office:value-type="float" office:value="0.649">
            <text:p>0,649</text:p>
          </table:table-cell>
          <table:table-cell table:style-name="ce5" office:value-type="float" office:value="1.331">
            <text:p>1,331</text:p>
          </table:table-cell>
          <table:table-cell table:style-name="ce7" table:formula="of:=[.D100]*[.B100]" office:value-type="float" office:value="25.52517">
            <text:p>25,52517</text:p>
          </table:table-cell>
          <table:table-cell table:style-name="ce7" table:formula="of:=[.E100]*[.B100]" office:value-type="float" office:value="52.34823">
            <text:p>52,34823</text:p>
          </table:table-cell>
          <table:table-cell table:style-name="ce7" table:formula="of:=[.G100]-[.F100]" office:value-type="float" office:value="26.82306">
            <text:p>26,82306</text:p>
          </table:table-cell>
          <table:table-cell table:style-name="ce7" table:formula="of:=([.F100]*100)/[.G100]" office:value-type="float" office:value="48.7603305785124">
            <text:p>48,7603305785</text:p>
          </table:table-cell>
          <table:table-cell table:style-name="ce7" table:formula="of:=[.O2]-[.H100]" office:value-type="float" office:value="2030.17694">
            <text:p>2030,17694</text:p>
          </table:table-cell>
          <table:table-cell table:style-name="ce7" table:formula="of:=([.B100]/[.C100])*100" office:value-type="float" office:value="11.0044767767208">
            <text:p>11,004476776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107-04-15">
            <text:p>15/04/2107</text:p>
          </table:table-cell>
          <table:table-cell table:style-name="ce5" office:value-type="float" office:value="40.25">
            <text:p>40,25</text:p>
          </table:table-cell>
          <table:table-cell table:style-name="ce5" office:value-type="float" office:value="385.8">
            <text:p>385,8</text:p>
          </table:table-cell>
          <table:table-cell table:style-name="ce5" office:value-type="float" office:value="0.639">
            <text:p>0,639</text:p>
          </table:table-cell>
          <table:table-cell table:style-name="ce5" office:value-type="float" office:value="1.259">
            <text:p>1,259</text:p>
          </table:table-cell>
          <table:table-cell table:style-name="ce7" table:formula="of:=[.D101]*[.B101]" office:value-type="float" office:value="25.71975">
            <text:p>25,71975</text:p>
          </table:table-cell>
          <table:table-cell table:style-name="ce7" table:formula="of:=[.E101]*[.B101]" office:value-type="float" office:value="50.67475">
            <text:p>50,67475</text:p>
          </table:table-cell>
          <table:table-cell table:style-name="ce7" table:formula="of:=[.G101]-[.F101]" office:value-type="float" office:value="24.955">
            <text:p>24,955</text:p>
          </table:table-cell>
          <table:table-cell table:style-name="ce7" table:formula="of:=([.F101]*100)/[.G101]" office:value-type="float" office:value="50.7545671167593">
            <text:p>50,7545671168</text:p>
          </table:table-cell>
          <table:table-cell table:style-name="ce7" table:formula="of:=[.O2]-[.H101]" office:value-type="float" office:value="2032.045">
            <text:p>2032,045</text:p>
          </table:table-cell>
          <table:table-cell table:style-name="ce7" table:formula="of:=([.B101]/[.C101])*100" office:value-type="float" office:value="10.4328667703473">
            <text:p>10,432866770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4-27">
            <text:p>27/04/2017</text:p>
          </table:table-cell>
          <table:table-cell table:style-name="ce5" office:value-type="float" office:value="45.04">
            <text:p>45,04</text:p>
          </table:table-cell>
          <table:table-cell table:style-name="ce5" office:value-type="float" office:value="214.3">
            <text:p>214,3</text:p>
          </table:table-cell>
          <table:table-cell table:style-name="ce5" office:value-type="float" office:value="0.639">
            <text:p>0,639</text:p>
          </table:table-cell>
          <table:table-cell table:style-name="ce5" office:value-type="float" office:value="1.219">
            <text:p>1,219</text:p>
          </table:table-cell>
          <table:table-cell table:style-name="ce7" table:formula="of:=[.D102]*[.B102]" office:value-type="float" office:value="28.78056">
            <text:p>28,78056</text:p>
          </table:table-cell>
          <table:table-cell table:style-name="ce7" table:formula="of:=[.E102]*[.B102]" office:value-type="float" office:value="54.90376">
            <text:p>54,90376</text:p>
          </table:table-cell>
          <table:table-cell table:style-name="ce7" table:formula="of:=[.G102]-[.F102]" office:value-type="float" office:value="26.1232">
            <text:p>26,1232</text:p>
          </table:table-cell>
          <table:table-cell table:style-name="ce7" table:formula="of:=([.F102]*100)/[.G102]" office:value-type="float" office:value="52.4200164068909">
            <text:p>52,4200164069</text:p>
          </table:table-cell>
          <table:table-cell table:style-name="ce7" table:formula="of:=[.O2]-[.H102]" office:value-type="float" office:value="2030.8768">
            <text:p>2030,8768</text:p>
          </table:table-cell>
          <table:table-cell table:style-name="ce7" table:formula="of:=([.B102]/[.C102])*100" office:value-type="float" office:value="21.0172655156323">
            <text:p>21,017265515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4-29">
            <text:p>29/04/2017</text:p>
          </table:table-cell>
          <table:table-cell table:style-name="ce5" office:value-type="float" office:value="9.5">
            <text:p>9,5</text:p>
          </table:table-cell>
          <table:table-cell table:style-name="ce5" office:value-type="float" office:value="420">
            <text:p>420</text:p>
          </table:table-cell>
          <table:table-cell table:style-name="ce5" office:value-type="float" office:value="0.631">
            <text:p>0,631</text:p>
          </table:table-cell>
          <table:table-cell table:style-name="ce5" office:value-type="float" office:value="1.245">
            <text:p>1,245</text:p>
          </table:table-cell>
          <table:table-cell table:style-name="ce7" table:formula="of:=[.D103]*[.B103]" office:value-type="float" office:value="5.9945">
            <text:p>5,9945</text:p>
          </table:table-cell>
          <table:table-cell table:style-name="ce7" table:formula="of:=[.E103]*[.B103]" office:value-type="float" office:value="11.8275">
            <text:p>11,8275</text:p>
          </table:table-cell>
          <table:table-cell table:style-name="ce7" table:formula="of:=[.G103]-[.F103]" office:value-type="float" office:value="5.833">
            <text:p>5,833</text:p>
          </table:table-cell>
          <table:table-cell table:style-name="ce7" table:formula="of:=([.F103]*100)/[.G103]" office:value-type="float" office:value="50.6827309236948">
            <text:p>50,6827309237</text:p>
          </table:table-cell>
          <table:table-cell table:style-name="ce7" table:formula="of:=[.O2]-[.H103]" office:value-type="float" office:value="2051.167">
            <text:p>2051,167</text:p>
          </table:table-cell>
          <table:table-cell table:style-name="ce7" table:formula="of:=([.B103]/[.C103])*100" office:value-type="float" office:value="2.26190476190476">
            <text:p>2,2619047619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4-29">
            <text:p>29/04/201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.6">
            <text:p>106,6</text:p>
          </table:table-cell>
          <table:table-cell table:style-name="ce5" office:value-type="float" office:value="0.631">
            <text:p>0,631</text:p>
          </table:table-cell>
          <table:table-cell table:style-name="ce5" office:value-type="float" office:value="1.215">
            <text:p>1,215</text:p>
          </table:table-cell>
          <table:table-cell table:style-name="ce7" table:formula="of:=[.D104]*[.B104]" office:value-type="float" office:value="5.048">
            <text:p>5,048</text:p>
          </table:table-cell>
          <table:table-cell table:style-name="ce7" table:formula="of:=[.E104]*[.B104]" office:value-type="float" office:value="9.72">
            <text:p>9,72</text:p>
          </table:table-cell>
          <table:table-cell table:style-name="ce7" table:formula="of:=[.G104]-[.F104]" office:value-type="float" office:value="4.672">
            <text:p>4,672</text:p>
          </table:table-cell>
          <table:table-cell table:style-name="ce7" table:formula="of:=([.F104]*100)/[.G104]" office:value-type="float" office:value="51.9341563786008">
            <text:p>51,9341563786</text:p>
          </table:table-cell>
          <table:table-cell table:style-name="ce7" table:formula="of:=[.O2]-[.H104]" office:value-type="float" office:value="2052.328">
            <text:p>2052,328</text:p>
          </table:table-cell>
          <table:table-cell table:style-name="ce7" table:formula="of:=([.B104]/[.C104])*100" office:value-type="float" office:value="7.5046904315197">
            <text:p>7,504690431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5-08">
            <text:p>08/05/2017</text:p>
          </table:table-cell>
          <table:table-cell table:style-name="ce5" office:value-type="float" office:value="43.53">
            <text:p>43,53</text:p>
          </table:table-cell>
          <table:table-cell table:style-name="ce5" office:value-type="float" office:value="162.5">
            <text:p>162,5</text:p>
          </table:table-cell>
          <table:table-cell table:style-name="ce5" office:value-type="float" office:value="0.639">
            <text:p>0,639</text:p>
          </table:table-cell>
          <table:table-cell table:style-name="ce5" office:value-type="float" office:value="1.169">
            <text:p>1,169</text:p>
          </table:table-cell>
          <table:table-cell table:style-name="ce7" table:formula="of:=[.D105]*[.B105]" office:value-type="float" office:value="27.81567">
            <text:p>27,81567</text:p>
          </table:table-cell>
          <table:table-cell table:style-name="ce7" table:formula="of:=[.E105]*[.B105]" office:value-type="float" office:value="50.88657">
            <text:p>50,88657</text:p>
          </table:table-cell>
          <table:table-cell table:style-name="ce7" table:formula="of:=[.G105]-[.F105]" office:value-type="float" office:value="23.0709">
            <text:p>23,0709</text:p>
          </table:table-cell>
          <table:table-cell table:style-name="ce7" table:formula="of:=([.F105]*100)/[.G105]" office:value-type="float" office:value="54.6621043627032">
            <text:p>54,6621043627</text:p>
          </table:table-cell>
          <table:table-cell table:style-name="ce7" table:formula="of:=[.O2]-[.H105]" office:value-type="float" office:value="2033.9291">
            <text:p>2033,9291</text:p>
          </table:table-cell>
          <table:table-cell table:style-name="ce7" table:formula="of:=([.B105]/[.C105])*100" office:value-type="float" office:value="26.7876923076923">
            <text:p>26,7876923077</text:p>
          </table:table-cell>
          <table:table-cell table:number-columns-repeated="1013"/>
        </table:table-row>
        <table:table-row table:style-name="ro1">
          <table:table-cell table:style-name="ce3" office:value-type="date" office:date-value="2017-05-10">
            <text:p>10/05/2017</text:p>
          </table:table-cell>
          <table:table-cell table:style-name="ce6" office:value-type="float" office:value="15.51">
            <text:p>15,51</text:p>
          </table:table-cell>
          <table:table-cell table:style-name="ce6" office:value-type="float" office:value="401.1">
            <text:p>401,1</text:p>
          </table:table-cell>
          <table:table-cell table:style-name="ce6" office:value-type="float" office:value="0.628">
            <text:p>0,628</text:p>
          </table:table-cell>
          <table:table-cell table:style-name="ce6" office:value-type="float" office:value="1.179">
            <text:p>1,179</text:p>
          </table:table-cell>
          <table:table-cell table:style-name="ce6" table:formula="of:=[.D106]*[.B106]" office:value-type="float" office:value="9.74028">
            <text:p>9,74028</text:p>
          </table:table-cell>
          <table:table-cell table:style-name="ce6" table:formula="of:=[.E106]*[.B106]" office:value-type="float" office:value="18.28629">
            <text:p>18,28629</text:p>
          </table:table-cell>
          <table:table-cell table:style-name="ce6" table:formula="of:=[.G106]-[.F106]" office:value-type="float" office:value="8.54601">
            <text:p>8,54601</text:p>
          </table:table-cell>
          <table:table-cell table:style-name="ce6" table:formula="of:=([.F106]*100)/[.G106]" office:value-type="float" office:value="53.2654792196777">
            <text:p>53,2654792197</text:p>
          </table:table-cell>
          <table:table-cell table:style-name="ce6" table:formula="of:=[.O2]-[.H106]" office:value-type="float" office:value="2048.45399">
            <text:p>2048,45399</text:p>
          </table:table-cell>
          <table:table-cell table:style-name="ce6" table:formula="of:=([.B106]/[.C106])*100" office:value-type="float" office:value="3.86686611817502">
            <text:p>3,8668661182</text:p>
          </table:table-cell>
          <table:table-cell table:style-name="ce6" office:value-type="string">
            <text:p>AMORTIZADO</text:p>
          </table:table-cell>
          <table:table-cell table:style-name="ce6" table:number-columns-repeated="1012"/>
        </table:table-row>
        <table:table-row table:style-name="ro1">
          <table:table-cell table:style-name="ce2" office:value-type="date" office:date-value="2017-05-11">
            <text:p>11/05/2017</text:p>
          </table:table-cell>
          <table:table-cell table:style-name="ce5" office:value-type="float" office:value="40.67">
            <text:p>40,67</text:p>
          </table:table-cell>
          <table:table-cell table:style-name="ce5" office:value-type="float" office:value="390">
            <text:p>390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179">
            <text:p>1,179</text:p>
          </table:table-cell>
          <table:table-cell table:style-name="ce7" table:formula="of:=[.D107]*[.B107]" office:value-type="float" office:value="25.58143">
            <text:p>25,58143</text:p>
          </table:table-cell>
          <table:table-cell table:style-name="ce7" table:formula="of:=[.E107]*[.B107]" office:value-type="float" office:value="47.94993">
            <text:p>47,94993</text:p>
          </table:table-cell>
          <table:table-cell table:style-name="ce7" table:formula="of:=[.G107]-[.F107]" office:value-type="float" office:value="22.3685">
            <text:p>22,3685</text:p>
          </table:table-cell>
          <table:table-cell table:style-name="ce7" table:formula="of:=([.F107]*100)/[.G107]" office:value-type="float" office:value="53.3502968617472">
            <text:p>53,3502968617</text:p>
          </table:table-cell>
          <table:table-cell table:style-name="ce7" table:formula="of:=[.O2]-[.H107]" office:value-type="float" office:value="2034.6315">
            <text:p>2034,6315</text:p>
          </table:table-cell>
          <table:table-cell table:style-name="ce7" table:formula="of:=([.B107]/[.C107])*100" office:value-type="float" office:value="10.4282051282051">
            <text:p>10,4282051282</text:p>
          </table:table-cell>
          <table:table-cell table:style-name="ce6" table:number-columns-repeated="1013"/>
        </table:table-row>
        <table:table-row table:style-name="ro1">
          <table:table-cell table:style-name="ce2" office:value-type="date" office:date-value="2017-05-21">
            <text:p>21/05/2017</text:p>
          </table:table-cell>
          <table:table-cell table:style-name="ce5" office:value-type="float" office:value="42.89">
            <text:p>42,89</text:p>
          </table:table-cell>
          <table:table-cell table:style-name="ce5" office:value-type="float" office:value="361.5">
            <text:p>361,5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206">
            <text:p>1,206</text:p>
          </table:table-cell>
          <table:table-cell table:style-name="ce7" table:formula="of:=[.D108]*[.B108]" office:value-type="float" office:value="26.97781">
            <text:p>26,97781</text:p>
          </table:table-cell>
          <table:table-cell table:style-name="ce7" table:formula="of:=[.E108]*[.B108]" office:value-type="float" office:value="51.72534">
            <text:p>51,72534</text:p>
          </table:table-cell>
          <table:table-cell table:style-name="ce7" table:formula="of:=[.G108]-[.F108]" office:value-type="float" office:value="24.74753">
            <text:p>24,74753</text:p>
          </table:table-cell>
          <table:table-cell table:style-name="ce7" table:formula="of:=([.F108]*100)/[.G108]" office:value-type="float" office:value="52.1558872305141">
            <text:p>52,1558872305</text:p>
          </table:table-cell>
          <table:table-cell table:style-name="ce7" table:formula="of:=[.O2]-[.H108]" office:value-type="float" office:value="2032.25247">
            <text:p>2032,25247</text:p>
          </table:table-cell>
          <table:table-cell table:style-name="ce7" table:formula="of:=([.B108]/[.C108])*100" office:value-type="float" office:value="11.8644536652835">
            <text:p>11,864453665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6-25">
            <text:p>25/06/2017</text:p>
          </table:table-cell>
          <table:table-cell table:style-name="ce5" office:value-type="float" office:value="28.73">
            <text:p>28,73</text:p>
          </table:table-cell>
          <table:table-cell table:style-name="ce5" office:value-type="float" office:value="388.5">
            <text:p>388,5</text:p>
          </table:table-cell>
          <table:table-cell table:style-name="ce5" office:value-type="float" office:value="0.628">
            <text:p>0,628</text:p>
          </table:table-cell>
          <table:table-cell table:style-name="ce5" office:value-type="float" office:value="1.189">
            <text:p>1,189</text:p>
          </table:table-cell>
          <table:table-cell table:style-name="ce7" table:formula="of:=[.D109]*[.B109]" office:value-type="float" office:value="18.04244">
            <text:p>18,04244</text:p>
          </table:table-cell>
          <table:table-cell table:style-name="ce7" table:formula="of:=[.E109]*[.B109]" office:value-type="float" office:value="34.15997">
            <text:p>34,15997</text:p>
          </table:table-cell>
          <table:table-cell table:style-name="ce7" table:formula="of:=[.G109]-[.F109]" office:value-type="float" office:value="16.11753">
            <text:p>16,11753</text:p>
          </table:table-cell>
          <table:table-cell table:style-name="ce7" table:formula="of:=([.F109]*100)/[.G109]" office:value-type="float" office:value="52.8174936921783">
            <text:p>52,8174936922</text:p>
          </table:table-cell>
          <table:table-cell table:style-name="ce7"/>
          <table:table-cell table:style-name="ce7" table:formula="of:=([.B109]/[.C109])*100" office:value-type="float" office:value="7.3951093951094">
            <text:p>7,395109395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5-29">
            <text:p>29/05/2017</text:p>
          </table:table-cell>
          <table:table-cell table:style-name="ce5" office:value-type="float" office:value="43.4">
            <text:p>43,4</text:p>
          </table:table-cell>
          <table:table-cell table:style-name="ce5" office:value-type="float" office:value="232.5">
            <text:p>232,5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225">
            <text:p>1,225</text:p>
          </table:table-cell>
          <table:table-cell table:style-name="ce7" table:formula="of:=[.D110]*[.B110]" office:value-type="float" office:value="27.2986">
            <text:p>27,2986</text:p>
          </table:table-cell>
          <table:table-cell table:style-name="ce7" table:formula="of:=[.E110]*[.B110]" office:value-type="float" office:value="53.165">
            <text:p>53,165</text:p>
          </table:table-cell>
          <table:table-cell table:style-name="ce7" table:formula="of:=[.G110]-[.F110]" office:value-type="float" office:value="25.8664">
            <text:p>25,8664</text:p>
          </table:table-cell>
          <table:table-cell table:style-name="ce7" table:formula="of:=([.F110]*100)/[.G110]" office:value-type="float" office:value="51.3469387755102">
            <text:p>51,3469387755</text:p>
          </table:table-cell>
          <table:table-cell table:style-name="ce7" table:formula="of:=[.O2]-[.H110]" office:value-type="float" office:value="2031.1336">
            <text:p>2031,1336</text:p>
          </table:table-cell>
          <table:table-cell table:style-name="ce7" table:formula="of:=([.B110]/[.C110])*100" office:value-type="float" office:value="18.6666666666667">
            <text:p>18,666666666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6-03">
            <text:p>03/06/2017</text:p>
          </table:table-cell>
          <table:table-cell table:style-name="ce5" office:value-type="float" office:value="32.85">
            <text:p>32,85</text:p>
          </table:table-cell>
          <table:table-cell table:style-name="ce5" office:value-type="float" office:value="346.9">
            <text:p>346,9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213">
            <text:p>1,213</text:p>
          </table:table-cell>
          <table:table-cell table:style-name="ce7" table:formula="of:=[.D111]*[.B111]" office:value-type="float" office:value="20.66265">
            <text:p>20,66265</text:p>
          </table:table-cell>
          <table:table-cell table:style-name="ce7" table:formula="of:=[.E111]*[.B111]" office:value-type="float" office:value="39.84705">
            <text:p>39,84705</text:p>
          </table:table-cell>
          <table:table-cell table:style-name="ce7" table:formula="of:=[.G111]-[.F111]" office:value-type="float" office:value="19.1844">
            <text:p>19,1844</text:p>
          </table:table-cell>
          <table:table-cell table:style-name="ce7" table:formula="of:=([.F111]*100)/[.G111]" office:value-type="float" office:value="51.8549051937345">
            <text:p>51,8549051937</text:p>
          </table:table-cell>
          <table:table-cell table:style-name="ce7" table:formula="of:=[.O2]-[.H111]" office:value-type="float" office:value="2037.8156">
            <text:p>2037,8156</text:p>
          </table:table-cell>
          <table:table-cell table:style-name="ce7" table:formula="of:=([.B111]/[.C111])*100" office:value-type="float" office:value="9.46958777745748">
            <text:p>9,469587777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6-04">
            <text:p>04/06/2017</text:p>
          </table:table-cell>
          <table:table-cell table:style-name="ce5" office:value-type="float" office:value="36.31">
            <text:p>36,31</text:p>
          </table:table-cell>
          <table:table-cell table:style-name="ce5" office:value-type="float" office:value="444.4">
            <text:p>444,4</text:p>
          </table:table-cell>
          <table:table-cell table:style-name="ce5" office:value-type="float" office:value="0.631">
            <text:p>0,631</text:p>
          </table:table-cell>
          <table:table-cell table:style-name="ce5" office:value-type="float" office:value="1.195">
            <text:p>1,195</text:p>
          </table:table-cell>
          <table:table-cell table:style-name="ce7" table:formula="of:=[.D112]*[.B112]" office:value-type="float" office:value="22.91161">
            <text:p>22,91161</text:p>
          </table:table-cell>
          <table:table-cell table:style-name="ce7" table:formula="of:=[.E112]*[.B112]" office:value-type="float" office:value="43.39045">
            <text:p>43,39045</text:p>
          </table:table-cell>
          <table:table-cell table:style-name="ce7" table:formula="of:=[.G112]-[.F112]" office:value-type="float" office:value="20.47884">
            <text:p>20,47884</text:p>
          </table:table-cell>
          <table:table-cell table:style-name="ce7" table:formula="of:=([.F112]*100)/[.G112]" office:value-type="float" office:value="52.8033472803347">
            <text:p>52,8033472803</text:p>
          </table:table-cell>
          <table:table-cell table:style-name="ce7" table:formula="of:=[.O2]-[.H112]" office:value-type="float" office:value="2036.52116">
            <text:p>2036,52116</text:p>
          </table:table-cell>
          <table:table-cell table:style-name="ce7" table:formula="of:=([.B112]/[.C112])*100" office:value-type="float" office:value="8.17056705670567">
            <text:p>8,170567056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6-21">
            <text:p>21/06/2017</text:p>
          </table:table-cell>
          <table:table-cell table:style-name="ce5" office:value-type="float" office:value="34.14">
            <text:p>34,14</text:p>
          </table:table-cell>
          <table:table-cell table:style-name="ce5" office:value-type="float" office:value="286.5">
            <text:p>286,5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176">
            <text:p>1,176</text:p>
          </table:table-cell>
          <table:table-cell table:style-name="ce7" table:formula="of:=[.D113]*[.B113]" office:value-type="float" office:value="21.47406">
            <text:p>21,47406</text:p>
          </table:table-cell>
          <table:table-cell table:style-name="ce7" table:formula="of:=[.E113]*[.B113]" office:value-type="float" office:value="40.14864">
            <text:p>40,14864</text:p>
          </table:table-cell>
          <table:table-cell table:style-name="ce7" table:formula="of:=[.G113]-[.F113]" office:value-type="float" office:value="18.67458">
            <text:p>18,67458</text:p>
          </table:table-cell>
          <table:table-cell table:style-name="ce7" table:formula="of:=([.F113]*100)/[.G113]" office:value-type="float" office:value="53.4863945578231">
            <text:p>53,4863945578</text:p>
          </table:table-cell>
          <table:table-cell table:style-name="ce7" table:formula="of:=[.O2]-[.H113]" office:value-type="float" office:value="2038.32542">
            <text:p>2038,32542</text:p>
          </table:table-cell>
          <table:table-cell table:style-name="ce7" table:formula="of:=([.B113]/[.C113])*100" office:value-type="float" office:value="11.9162303664921">
            <text:p>11,916230366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7-04">
            <text:p>04/07/2017</text:p>
          </table:table-cell>
          <table:table-cell table:style-name="ce5" office:value-type="float" office:value="37.95">
            <text:p>37,95</text:p>
          </table:table-cell>
          <table:table-cell table:style-name="ce5" office:value-type="float" office:value="195.9">
            <text:p>195,9</text:p>
          </table:table-cell>
          <table:table-cell table:style-name="ce5" office:value-type="float" office:value="0.628">
            <text:p>0,628</text:p>
          </table:table-cell>
          <table:table-cell table:style-name="ce5" office:value-type="float" office:value="1.159">
            <text:p>1,159</text:p>
          </table:table-cell>
          <table:table-cell table:style-name="ce7" table:formula="of:=[.D114]*[.B114]" office:value-type="float" office:value="23.8326">
            <text:p>23,8326</text:p>
          </table:table-cell>
          <table:table-cell table:style-name="ce7" table:formula="of:=[.E114]*[.B114]" office:value-type="float" office:value="43.98405">
            <text:p>43,98405</text:p>
          </table:table-cell>
          <table:table-cell table:style-name="ce7" table:formula="of:=[.G114]-[.F114]" office:value-type="float" office:value="20.15145">
            <text:p>20,15145</text:p>
          </table:table-cell>
          <table:table-cell table:style-name="ce7" table:formula="of:=([.F114]*100)/[.G114]" office:value-type="float" office:value="54.1846419327006">
            <text:p>54,1846419327</text:p>
          </table:table-cell>
          <table:table-cell table:style-name="ce7" table:formula="of:=[.O2]-[.H114]" office:value-type="float" office:value="2036.84855">
            <text:p>2036,84855</text:p>
          </table:table-cell>
          <table:table-cell table:style-name="ce7" table:formula="of:=([.B114]/[.C114])*100" office:value-type="float" office:value="19.3721286370597">
            <text:p>19,372128637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7-08">
            <text:p>08/07/2017</text:p>
          </table:table-cell>
          <table:table-cell table:style-name="ce5" office:value-type="float" office:value="20.3">
            <text:p>20,3</text:p>
          </table:table-cell>
          <table:table-cell table:style-name="ce5" office:value-type="float" office:value="447.7">
            <text:p>447,7</text:p>
          </table:table-cell>
          <table:table-cell table:style-name="ce5" office:value-type="float" office:value="0.628">
            <text:p>0,628</text:p>
          </table:table-cell>
          <table:table-cell table:style-name="ce5" office:value-type="float" office:value="1.095">
            <text:p>1,095</text:p>
          </table:table-cell>
          <table:table-cell table:style-name="ce7" table:formula="of:=[.D115]*[.B115]" office:value-type="float" office:value="12.7484">
            <text:p>12,7484</text:p>
          </table:table-cell>
          <table:table-cell table:style-name="ce7" table:formula="of:=[.E115]*[.B115]" office:value-type="float" office:value="22.2285">
            <text:p>22,2285</text:p>
          </table:table-cell>
          <table:table-cell table:style-name="ce7" table:formula="of:=[.G115]-[.F115]" office:value-type="float" office:value="9.4801">
            <text:p>9,4801</text:p>
          </table:table-cell>
          <table:table-cell table:style-name="ce7" table:formula="of:=([.F115]*100)/[.G115]" office:value-type="float" office:value="57.351598173516">
            <text:p>57,3515981735</text:p>
          </table:table-cell>
          <table:table-cell table:style-name="ce7" table:formula="of:=[.O2]-[.H115]" office:value-type="float" office:value="2047.5199">
            <text:p>2047,5199</text:p>
          </table:table-cell>
          <table:table-cell table:style-name="ce7" table:formula="of:=([.B115]/[.C115])*100" office:value-type="float" office:value="4.53428635246817">
            <text:p>4,534286352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7-11">
            <text:p>11/07/2017</text:p>
          </table:table-cell>
          <table:table-cell table:style-name="ce5" office:value-type="float" office:value="36.84">
            <text:p>36,84</text:p>
          </table:table-cell>
          <table:table-cell table:style-name="ce5" office:value-type="float" office:value="380">
            <text:p>380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165">
            <text:p>1,165</text:p>
          </table:table-cell>
          <table:table-cell table:style-name="ce7" table:formula="of:=[.D116]*[.B116]" office:value-type="float" office:value="23.17236">
            <text:p>23,17236</text:p>
          </table:table-cell>
          <table:table-cell table:style-name="ce7" table:formula="of:=[.E116]*[.B116]" office:value-type="float" office:value="42.9186">
            <text:p>42,9186</text:p>
          </table:table-cell>
          <table:table-cell table:style-name="ce7" table:formula="of:=[.G116]-[.F116]" office:value-type="float" office:value="19.74624">
            <text:p>19,74624</text:p>
          </table:table-cell>
          <table:table-cell table:style-name="ce7" table:formula="of:=([.F116]*100)/[.G116]" office:value-type="float" office:value="53.9914163090129">
            <text:p>53,991416309</text:p>
          </table:table-cell>
          <table:table-cell table:style-name="ce7" table:formula="of:=[.O2]-[.H116]" office:value-type="float" office:value="2037.25376">
            <text:p>2037,25376</text:p>
          </table:table-cell>
          <table:table-cell table:style-name="ce7" table:formula="of:=([.B116]/[.C116])*100" office:value-type="float" office:value="9.69473684210526">
            <text:p>9,694736842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7-20">
            <text:p>20/07/2017</text:p>
          </table:table-cell>
          <table:table-cell table:style-name="ce5" office:value-type="float" office:value="40.63">
            <text:p>40,63</text:p>
          </table:table-cell>
          <table:table-cell table:style-name="ce5" office:value-type="float" office:value="342.9">
            <text:p>342,9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75">
            <text:p>1,175</text:p>
          </table:table-cell>
          <table:table-cell table:style-name="ce7" table:formula="of:=[.D117]*[.B117]" office:value-type="float" office:value="24.74367">
            <text:p>24,74367</text:p>
          </table:table-cell>
          <table:table-cell table:style-name="ce7" table:formula="of:=[.E117]*[.B117]" office:value-type="float" office:value="47.74025">
            <text:p>47,74025</text:p>
          </table:table-cell>
          <table:table-cell table:style-name="ce7" table:formula="of:=[.G117]-[.F117]" office:value-type="float" office:value="22.99658">
            <text:p>22,99658</text:p>
          </table:table-cell>
          <table:table-cell table:style-name="ce7" table:formula="of:=([.F117]*100)/[.G117]" office:value-type="float" office:value="51.8297872340426">
            <text:p>51,829787234</text:p>
          </table:table-cell>
          <table:table-cell table:style-name="ce7"/>
          <table:table-cell table:style-name="ce7" table:formula="of:=([.B117]/[.C117])*100" office:value-type="float" office:value="11.848935549723">
            <text:p>11,848935549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7-29">
            <text:p>29/07/2017</text:p>
          </table:table-cell>
          <table:table-cell table:style-name="ce5" office:value-type="float" office:value="33.27">
            <text:p>33,27</text:p>
          </table:table-cell>
          <table:table-cell table:style-name="ce5" office:value-type="float" office:value="302.4">
            <text:p>302,4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84">
            <text:p>1,184</text:p>
          </table:table-cell>
          <table:table-cell table:style-name="ce7" table:formula="of:=[.D118]*[.B118]" office:value-type="float" office:value="20.26143">
            <text:p>20,26143</text:p>
          </table:table-cell>
          <table:table-cell table:style-name="ce7" table:formula="of:=[.E118]*[.B118]" office:value-type="float" office:value="39.39168">
            <text:p>39,39168</text:p>
          </table:table-cell>
          <table:table-cell table:style-name="ce7" table:formula="of:=[.G118]-[.F118]" office:value-type="float" office:value="19.13025">
            <text:p>19,13025</text:p>
          </table:table-cell>
          <table:table-cell table:style-name="ce7" table:formula="of:=([.F118]*100)/[.G118]" office:value-type="float" office:value="51.4358108108108">
            <text:p>51,4358108108</text:p>
          </table:table-cell>
          <table:table-cell table:style-name="ce7"/>
          <table:table-cell table:style-name="ce7" table:formula="of:=([.B118]/[.C118])*100" office:value-type="float" office:value="11.0019841269841">
            <text:p>11,00198412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8-03">
            <text:p>03/08/2017</text:p>
          </table:table-cell>
          <table:table-cell table:style-name="ce5" office:value-type="float" office:value="33.89">
            <text:p>33,89</text:p>
          </table:table-cell>
          <table:table-cell table:style-name="ce5" office:value-type="float" office:value="224.3">
            <text:p>224,3</text:p>
          </table:table-cell>
          <table:table-cell table:style-name="ce5" office:value-type="float" office:value="0.609">
            <text:p>0,609</text:p>
          </table:table-cell>
          <table:table-cell table:style-name="ce5" office:value-type="float" office:value="1.185">
            <text:p>1,185</text:p>
          </table:table-cell>
          <table:table-cell table:style-name="ce7" table:formula="of:=[.D119]*[.B119]" office:value-type="float" office:value="20.63901">
            <text:p>20,63901</text:p>
          </table:table-cell>
          <table:table-cell table:style-name="ce7" table:formula="of:=[.E119]*[.B119]" office:value-type="float" office:value="40.15965">
            <text:p>40,15965</text:p>
          </table:table-cell>
          <table:table-cell table:style-name="ce7" table:formula="of:=[.G119]-[.F119]" office:value-type="float" office:value="19.52064">
            <text:p>19,52064</text:p>
          </table:table-cell>
          <table:table-cell table:style-name="ce7" table:formula="of:=([.F119]*100)/[.G119]" office:value-type="float" office:value="51.3924050632911">
            <text:p>51,3924050633</text:p>
          </table:table-cell>
          <table:table-cell table:style-name="ce7"/>
          <table:table-cell table:style-name="ce7" table:formula="of:=([.B119]/[.C119])*100" office:value-type="float" office:value="15.109228711547">
            <text:p>15,109228711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8-10">
            <text:p>10/08/2017</text:p>
          </table:table-cell>
          <table:table-cell table:style-name="ce5" office:value-type="float" office:value="41.56">
            <text:p>41,56</text:p>
          </table:table-cell>
          <table:table-cell table:style-name="ce5" office:value-type="float" office:value="262.2">
            <text:p>262,2</text:p>
          </table:table-cell>
          <table:table-cell table:style-name="ce5" office:value-type="float" office:value="0.619">
            <text:p>0,619</text:p>
          </table:table-cell>
          <table:table-cell table:style-name="ce5" office:value-type="float" office:value="1.195">
            <text:p>1,195</text:p>
          </table:table-cell>
          <table:table-cell table:style-name="ce7" table:formula="of:=[.D120]*[.B120]" office:value-type="float" office:value="25.72564">
            <text:p>25,72564</text:p>
          </table:table-cell>
          <table:table-cell table:style-name="ce7" table:formula="of:=[.E120]*[.B120]" office:value-type="float" office:value="49.6642">
            <text:p>49,6642</text:p>
          </table:table-cell>
          <table:table-cell table:style-name="ce7" table:formula="of:=[.G120]-[.F120]" office:value-type="float" office:value="23.93856">
            <text:p>23,93856</text:p>
          </table:table-cell>
          <table:table-cell table:style-name="ce7" table:formula="of:=([.F120]*100)/[.G120]" office:value-type="float" office:value="51.7991631799163">
            <text:p>51,7991631799</text:p>
          </table:table-cell>
          <table:table-cell table:style-name="ce7"/>
          <table:table-cell table:style-name="ce7" table:formula="of:=([.B120]/[.C120])*100" office:value-type="float" office:value="15.8504958047292">
            <text:p>15,850495804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8-13">
            <text:p>13/08/2017</text:p>
          </table:table-cell>
          <table:table-cell table:style-name="ce5" office:value-type="float" office:value="28.51">
            <text:p>28,51</text:p>
          </table:table-cell>
          <table:table-cell table:style-name="ce5" office:value-type="float" office:value="199.4">
            <text:p>199,4</text:p>
          </table:table-cell>
          <table:table-cell table:style-name="ce5" office:value-type="float" office:value="0.625">
            <text:p>0,625</text:p>
          </table:table-cell>
          <table:table-cell table:style-name="ce5" office:value-type="float" office:value="1.119">
            <text:p>1,119</text:p>
          </table:table-cell>
          <table:table-cell table:style-name="ce7" table:formula="of:=[.D121]*[.B121]" office:value-type="float" office:value="17.81875">
            <text:p>17,81875</text:p>
          </table:table-cell>
          <table:table-cell table:style-name="ce7" table:formula="of:=[.E121]*[.B121]" office:value-type="float" office:value="31.90269">
            <text:p>31,90269</text:p>
          </table:table-cell>
          <table:table-cell table:style-name="ce7" table:formula="of:=[.G121]-[.F121]" office:value-type="float" office:value="14.08394">
            <text:p>14,08394</text:p>
          </table:table-cell>
          <table:table-cell table:style-name="ce7" table:formula="of:=([.F121]*100)/[.G121]" office:value-type="float" office:value="55.8534405719392">
            <text:p>55,8534405719</text:p>
          </table:table-cell>
          <table:table-cell table:style-name="ce7"/>
          <table:table-cell table:style-name="ce7" table:formula="of:=([.B121]/[.C121])*100" office:value-type="float" office:value="14.2978936810431">
            <text:p>14,29789368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8-17">
            <text:p>17/08/2017</text:p>
          </table:table-cell>
          <table:table-cell table:style-name="ce5" office:value-type="float" office:value="33.47">
            <text:p>33,47</text:p>
          </table:table-cell>
          <table:table-cell table:style-name="ce5" office:value-type="float" office:value="370.5">
            <text:p>370,5</text:p>
          </table:table-cell>
          <table:table-cell table:style-name="ce5" office:value-type="float" office:value="0.619">
            <text:p>0,619</text:p>
          </table:table-cell>
          <table:table-cell table:style-name="ce5" office:value-type="float" office:value="1.195">
            <text:p>1,195</text:p>
          </table:table-cell>
          <table:table-cell table:style-name="ce7" table:formula="of:=[.D122]*[.B122]" office:value-type="float" office:value="20.71793">
            <text:p>20,71793</text:p>
          </table:table-cell>
          <table:table-cell table:style-name="ce7" table:formula="of:=[.E122]*[.B122]" office:value-type="float" office:value="39.99665">
            <text:p>39,99665</text:p>
          </table:table-cell>
          <table:table-cell table:style-name="ce7" table:formula="of:=[.G122]-[.F122]" office:value-type="float" office:value="19.27872">
            <text:p>19,27872</text:p>
          </table:table-cell>
          <table:table-cell table:style-name="ce7" table:formula="of:=([.F122]*100)/[.G122]" office:value-type="float" office:value="51.7991631799163">
            <text:p>51,7991631799</text:p>
          </table:table-cell>
          <table:table-cell table:style-name="ce7"/>
          <table:table-cell table:style-name="ce7" table:formula="of:=([.B122]/[.C122])*100" office:value-type="float" office:value="9.03373819163293">
            <text:p>9,0337381916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7-08-25">
            <text:p>25/08/2017</text:p>
          </table:table-cell>
          <table:table-cell table:style-name="ce5" office:value-type="float" office:value="37.73">
            <text:p>37,73</text:p>
          </table:table-cell>
          <table:table-cell table:style-name="ce5" office:value-type="float" office:value="303.6">
            <text:p>303,6</text:p>
          </table:table-cell>
          <table:table-cell table:style-name="ce5" office:value-type="float" office:value="0.629">
            <text:p>0,629</text:p>
          </table:table-cell>
          <table:table-cell table:style-name="ce5" office:value-type="float" office:value="1.208">
            <text:p>1,208</text:p>
          </table:table-cell>
          <table:table-cell table:style-name="ce7" table:formula="of:=[.D123]*[.B123]" office:value-type="float" office:value="23.73217">
            <text:p>23,73217</text:p>
          </table:table-cell>
          <table:table-cell table:style-name="ce7" table:formula="of:=[.E123]*[.B123]" office:value-type="float" office:value="45.57784">
            <text:p>45,57784</text:p>
          </table:table-cell>
          <table:table-cell table:style-name="ce7" table:formula="of:=[.G123]-[.F123]" office:value-type="float" office:value="21.84567">
            <text:p>21,84567</text:p>
          </table:table-cell>
          <table:table-cell table:style-name="ce7" table:formula="of:=([.F123]*100)/[.G123]" office:value-type="float" office:value="52.0695364238411">
            <text:p>52,0695364238</text:p>
          </table:table-cell>
          <table:table-cell table:style-name="ce7"/>
          <table:table-cell table:style-name="ce7" table:formula="of:=([.B123]/[.C123])*100" office:value-type="float" office:value="12.4275362318841">
            <text:p>12,4275362319</text:p>
          </table:table-cell>
          <table:table-cell table:number-columns-repeated="1013"/>
        </table:table-row>
        <table:table-row table:style-name="ro1" table:number-rows-repeated="4">
          <table:table-cell table:style-name="ce2"/>
          <table:table-cell table:style-name="ce5" table:number-columns-repeated="4"/>
          <table:table-cell table:style-name="ce7" table:number-columns-repeated="6"/>
          <table:table-cell table:number-columns-repeated="1013"/>
        </table:table-row>
        <table:table-row table:style-name="ro2">
          <table:table-cell table:style-name="ce2"/>
          <table:table-cell table:style-name="ce5" table:number-columns-repeated="4"/>
          <table:table-cell table:style-name="ce7" table:number-columns-repeated="6"/>
          <table:table-cell table:number-columns-repeated="1013"/>
        </table:table-row>
        <table:table-row table:style-name="ro1" table:number-rows-repeated="15">
          <table:table-cell table:style-name="ce2"/>
          <table:table-cell table:style-name="ce5" table:number-columns-repeated="4"/>
          <table:table-cell table:style-name="ce7" table:number-columns-repeated="6"/>
          <table:table-cell table:number-columns-repeated="1013"/>
        </table:table-row>
        <table:table-row table:style-name="ro1">
          <table:table-cell table:style-name="ce4" office:value-type="string">
            <text:p>Total sumatorio</text:p>
          </table:table-cell>
          <table:table-cell table:style-name="ce4" table:formula="of:=SUM([.B2:.B143])" office:value-type="float" office:value="4292.67">
            <text:p>4292,67</text:p>
          </table:table-cell>
          <table:table-cell table:style-name="ce4" table:formula="of:=SUM([.C2:.C143])" office:value-type="float" office:value="40350.4">
            <text:p>40350,4</text:p>
          </table:table-cell>
          <table:table-cell table:number-columns-repeated="2" table:style-name="ce4" office:value-type="string">
            <text:p>#</text:p>
          </table:table-cell>
          <table:table-cell table:style-name="ce4" table:formula="of:=SUM([.F2:.F143])" office:value-type="float" office:value="2614.09193">
            <text:p>2614,09193</text:p>
          </table:table-cell>
          <table:table-cell table:style-name="ce4" table:formula="of:=SUM([.G2:.G143])" office:value-type="float" office:value="5015.97116">
            <text:p>5015,97116</text:p>
          </table:table-cell>
          <table:table-cell table:style-name="ce4" table:formula="of:=SUM([.H2:.H143])" office:value-type="float" office:value="2399.26293">
            <text:p>2399,26293</text:p>
          </table:table-cell>
          <table:table-cell table:style-name="ce4" table:formula="of:=([.F144]*100)/[.G144]" office:value-type="float" office:value="52.1153700173986">
            <text:p>52,1153700174</text:p>
          </table:table-cell>
          <table:table-cell table:style-name="ce4" table:formula="of:=[.O2]-[.H144]" office:value-type="float" office:value="-342.26293">
            <text:p>-342,26293</text:p>
          </table:table-cell>
          <table:table-cell table:formula="of:=MEDIAN([.K2:.K97])" office:value-type="float" office:value="10.9523715338238">
            <text:p>10,9523715338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" office:value-type="string">
            <text:p>Litros repostados</text:p>
          </table:table-cell>
          <table:table-cell table:style-name="ce4" office:value-type="string">
            <text:p>Kilometros Recorridos con GAS</text:p>
          </table:table-cell>
          <table:table-cell table:style-name="ce4" office:value-type="string">
            <text:p>Precio en € <text:s/>AutoGAS (GLP)/ litro</text:p>
          </table:table-cell>
          <table:table-cell table:style-name="ce4" office:value-type="string">
            <text:p>Precio en € Gasolina 95 /litro</text:p>
          </table:table-cell>
          <table:table-cell table:style-name="ce4" office:value-type="string">
            <text:p>Gasto repostage GAS</text:p>
          </table:table-cell>
          <table:table-cell table:style-name="ce4" office:value-type="string">
            <text:p>Gasto Teórico repostage Gasolina 95</text:p>
          </table:table-cell>
          <table:table-cell table:style-name="ce4" office:value-type="string">
            <text:p>Ahorro acumulado</text:p>
          </table:table-cell>
          <table:table-cell table:style-name="ce4" office:value-type="string">
            <text:p>Ahorro porcentual</text:p>
          </table:table-cell>
          <table:table-cell table:style-name="ce4" office:value-type="string">
            <text:p>Pendiente Amortizar</text:p>
          </table:table-cell>
          <table:table-cell table:number-columns-repeated="1014"/>
        </table:table-row>
        <table:table-row table:style-name="ro1">
          <table:table-cell office:value-type="string">
            <text:p>TOTAL SUMA</text:p>
          </table:table-cell>
          <table:table-cell table:style-name="ce4" table:formula="of:=SUM([.B2:.B143])" office:value-type="float" office:value="4292.67">
            <text:p>4292,67</text:p>
          </table:table-cell>
          <table:table-cell table:style-name="ce4" table:formula="of:=SUM([.C2:.C143])" office:value-type="float" office:value="40350.4">
            <text:p>40350,4</text:p>
          </table:table-cell>
          <table:table-cell table:number-columns-repeated="2" table:style-name="ce4" office:value-type="string">
            <text:p>#</text:p>
          </table:table-cell>
          <table:table-cell table:style-name="ce4" table:formula="of:=SUM([.F2:.F143])" office:value-type="float" office:value="2614.09193">
            <text:p>2614,09193</text:p>
          </table:table-cell>
          <table:table-cell table:style-name="ce4" table:formula="of:=SUM([.G2:.G143])" office:value-type="float" office:value="5015.97116">
            <text:p>5015,97116</text:p>
          </table:table-cell>
          <table:table-cell table:style-name="ce4" table:formula="of:=SUM([.H2:.H143])" office:value-type="float" office:value="2399.26293">
            <text:p>2399,26293</text:p>
          </table:table-cell>
          <table:table-cell table:style-name="ce4" table:formula="of:=([.F144]*100)/[.G144]" office:value-type="float" office:value="52.1153700173986">
            <text:p>52,1153700174</text:p>
          </table:table-cell>
          <table:table-cell table:style-name="ce4" table:formula="of:=[.O2]-[.H144]" office:value-type="float" office:value="-342.26293">
            <text:p>-342,26293</text:p>
          </table:table-cell>
          <table:table-cell table:number-columns-repeated="1014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5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3" table:number-columns-repeated="1014" table:default-cell-style-name="Excel_20_Built-in_20_Normal"/>
        <table:table-row table:style-name="ro1">
          <table:table-cell table:style-name="ce4" office:value-type="string">
            <text:p>Repostages</text:p>
          </table:table-cell>
          <table:table-cell table:style-name="ce4" office:value-type="string">
            <text:p>Litros repostados</text:p>
          </table:table-cell>
          <table:table-cell table:style-name="ce4" office:value-type="string">
            <text:p>Kilometros Recorridos con GAS</text:p>
          </table:table-cell>
          <table:table-cell table:style-name="ce4" office:value-type="string">
            <text:p>Precio en € <text:s/>AutoGAS (GLP)/ litro</text:p>
          </table:table-cell>
          <table:table-cell table:style-name="ce4" office:value-type="string">
            <text:p>Precio en € Gasolina 95 /litro</text:p>
          </table:table-cell>
          <table:table-cell table:style-name="ce4" office:value-type="string">
            <text:p>Gasto repostage GAS</text:p>
          </table:table-cell>
          <table:table-cell table:style-name="ce4" office:value-type="string">
            <text:p>Gasto Teórico repostage Gasolina 95</text:p>
          </table:table-cell>
          <table:table-cell table:style-name="ce4" office:value-type="string">
            <text:p>Ahorro conseguido</text:p>
          </table:table-cell>
          <table:table-cell table:style-name="ce4" office:value-type="string">
            <text:p>Ahorro porcentual</text:p>
          </table:table-cell>
          <table:table-cell table:style-name="ce4" office:value-type="string">
            <text:p>Pendiente Amortizar</text:p>
          </table:table-cell>
          <table:table-cell table:number-columns-repeated="1014"/>
        </table:table-row>
        <table:table-row table:style-name="ro1">
          <table:table-cell table:style-name="ce9" office:value-type="float" office:value="42205">
            <text:p>20-07-15</text:p>
          </table:table-cell>
          <table:table-cell office:value-type="float" office:value="40">
            <text:p>40</text:p>
          </table:table-cell>
          <table:table-cell office:value-type="float" office:value="437">
            <text:p>437</text:p>
          </table:table-cell>
          <table:table-cell office:value-type="float" office:value="0.639">
            <text:p>0,639</text:p>
          </table:table-cell>
          <table:table-cell office:value-type="float" office:value="1.2">
            <text:p>1,2</text:p>
          </table:table-cell>
          <table:table-cell table:formula="of:=[.D2]*[.B2]" office:value-type="float" office:value="25.56">
            <text:p>25,56</text:p>
          </table:table-cell>
          <table:table-cell table:formula="of:=[.E2]*[.B2]" office:value-type="float" office:value="48">
            <text:p>48</text:p>
          </table:table-cell>
          <table:table-cell table:formula="of:=[.G2]-[.F2]" office:value-type="float" office:value="22.44">
            <text:p>22,44</text:p>
          </table:table-cell>
          <table:table-cell table:formula="of:=([.F2]*100)/[.G2]" office:value-type="float" office:value="53.25">
            <text:p>53,25</text:p>
          </table:table-cell>
          <table:table-cell table:formula="of:=[.O2]-[.H2]" office:value-type="float" office:value="-22.44">
            <text:p>-22,44</text:p>
          </table:table-cell>
          <table:table-cell table:number-columns-repeated="4"/>
          <table:table-cell/>
          <table:table-cell table:number-columns-repeated="1009"/>
        </table:table-row>
        <table:table-row table:style-name="ro1">
          <table:table-cell table:style-name="ce9" office:value-type="float" office:value="42211">
            <text:p>26-07-15</text:p>
          </table:table-cell>
          <table:table-cell office:value-type="float" office:value="39.37">
            <text:p>39,37</text:p>
          </table:table-cell>
          <table:table-cell office:value-type="float" office:value="329.1">
            <text:p>329,1</text:p>
          </table:table-cell>
          <table:table-cell office:value-type="float" office:value="0.647">
            <text:p>0,647</text:p>
          </table:table-cell>
          <table:table-cell office:value-type="float" office:value="1.2">
            <text:p>1,2</text:p>
          </table:table-cell>
          <table:table-cell table:formula="of:=[.D3]*[.B3]" office:value-type="float" office:value="25.47239">
            <text:p>25,47239</text:p>
          </table:table-cell>
          <table:table-cell table:formula="of:=[.E3]*[.B3]" office:value-type="float" office:value="47.244">
            <text:p>47,244</text:p>
          </table:table-cell>
          <table:table-cell table:formula="of:=[.G3]-[.F3]" office:value-type="float" office:value="21.77161">
            <text:p>21,77161</text:p>
          </table:table-cell>
          <table:table-cell table:formula="of:=([.F3]*100)/[.G3]" office:value-type="float" office:value="53.9166666666667">
            <text:p>53,9166666667</text:p>
          </table:table-cell>
          <table:table-cell table:formula="of:=[.O2]-[.H3]" office:value-type="float" office:value="-21.77161">
            <text:p>-21,77161</text:p>
          </table:table-cell>
          <table:table-cell table:number-columns-repeated="4"/>
          <table:table-cell/>
          <table:table-cell table:number-columns-repeated="1009"/>
        </table:table-row>
        <table:table-row table:style-name="ro1">
          <table:table-cell table:style-name="ce9" office:value-type="float" office:value="42216">
            <text:p>31-07-15</text:p>
          </table:table-cell>
          <table:table-cell office:value-type="float" office:value="33.85">
            <text:p>33,85</text:p>
          </table:table-cell>
          <table:table-cell office:value-type="float" office:value="410">
            <text:p>410</text:p>
          </table:table-cell>
          <table:table-cell office:value-type="float" office:value="0.649">
            <text:p>0,649</text:p>
          </table:table-cell>
          <table:table-cell office:value-type="float" office:value="1.2">
            <text:p>1,2</text:p>
          </table:table-cell>
          <table:table-cell table:formula="of:=[.D4]*[.B4]" office:value-type="float" office:value="21.96865">
            <text:p>21,96865</text:p>
          </table:table-cell>
          <table:table-cell table:formula="of:=[.E4]*[.B4]" office:value-type="float" office:value="40.62">
            <text:p>40,62</text:p>
          </table:table-cell>
          <table:table-cell table:formula="of:=[.G4]-[.F4]" office:value-type="float" office:value="18.65135">
            <text:p>18,65135</text:p>
          </table:table-cell>
          <table:table-cell table:formula="of:=([.F4]*100)/[.G4]" office:value-type="float" office:value="54.0833333333333">
            <text:p>54,0833333333</text:p>
          </table:table-cell>
          <table:table-cell table:formula="of:=[.O2]-[.H4]" office:value-type="float" office:value="-18.65135">
            <text:p>-18,65135</text:p>
          </table:table-cell>
          <table:table-cell table:number-columns-repeated="4"/>
          <table:table-cell/>
          <table:table-cell table:number-columns-repeated="1009"/>
        </table:table-row>
        <table:table-row table:style-name="ro1">
          <table:table-cell table:style-name="ce9" office:value-type="float" office:value="42229">
            <text:p>13-08-15</text:p>
          </table:table-cell>
          <table:table-cell office:value-type="float" office:value="44.44">
            <text:p>44,44</text:p>
          </table:table-cell>
          <table:table-cell office:value-type="float" office:value="441">
            <text:p>441</text:p>
          </table:table-cell>
          <table:table-cell office:value-type="float" office:value="0.639">
            <text:p>0,639</text:p>
          </table:table-cell>
          <table:table-cell office:value-type="float" office:value="1.2">
            <text:p>1,2</text:p>
          </table:table-cell>
          <table:table-cell table:formula="of:=[.D5]*[.B5]" office:value-type="float" office:value="28.39716">
            <text:p>28,39716</text:p>
          </table:table-cell>
          <table:table-cell table:formula="of:=[.E5]*[.B5]" office:value-type="float" office:value="53.328">
            <text:p>53,328</text:p>
          </table:table-cell>
          <table:table-cell table:formula="of:=[.G5]-[.F5]" office:value-type="float" office:value="24.93084">
            <text:p>24,93084</text:p>
          </table:table-cell>
          <table:table-cell table:formula="of:=([.F5]*100)/[.G5]" office:value-type="float" office:value="53.25">
            <text:p>53,25</text:p>
          </table:table-cell>
          <table:table-cell table:formula="of:=[.O2]-[.H5]" office:value-type="float" office:value="-24.93084">
            <text:p>-24,93084</text:p>
          </table:table-cell>
          <table:table-cell table:number-columns-repeated="4"/>
          <table:table-cell/>
          <table:table-cell table:number-columns-repeated="1009"/>
        </table:table-row>
        <table:table-row table:style-name="ro1">
          <table:table-cell table:style-name="ce9" office:value-type="float" office:value="42234">
            <text:p>18-08-15</text:p>
          </table:table-cell>
          <table:table-cell office:value-type="float" office:value="39.88">
            <text:p>39,88</text:p>
          </table:table-cell>
          <table:table-cell office:value-type="float" office:value="461">
            <text:p>461</text:p>
          </table:table-cell>
          <table:table-cell office:value-type="float" office:value="0.629">
            <text:p>0,629</text:p>
          </table:table-cell>
          <table:table-cell office:value-type="float" office:value="1.2">
            <text:p>1,2</text:p>
          </table:table-cell>
          <table:table-cell table:formula="of:=[.D6]*[.B6]" office:value-type="float" office:value="25.08452">
            <text:p>25,08452</text:p>
          </table:table-cell>
          <table:table-cell table:formula="of:=[.E6]*[.B6]" office:value-type="float" office:value="47.856">
            <text:p>47,856</text:p>
          </table:table-cell>
          <table:table-cell table:formula="of:=[.G6]-[.F6]" office:value-type="float" office:value="22.77148">
            <text:p>22,77148</text:p>
          </table:table-cell>
          <table:table-cell table:formula="of:=([.F6]*100)/[.G6]" office:value-type="float" office:value="52.4166666666667">
            <text:p>52,4166666667</text:p>
          </table:table-cell>
          <table:table-cell table:formula="of:=[.O3]-[.H6]" office:value-type="float" office:value="-22.77148">
            <text:p>-22,77148</text:p>
          </table:table-cell>
          <table:table-cell table:number-columns-repeated="1014"/>
        </table:table-row>
        <table:table-row table:style-name="ro1">
          <table:table-cell table:style-name="ce9" office:value-type="float" office:value="42236">
            <text:p>20-08-15</text:p>
          </table:table-cell>
          <table:table-cell office:value-type="float" office:value="39.73">
            <text:p>39,73</text:p>
          </table:table-cell>
          <table:table-cell office:value-type="float" office:value="278.3">
            <text:p>278,3</text:p>
          </table:table-cell>
          <table:table-cell office:value-type="float" office:value="0.629">
            <text:p>0,629</text:p>
          </table:table-cell>
          <table:table-cell office:value-type="float" office:value="1.2">
            <text:p>1,2</text:p>
          </table:table-cell>
          <table:table-cell table:formula="of:=[.D7]*[.B7]" office:value-type="float" office:value="24.99017">
            <text:p>24,99017</text:p>
          </table:table-cell>
          <table:table-cell table:formula="of:=[.E7]*[.B7]" office:value-type="float" office:value="47.676">
            <text:p>47,676</text:p>
          </table:table-cell>
          <table:table-cell table:formula="of:=[.G7]-[.F7]" office:value-type="float" office:value="22.68583">
            <text:p>22,68583</text:p>
          </table:table-cell>
          <table:table-cell table:formula="of:=([.F7]*100)/[.G7]" office:value-type="float" office:value="52.4166666666667">
            <text:p>52,4166666667</text:p>
          </table:table-cell>
          <table:table-cell table:formula="of:=[.O4]-[.H7]" office:value-type="float" office:value="-22.68583">
            <text:p>-22,68583</text:p>
          </table:table-cell>
          <table:table-cell table:number-columns-repeated="1014"/>
        </table:table-row>
        <table:table-row table:style-name="ro1">
          <table:table-cell table:style-name="ce9" office:value-type="float" office:value="42239">
            <text:p>23-08-15</text:p>
          </table:table-cell>
          <table:table-cell office:value-type="float" office:value="25.52">
            <text:p>25,52</text:p>
          </table:table-cell>
          <table:table-cell office:value-type="float" office:value="407">
            <text:p>407</text:p>
          </table:table-cell>
          <table:table-cell office:value-type="float" office:value="0.624">
            <text:p>0,624</text:p>
          </table:table-cell>
          <table:table-cell office:value-type="float" office:value="1.2">
            <text:p>1,2</text:p>
          </table:table-cell>
          <table:table-cell table:formula="of:=[.D8]*[.B8]" office:value-type="float" office:value="15.92448">
            <text:p>15,92448</text:p>
          </table:table-cell>
          <table:table-cell table:formula="of:=[.E8]*[.B8]" office:value-type="float" office:value="30.624">
            <text:p>30,624</text:p>
          </table:table-cell>
          <table:table-cell table:formula="of:=[.G8]-[.F8]" office:value-type="float" office:value="14.69952">
            <text:p>14,69952</text:p>
          </table:table-cell>
          <table:table-cell table:formula="of:=([.F8]*100)/[.G8]" office:value-type="float" office:value="52">
            <text:p>52</text:p>
          </table:table-cell>
          <table:table-cell table:formula="of:=[.O5]-[.H8]" office:value-type="float" office:value="-14.69952">
            <text:p>-14,69952</text:p>
          </table:table-cell>
          <table:table-cell table:number-columns-repeated="1014"/>
        </table:table-row>
        <table:table-row table:style-name="ro1">
          <table:table-cell>
            <draw:frame table:end-cell-address="Hoja2.C24" table:end-x="1.251cm" table:end-y="0.437cm" draw:z-index="0" draw:name="Gráfico 1" draw:style-name="gr1" draw:text-style-name="P1" svg:width="6.558cm" svg:height="7.417cm" svg:x="0.075cm" svg:y="0.427cm">
              <draw:object draw:notify-on-update-of-ranges="Hoja1.J149:Hoja1.J149 Hoja1.A150:Hoja1.A150 Hoja1.J150:Hoja1.J150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/>
          <table:table-cell>
            <draw:frame table:end-cell-address="Hoja2.D25" table:end-x="2.31cm" table:end-y="0.009cm" draw:z-index="1" draw:name="Gráfico 2" draw:style-name="gr1" draw:text-style-name="P1" svg:width="6.626cm" svg:height="7.483cm" svg:x="1.292cm" svg:y="0.427cm">
              <draw:object draw:notify-on-update-of-ranges="Hoja1.C149:Hoja1.C149 Hoja1.A150:Hoja1.A150 Hoja1.C150:Hoja1.C150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>
            <draw:frame table:end-cell-address="Hoja2.E25" table:end-x="3.078cm" table:end-y="0.009cm" draw:z-index="2" draw:name="Gráfico 3" draw:style-name="gr1" draw:text-style-name="P1" svg:width="6.654cm" svg:height="7.483cm" svg:x="2.312cm" svg:y="0.427cm">
              <draw:object draw:notify-on-update-of-ranges="Hoja1.H149:Hoja1.H149 Hoja1.A150:Hoja1.A150 Hoja1.H150:Hoja1.H150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Hoja2.H41" table:end-x="1.9cm" table:end-y="0.009cm" draw:z-index="3" draw:name="Gráfico 4" draw:style-name="gr1" draw:text-style-name="P1" svg:width="34.262cm" svg:height="7.483cm" svg:x="0.075cm" svg:y="0.427cm">
              <draw:object draw:notify-on-update-of-ranges="Hoja1.B1:Hoja1.B1 Hoja1.H1:Hoja1.H1 Hoja1.I1:Hoja1.I1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>
            <draw:frame table:end-cell-address="Hoja2.F56" table:end-x="1.079cm" table:end-y="0.249cm" draw:z-index="4" draw:name="Gráfico 5" draw:style-name="gr1" draw:text-style-name="P1" svg:width="23.096cm" svg:height="7.161cm" svg:x="0.075cm" svg:y="0.002cm">
              <draw:object draw:notify-on-update-of-ranges="Hoja1.A150:Hoja1.A150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8000" number:language="es" number:country="ES">
      <number:number number:min-integer-digits="1"/>
    </number:number-style>
    <number:date-style style:name="N103P0" style:volatile="true">
      <number:day number:style="long"/>
      <number:text>-</number:text>
      <number:month number:style="long"/>
      <number:text>-</number:text>
      <number:year/>
    </number:date-style>
    <number:text-style style:name="N103">
      <number:text-content/>
      <style:map style:condition="value()&gt;=0" style:apply-style-name="N103P0"/>
    </number:text-style>
    <number:number-style style:name="N104P0" style:volatile="true">
      <number:text> €</number:text>
      <number:number number:decimal-places="2" number:min-integer-digits="1" number:grouping="true"/>
      <number:text> </number:text>
    </number:number-style>
    <number:number-style style:name="N104P1" style:volatile="true">
      <number:text> €(</number:text>
      <number:number number:decimal-places="2" number:min-integer-digits="1" number:grouping="true"/>
      <number:text>)</number:text>
    </number:number-style>
    <number:number-style style:name="N104P2" style:volatile="true">
      <number:text> €-</number:text>
      <number:number number:decimal-places="0" number:min-integer-digits="0"/>
      <number:text> </number:text>
    </number:number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18/02/2018</text:date>, <text:time>17:21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8T17:21:55.78</dc:date>
    <dc:creator>Ángel Andrés Lerena Pariente</dc:creator>
    <meta:document-statistic meta:table-count="2" meta:cell-count="1463" meta:object-count="11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s" number:country="ES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8036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6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42205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fo:font-family="Calibri" fo:font-size="10pt" style:font-size-asian="10pt" style:font-size-complex="10pt"/>
    </style:style>
    <style:style style:name="ch11" style:family="chart">
      <style:graphic-properties svg:stroke-width="0.071cm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32cm" svg:height="9.22cm" xlink:href=".." xlink:type="simple" chart:class="chart:line" chart:column-mapping="0" chart:style-name="ch1">
        <chart:title svg:x="12.046cm" svg:y="0.32cm" chart:style-name="ch2">
          <text:p>Litros combustible y € de Gastos</text:p>
        </chart:title>
        <chart:legend chart:legend-position="bottom" svg:x="8.326cm" svg:y="8.464cm" style:legend-expansion="wide" chart:style-name="ch3"/>
        <chart:plot-area chart:style-name="ch4" table:cell-range-address="Hoja1.A1:Hoja1.A84 Hoja1.B1:Hoja1.B30 Hoja1.F1:Hoja1.G30" chart:data-source-has-labels="both" svg:x="1.066cm" svg:y="1.777cm" svg:width="28.534cm" svg:height="6.083cm">
          <chartooo:coordinate-region svg:x="1.587cm" svg:y="2.124cm" svg:width="28.013cm" svg:height="4.059cm"/>
          <chart:axis chart:dimension="x" chart:name="primary-x" chart:style-name="ch5" chartooo:axis-type="date">
            <chartooo:date-scale chart:base-time-unit="days"/>
            <chart:categories table:cell-range-address="Hoja1.A2:Hoja1.A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B2:Hoja1.B30" chart:label-cell-address="Hoja1.B1:Hoja1.B1" chart:class="chart:line">
            <chart:data-point chart:repeated="29"/>
          </chart:series>
          <chart:series chart:style-name="ch9" chart:values-cell-range-address="Hoja1.F2:Hoja1.F30" chart:label-cell-address="Hoja1.F1:Hoja1.F1" chart:class="chart:line">
            <chart:data-point chart:repeated="29"/>
          </chart:series>
          <chart:series chart:style-name="ch10" chart:values-cell-range-address="Hoja1.G2:Hoja1.G30" chart:label-cell-address="Hoja1.G1:Hoja1.G1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 repostados</text:p>
                <draw:g>
                  <svg:desc>Hoja1.B1:Hoja1.B1</svg:desc>
                </draw:g>
              </table:table-cell>
              <table:table-cell office:value-type="string">
                <text:p>Gasto repostage GAS</text:p>
                <draw:g>
                  <svg:desc>Hoja1.F1:Hoja1.F1</svg:desc>
                </draw:g>
              </table:table-cell>
              <table:table-cell office:value-type="string">
                <text:p>Gasto Teórico repostage Gasolina 95</text:p>
                <draw:g>
                  <svg:desc>Hoja1.G1:Hoja1.G1</svg:desc>
                </draw:g>
              </table:table-cell>
            </table:table-row>
          </table:table-header-rows>
          <table:table-rows>
            <table:table-row>
              <table:table-cell office:value-type="float" office:value="42205">
                <text:p>42210</text:p>
                <draw:g>
                  <svg:desc>Hoja1.A2:Hoja1.A84</svg:desc>
                </draw:g>
              </table:table-cell>
              <table:table-cell office:value-type="float" office:value="40">
                <text:p>40</text:p>
                <draw:g>
                  <svg:desc>Hoja1.B2:Hoja1.B30</svg:desc>
                </draw:g>
              </table:table-cell>
              <table:table-cell office:value-type="float" office:value="25.56">
                <text:p>25.56</text:p>
                <draw:g>
                  <svg:desc>Hoja1.F2:Hoja1.F30</svg:desc>
                </draw:g>
              </table:table-cell>
              <table:table-cell office:value-type="float" office:value="48">
                <text:p>48</text:p>
                <draw:g>
                  <svg:desc>Hoja1.G2:Hoja1.G30</svg:desc>
                </draw:g>
              </table:table-cell>
            </table:table-row>
            <table:table-row>
              <table:table-cell office:value-type="float" office:value="42211">
                <text:p>42210</text:p>
              </table:table-cell>
              <table:table-cell office:value-type="float" office:value="39.37">
                <text:p>39.37</text:p>
              </table:table-cell>
              <table:table-cell office:value-type="float" office:value="25.47239">
                <text:p>25.47239</text:p>
              </table:table-cell>
              <table:table-cell office:value-type="float" office:value="47.244">
                <text:p>47.244</text:p>
              </table:table-cell>
            </table:table-row>
            <table:table-row>
              <table:table-cell office:value-type="float" office:value="42216">
                <text:p>42220</text:p>
              </table:table-cell>
              <table:table-cell office:value-type="float" office:value="33.85">
                <text:p>33.85</text:p>
              </table:table-cell>
              <table:table-cell office:value-type="float" office:value="21.96865">
                <text:p>21.96865</text:p>
              </table:table-cell>
              <table:table-cell office:value-type="float" office:value="40.62">
                <text:p>40.62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44.44">
                <text:p>44.44</text:p>
              </table:table-cell>
              <table:table-cell office:value-type="float" office:value="28.39716">
                <text:p>28.39716</text:p>
              </table:table-cell>
              <table:table-cell office:value-type="float" office:value="53.328">
                <text:p>53.328</text:p>
              </table:table-cell>
            </table:table-row>
            <table:table-row>
              <table:table-cell office:value-type="float" office:value="42234">
                <text:p>42230</text:p>
              </table:table-cell>
              <table:table-cell office:value-type="float" office:value="39.88">
                <text:p>39.88</text:p>
              </table:table-cell>
              <table:table-cell office:value-type="float" office:value="25.08452">
                <text:p>25.08452</text:p>
              </table:table-cell>
              <table:table-cell office:value-type="float" office:value="47.856">
                <text:p>47.856</text:p>
              </table:table-cell>
            </table:table-row>
            <table:table-row>
              <table:table-cell office:value-type="float" office:value="42236">
                <text:p>42240</text:p>
              </table:table-cell>
              <table:table-cell office:value-type="float" office:value="39.73">
                <text:p>39.73</text:p>
              </table:table-cell>
              <table:table-cell office:value-type="float" office:value="24.99017">
                <text:p>24.99017</text:p>
              </table:table-cell>
              <table:table-cell office:value-type="float" office:value="47.676">
                <text:p>47.676</text:p>
              </table:table-cell>
            </table:table-row>
            <table:table-row>
              <table:table-cell office:value-type="float" office:value="42239">
                <text:p>42240</text:p>
              </table:table-cell>
              <table:table-cell office:value-type="float" office:value="25.52">
                <text:p>25.52</text:p>
              </table:table-cell>
              <table:table-cell office:value-type="float" office:value="15.92448">
                <text:p>15.92448</text:p>
              </table:table-cell>
              <table:table-cell office:value-type="float" office:value="30.624">
                <text:p>30.624</text:p>
              </table:table-cell>
            </table:table-row>
            <table:table-row>
              <table:table-cell office:value-type="float" office:value="42243">
                <text:p>42240</text:p>
              </table:table-cell>
              <table:table-cell office:value-type="float" office:value="35.87">
                <text:p>35.87</text:p>
              </table:table-cell>
              <table:table-cell office:value-type="float" office:value="22.56223">
                <text:p>22.56223</text:p>
              </table:table-cell>
              <table:table-cell office:value-type="float" office:value="43.044">
                <text:p>43.044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37.69">
                <text:p>37.69</text:p>
              </table:table-cell>
              <table:table-cell office:value-type="float" office:value="22.08634">
                <text:p>22.08634</text:p>
              </table:table-cell>
              <table:table-cell office:value-type="float" office:value="44.62496">
                <text:p>44.62496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25.52">
                <text:p>25.52</text:p>
              </table:table-cell>
              <table:table-cell office:value-type="float" office:value="14.95472">
                <text:p>14.95472</text:p>
              </table:table-cell>
              <table:table-cell office:value-type="float" office:value="30.34328">
                <text:p>30.34328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26.38">
                <text:p>26.38</text:p>
              </table:table-cell>
              <table:table-cell office:value-type="float" office:value="15.45868">
                <text:p>15.45868</text:p>
              </table:table-cell>
              <table:table-cell office:value-type="float" office:value="31.36582">
                <text:p>31.36582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40.46">
                <text:p>40.46</text:p>
              </table:table-cell>
              <table:table-cell office:value-type="float" office:value="23.70956">
                <text:p>23.70956</text:p>
              </table:table-cell>
              <table:table-cell office:value-type="float" office:value="47.29774">
                <text:p>47.29774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34.01">
                <text:p>34.01</text:p>
              </table:table-cell>
              <table:table-cell office:value-type="float" office:value="19.86184">
                <text:p>19.86184</text:p>
              </table:table-cell>
              <table:table-cell office:value-type="float" office:value="39.75769">
                <text:p>39.75769</text:p>
              </table:table-cell>
            </table:table-row>
            <table:table-row>
              <table:table-cell office:value-type="float" office:value="42274">
                <text:p>42270</text:p>
              </table:table-cell>
              <table:table-cell office:value-type="float" office:value="38.51">
                <text:p>38.51</text:p>
              </table:table-cell>
              <table:table-cell office:value-type="float" office:value="22.56686">
                <text:p>22.56686</text:p>
              </table:table-cell>
              <table:table-cell office:value-type="float" office:value="44.6716">
                <text:p>44.6716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39.76">
                <text:p>39.76</text:p>
              </table:table-cell>
              <table:table-cell office:value-type="float" office:value="23.29936">
                <text:p>23.29936</text:p>
              </table:table-cell>
              <table:table-cell office:value-type="float" office:value="46.1216">
                <text:p>46.1216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40.8">
                <text:p>40.8</text:p>
              </table:table-cell>
              <table:table-cell office:value-type="float" office:value="24.4392">
                <text:p>24.4392</text:p>
              </table:table-cell>
              <table:table-cell office:value-type="float" office:value="47.2872">
                <text:p>47.2872</text:p>
              </table:table-cell>
            </table:table-row>
            <table:table-row>
              <table:table-cell office:value-type="float" office:value="42292">
                <text:p>42290</text:p>
              </table:table-cell>
              <table:table-cell office:value-type="float" office:value="34.26">
                <text:p>34.26</text:p>
              </table:table-cell>
              <table:table-cell office:value-type="float" office:value="20.52174">
                <text:p>20.52174</text:p>
              </table:table-cell>
              <table:table-cell office:value-type="float" office:value="39.70734">
                <text:p>39.70734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6.38">
                <text:p>6.38</text:p>
              </table:table-cell>
              <table:table-cell office:value-type="float" office:value="3.82162">
                <text:p>3.82162</text:p>
              </table:table-cell>
              <table:table-cell office:value-type="float" office:value="7.39442">
                <text:p>7.39442</text:p>
              </table:table-cell>
            </table:table-row>
            <table:table-row>
              <table:table-cell office:value-type="float" office:value="42294">
                <text:p>42290</text:p>
              </table:table-cell>
              <table:table-cell office:value-type="float" office:value="27.66">
                <text:p>27.66</text:p>
              </table:table-cell>
              <table:table-cell office:value-type="float" office:value="16.84494">
                <text:p>16.84494</text:p>
              </table:table-cell>
              <table:table-cell office:value-type="float" office:value="33.0537">
                <text:p>33.0537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31.7">
                <text:p>31.7</text:p>
              </table:table-cell>
              <table:table-cell office:value-type="float" office:value="18.6713">
                <text:p>18.6713</text:p>
              </table:table-cell>
              <table:table-cell office:value-type="float" office:value="35.4723">
                <text:p>35.4723</text:p>
              </table:table-cell>
            </table:table-row>
            <table:table-row>
              <table:table-cell office:value-type="float" office:value="42301">
                <text:p>42300</text:p>
              </table:table-cell>
              <table:table-cell office:value-type="float" office:value="32.64">
                <text:p>32.64</text:p>
              </table:table-cell>
              <table:table-cell office:value-type="float" office:value="19.22496">
                <text:p>19.22496</text:p>
              </table:table-cell>
              <table:table-cell office:value-type="float" office:value="36.52416">
                <text:p>36.52416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33.81">
                <text:p>33.81</text:p>
              </table:table-cell>
              <table:table-cell office:value-type="float" office:value="19.91409">
                <text:p>19.91409</text:p>
              </table:table-cell>
              <table:table-cell office:value-type="float" office:value="38.37435">
                <text:p>38.37435</text:p>
              </table:table-cell>
            </table:table-row>
            <table:table-row>
              <table:table-cell office:value-type="float" office:value="42314">
                <text:p>42310</text:p>
              </table:table-cell>
              <table:table-cell office:value-type="float" office:value="32.29">
                <text:p>32.29</text:p>
              </table:table-cell>
              <table:table-cell office:value-type="float" office:value="19.01881">
                <text:p>19.01881</text:p>
              </table:table-cell>
              <table:table-cell office:value-type="float" office:value="37.10121">
                <text:p>37.10121</text:p>
              </table:table-cell>
            </table:table-row>
            <table:table-row>
              <table:table-cell office:value-type="float" office:value="42318">
                <text:p>42320</text:p>
              </table:table-cell>
              <table:table-cell office:value-type="float" office:value="42.72">
                <text:p>42.72</text:p>
              </table:table-cell>
              <table:table-cell office:value-type="float" office:value="25.16208">
                <text:p>25.16208</text:p>
              </table:table-cell>
              <table:table-cell office:value-type="float" office:value="49.08528">
                <text:p>49.08528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14.26">
                <text:p>14.26</text:p>
              </table:table-cell>
              <table:table-cell office:value-type="float" office:value="8.39914">
                <text:p>8.39914</text:p>
              </table:table-cell>
              <table:table-cell office:value-type="float" office:value="16.3277">
                <text:p>16.3277</text:p>
              </table:table-cell>
            </table:table-row>
            <table:table-row>
              <table:table-cell office:value-type="float" office:value="42327">
                <text:p>42330</text:p>
              </table:table-cell>
              <table:table-cell office:value-type="float" office:value="46.03">
                <text:p>46.03</text:p>
              </table:table-cell>
              <table:table-cell office:value-type="float" office:value="27.11167">
                <text:p>27.11167</text:p>
              </table:table-cell>
              <table:table-cell office:value-type="float" office:value="53.90113">
                <text:p>53.90113</text:p>
              </table:table-cell>
            </table:table-row>
            <table:table-row>
              <table:table-cell office:value-type="float" office:value="42335">
                <text:p>42340</text:p>
              </table:table-cell>
              <table:table-cell office:value-type="float" office:value="32.12">
                <text:p>32.12</text:p>
              </table:table-cell>
              <table:table-cell office:value-type="float" office:value="18.91868">
                <text:p>18.91868</text:p>
              </table:table-cell>
              <table:table-cell office:value-type="float" office:value="37.22708">
                <text:p>37.22708</text:p>
              </table:table-cell>
            </table:table-row>
            <table:table-row>
              <table:table-cell office:value-type="float" office:value="42337">
                <text:p>42340</text:p>
              </table:table-cell>
              <table:table-cell office:value-type="float" office:value="35.48">
                <text:p>35.48</text:p>
              </table:table-cell>
              <table:table-cell office:value-type="float" office:value="20.15264">
                <text:p>20.15264</text:p>
              </table:table-cell>
              <table:table-cell office:value-type="float" office:value="41.12132">
                <text:p>41.12132</text:p>
              </table:table-cell>
            </table:table-row>
            <table:table-row>
              <table:table-cell office:value-type="float" office:value="42342">
                <text:p>42340</text:p>
              </table:table-cell>
              <table:table-cell office:value-type="float" office:value="42.27">
                <text:p>42.27</text:p>
              </table:table-cell>
              <table:table-cell office:value-type="float" office:value="24.89703">
                <text:p>24.89703</text:p>
              </table:table-cell>
              <table:table-cell office:value-type="float" office:value="49.0332">
                <text:p>49.0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4P0" style:volatile="true">
      <number:text> €</number:text>
      <number:number number:decimal-places="2" number:min-integer-digits="1" number:grouping="true"/>
      <number:text> </number:text>
    </number:number-style>
    <number:number-style style:name="N104P1" style:volatile="true">
      <number:text> €(</number:text>
      <number:number number:decimal-places="2" number:min-integer-digits="1" number:grouping="true"/>
      <number:text>)</number:text>
    </number:number-style>
    <number:number-style style:name="N104P2" style:volatile="true">
      <number:text> €-</number:text>
      <number:number number:decimal-places="0" number:min-integer-digits="0"/>
      <number:text> </number:text>
    </number:number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number-style style:name="N8000" number:language="es" number:country="ES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8036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6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8000">
      <style:chart-properties chart:symbol-type="named-symbol" chart:symbol-name="circle" chart:symbol-width="0.176cm" chart:symbol-height="0.176cm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fo:font-family="Calibri" fo:font-size="9pt" style:font-size-asian="9pt" style:font-size-complex="9pt"/>
    </style:style>
    <style:style style:name="ch9" style:family="chart">
      <style:chart-properties chart:solid-type="cuboid" chart:symbol-type="named-symbol" chart:symbol-name="circle" chart:symbol-width="0.176cm" chart:symbol-height="0.176cm"/>
      <style:text-properties fo:font-size="10pt" style:font-size-asian="10pt" style:font-size-complex="10pt"/>
    </style:style>
    <style:style style:name="ch10" style:family="chart" style:data-style-name="N104">
      <style:chart-properties chart:symbol-type="named-symbol" chart:symbol-name="circle" chart:symbol-width="0.176cm" chart:symbol-height="0.176cm" chart:link-data-style-to-source="fals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9e480e" draw:fill-color="#9e480e"/>
      <style:text-properties fo:color="#000000" fo:font-family="Calibri" fo:font-size="9pt" style:font-size-asian="9pt" style:font-size-complex="9pt"/>
    </style:style>
    <style:style style:name="ch11" style:family="chart">
      <style:chart-properties chart:solid-type="cuboid" chart:symbol-type="named-symbol" chart:symbol-name="circle" chart:symbol-width="0.176cm" chart:symbol-height="0.176cm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circle" chart:symbol-width="0.176cm" chart:symbol-height="0.176cm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636363" draw:fill-color="#636363"/>
      <style:text-properties fo:color="#000000" fo:font-family="Calibri" fo:font-size="9pt" style:font-size-asian="9pt" style:font-size-complex="9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4.263cm" svg:height="7.484cm" xlink:href=".." xlink:type="simple" chart:class="chart:line" chart:style-name="ch1">
        <chart:title svg:x="10.93cm" svg:y="0.285cm" chart:style-name="ch2">
          <text:p>% Ahorro, capacidad deposito, ahorro respeto a Gasolina 95</text:p>
        </chart:title>
        <chart:legend chart:legend-position="bottom" svg:x="11.562cm" svg:y="6.728cm" style:legend-expansion="wide" chart:style-name="ch3"/>
        <chart:plot-area chart:style-name="ch4" table:cell-range-address="Hoja1.A2:Hoja1.B8 Hoja1.A39:Hoja1.B67 Hoja1.A1:Hoja1.B1 Hoja1.H1:Hoja1.I8 Hoja1.H39:Hoja1.I67" chart:data-source-has-labels="both" svg:x="1.135cm" svg:y="1.637cm" svg:width="31.758cm" svg:height="4.522cm">
          <chartooo:coordinate-region svg:x="1.656cm" svg:y="1.984cm" svg:width="30.823cm" svg:height="2.498cm"/>
          <chart:axis chart:dimension="x" chart:name="primary-x" chart:style-name="ch5" chartooo:axis-type="auto">
            <chartooo:date-scale chart:base-time-unit="days"/>
            <chart:categories table:cell-range-address="Hoja1.A2:Hoja1.A8 Hoja1.A39:Hoja1.A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B2:Hoja1.B8 Hoja1.B39:Hoja1.B67" chart:label-cell-address="Hoja1.B1:Hoja1.B1" chart:class="chart:line">
            <chart:data-point chart:style-name="ch9" chart:repeated="5"/>
            <chart:data-point chart:repeated="31"/>
          </chart:series>
          <chart:series chart:style-name="ch10" chart:values-cell-range-address="Hoja1.H2:Hoja1.H8 Hoja1.H39:Hoja1.H67" chart:label-cell-address="Hoja1.H1:Hoja1.H1" chart:class="chart:line">
            <chart:data-point chart:style-name="ch11" chart:repeated="5"/>
            <chart:data-point chart:repeated="31"/>
          </chart:series>
          <chart:series chart:style-name="ch12" chart:values-cell-range-address="Hoja1.I2:Hoja1.I8 Hoja1.I39:Hoja1.I67" chart:label-cell-address="Hoja1.I1:Hoja1.I1" chart:class="chart:line">
            <chart:data-point chart:style-name="ch9" chart:repeated="7"/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 repostados</text:p>
                <draw:g>
                  <svg:desc>Hoja1.B1:Hoja1.B1</svg:desc>
                </draw:g>
              </table:table-cell>
              <table:table-cell office:value-type="string">
                <text:p>Ahorro conseguido</text:p>
                <draw:g>
                  <svg:desc>Hoja1.H1:Hoja1.H1</svg:desc>
                </draw:g>
              </table:table-cell>
              <table:table-cell office:value-type="string">
                <text:p>Ahorro porcentual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42205">
                <text:p>42210</text:p>
                <draw:g>
                  <svg:desc>Hoja1.A2:Hoja1.A8 Hoja1.A39:Hoja1.A67</svg:desc>
                </draw:g>
              </table:table-cell>
              <table:table-cell office:value-type="float" office:value="40">
                <text:p>40</text:p>
                <draw:g>
                  <svg:desc>Hoja1.B2:Hoja1.B8 Hoja1.B39:Hoja1.B67</svg:desc>
                </draw:g>
              </table:table-cell>
              <table:table-cell office:value-type="float" office:value="22.44">
                <text:p>22.44</text:p>
                <draw:g>
                  <svg:desc>Hoja1.H2:Hoja1.H8 Hoja1.H39:Hoja1.H67</svg:desc>
                </draw:g>
              </table:table-cell>
              <table:table-cell office:value-type="float" office:value="53.25">
                <text:p>53.25</text:p>
                <draw:g>
                  <svg:desc>Hoja1.I2:Hoja1.I8 Hoja1.I39:Hoja1.I67</svg:desc>
                </draw:g>
              </table:table-cell>
            </table:table-row>
            <table:table-row>
              <table:table-cell office:value-type="float" office:value="42211">
                <text:p>42210</text:p>
              </table:table-cell>
              <table:table-cell office:value-type="float" office:value="39.37">
                <text:p>39.37</text:p>
              </table:table-cell>
              <table:table-cell office:value-type="float" office:value="21.77161">
                <text:p>21.77161</text:p>
              </table:table-cell>
              <table:table-cell office:value-type="float" office:value="53.9166666666667">
                <text:p>53.9166666666667</text:p>
              </table:table-cell>
            </table:table-row>
            <table:table-row>
              <table:table-cell office:value-type="float" office:value="42216">
                <text:p>42220</text:p>
              </table:table-cell>
              <table:table-cell office:value-type="float" office:value="33.85">
                <text:p>33.85</text:p>
              </table:table-cell>
              <table:table-cell office:value-type="float" office:value="18.65135">
                <text:p>18.65135</text:p>
              </table:table-cell>
              <table:table-cell office:value-type="float" office:value="54.0833333333333">
                <text:p>54.0833333333333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44.44">
                <text:p>44.44</text:p>
              </table:table-cell>
              <table:table-cell office:value-type="float" office:value="24.93084">
                <text:p>24.93084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float" office:value="42234">
                <text:p>42230</text:p>
              </table:table-cell>
              <table:table-cell office:value-type="float" office:value="39.88">
                <text:p>39.88</text:p>
              </table:table-cell>
              <table:table-cell office:value-type="float" office:value="22.77148">
                <text:p>22.77148</text:p>
              </table:table-cell>
              <table:table-cell office:value-type="float" office:value="52.4166666666667">
                <text:p>52.4166666666667</text:p>
              </table:table-cell>
            </table:table-row>
            <table:table-row>
              <table:table-cell office:value-type="float" office:value="42236">
                <text:p>42240</text:p>
              </table:table-cell>
              <table:table-cell office:value-type="float" office:value="39.73">
                <text:p>39.73</text:p>
              </table:table-cell>
              <table:table-cell office:value-type="float" office:value="22.68583">
                <text:p>22.68583</text:p>
              </table:table-cell>
              <table:table-cell office:value-type="float" office:value="52.4166666666667">
                <text:p>52.4166666666667</text:p>
              </table:table-cell>
            </table:table-row>
            <table:table-row>
              <table:table-cell office:value-type="float" office:value="42239">
                <text:p>42240</text:p>
              </table:table-cell>
              <table:table-cell office:value-type="float" office:value="25.52">
                <text:p>25.52</text:p>
              </table:table-cell>
              <table:table-cell office:value-type="float" office:value="14.69952">
                <text:p>14.699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411">
                <text:p>42410</text:p>
              </table:table-cell>
              <table:table-cell office:value-type="float" office:value="40.44">
                <text:p>40.44</text:p>
              </table:table-cell>
              <table:table-cell office:value-type="float" office:value="19.8156">
                <text:p>19.8156</text:p>
              </table:table-cell>
              <table:table-cell office:value-type="float" office:value="53.2888465204957">
                <text:p>53.2888465204957</text:p>
              </table:table-cell>
            </table:table-row>
            <table:table-row>
              <table:table-cell office:value-type="float" office:value="42417">
                <text:p>42420</text:p>
              </table:table-cell>
              <table:table-cell office:value-type="float" office:value="40.48">
                <text:p>40.48</text:p>
              </table:table-cell>
              <table:table-cell office:value-type="float" office:value="20.24">
                <text:p>20.24</text:p>
              </table:table-cell>
              <table:table-cell office:value-type="float" office:value="52.7856468366384">
                <text:p>52.7856468366384</text:p>
              </table:table-cell>
            </table:table-row>
            <table:table-row>
              <table:table-cell office:value-type="float" office:value="42424">
                <text:p>42420</text:p>
              </table:table-cell>
              <table:table-cell office:value-type="float" office:value="43.09">
                <text:p>43.09</text:p>
              </table:table-cell>
              <table:table-cell office:value-type="float" office:value="20.89865">
                <text:p>20.89865</text:p>
              </table:table-cell>
              <table:table-cell office:value-type="float" office:value="53.544061302682">
                <text:p>53.544061302682</text:p>
              </table:table-cell>
            </table:table-row>
            <table:table-row>
              <table:table-cell office:value-type="float" office:value="42432">
                <text:p>42430</text:p>
              </table:table-cell>
              <table:table-cell office:value-type="float" office:value="40.24">
                <text:p>40.24</text:p>
              </table:table-cell>
              <table:table-cell office:value-type="float" office:value="20.3212">
                <text:p>20.3212</text:p>
              </table:table-cell>
              <table:table-cell office:value-type="float" office:value="52.5375939849624">
                <text:p>52.5375939849624</text:p>
              </table:table-cell>
            </table:table-row>
            <table:table-row>
              <table:table-cell office:value-type="float" office:value="42444">
                <text:p>42440</text:p>
              </table:table-cell>
              <table:table-cell office:value-type="float" office:value="40.68">
                <text:p>40.68</text:p>
              </table:table-cell>
              <table:table-cell office:value-type="float" office:value="21.9672">
                <text:p>21.9672</text:p>
              </table:table-cell>
              <table:table-cell office:value-type="float" office:value="51.307484220018">
                <text:p>51.307484220018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40.14">
                <text:p>40.14</text:p>
              </table:table-cell>
              <table:table-cell office:value-type="float" office:value="22.4784">
                <text:p>22.4784</text:p>
              </table:table-cell>
              <table:table-cell office:value-type="float" office:value="50.3985828166519">
                <text:p>50.3985828166519</text:p>
              </table:table-cell>
            </table:table-row>
            <table:table-row>
              <table:table-cell office:value-type="float" office:value="42472">
                <text:p>42470</text:p>
              </table:table-cell>
              <table:table-cell office:value-type="float" office:value="43.19">
                <text:p>43.19</text:p>
              </table:table-cell>
              <table:table-cell office:value-type="float" office:value="23.3226">
                <text:p>23.3226</text:p>
              </table:table-cell>
              <table:table-cell office:value-type="float" office:value="52.1700620017715">
                <text:p>52.1700620017715</text:p>
              </table:table-cell>
            </table:table-row>
            <table:table-row>
              <table:table-cell office:value-type="float" office:value="42481">
                <text:p>42480</text:p>
              </table:table-cell>
              <table:table-cell office:value-type="float" office:value="35.18">
                <text:p>35.18</text:p>
              </table:table-cell>
              <table:table-cell office:value-type="float" office:value="19.13792">
                <text:p>19.13792</text:p>
              </table:table-cell>
              <table:table-cell office:value-type="float" office:value="51.8157661647476">
                <text:p>51.8157661647476</text:p>
              </table:table-cell>
            </table:table-row>
            <table:table-row>
              <table:table-cell office:value-type="float" office:value="42493">
                <text:p>42490</text:p>
              </table:table-cell>
              <table:table-cell office:value-type="float" office:value="39.61">
                <text:p>39.61</text:p>
              </table:table-cell>
              <table:table-cell office:value-type="float" office:value="22.34004">
                <text:p>22.34004</text:p>
              </table:table-cell>
              <table:table-cell office:value-type="float" office:value="50.9138381201044">
                <text:p>50.9138381201044</text:p>
              </table:table-cell>
            </table:table-row>
            <table:table-row>
              <table:table-cell office:value-type="float" office:value="42501">
                <text:p>42500</text:p>
              </table:table-cell>
              <table:table-cell office:value-type="float" office:value="40.31">
                <text:p>40.31</text:p>
              </table:table-cell>
              <table:table-cell office:value-type="float" office:value="22.1705">
                <text:p>22.1705</text:p>
              </table:table-cell>
              <table:table-cell office:value-type="float" office:value="52.1322889469104">
                <text:p>52.1322889469104</text:p>
              </table:table-cell>
            </table:table-row>
            <table:table-row>
              <table:table-cell office:value-type="float" office:value="42521">
                <text:p>42520</text:p>
              </table:table-cell>
              <table:table-cell office:value-type="float" office:value="40.31">
                <text:p>40.31</text:p>
              </table:table-cell>
              <table:table-cell office:value-type="float" office:value="23.7829">
                <text:p>23.7829</text:p>
              </table:table-cell>
              <table:table-cell office:value-type="float" office:value="50.3784693019344">
                <text:p>50.3784693019344</text:p>
              </table:table-cell>
            </table:table-row>
            <table:table-row>
              <table:table-cell office:value-type="float" office:value="42509">
                <text:p>42510</text:p>
              </table:table-cell>
              <table:table-cell office:value-type="float" office:value="36.38">
                <text:p>36.38</text:p>
              </table:table-cell>
              <table:table-cell office:value-type="float" office:value="21.1004">
                <text:p>21.1004</text:p>
              </table:table-cell>
              <table:table-cell office:value-type="float" office:value="50.8057675996607">
                <text:p>50.8057675996607</text:p>
              </table:table-cell>
            </table:table-row>
            <table:table-row>
              <table:table-cell office:value-type="float" office:value="42511">
                <text:p>42510</text:p>
              </table:table-cell>
              <table:table-cell office:value-type="float" office:value="30.28">
                <text:p>30.28</text:p>
              </table:table-cell>
              <table:table-cell office:value-type="float" office:value="18.71304">
                <text:p>18.71304</text:p>
              </table:table-cell>
              <table:table-cell office:value-type="float" office:value="48.671096345515">
                <text:p>48.671096345515</text:p>
              </table:table-cell>
            </table:table-row>
            <table:table-row>
              <table:table-cell office:value-type="float" office:value="42525">
                <text:p>42530</text:p>
              </table:table-cell>
              <table:table-cell office:value-type="float" office:value="25.39">
                <text:p>25.39</text:p>
              </table:table-cell>
              <table:table-cell office:value-type="float" office:value="15.53868">
                <text:p>15.53868</text:p>
              </table:table-cell>
              <table:table-cell office:value-type="float" office:value="49.1694352159468">
                <text:p>49.1694352159468</text:p>
              </table:table-cell>
            </table:table-row>
            <table:table-row>
              <table:table-cell office:value-type="float" office:value="42527">
                <text:p>42530</text:p>
              </table:table-cell>
              <table:table-cell office:value-type="float" office:value="34.35">
                <text:p>34.35</text:p>
              </table:table-cell>
              <table:table-cell office:value-type="float" office:value="19.923">
                <text:p>19.923</text:p>
              </table:table-cell>
              <table:table-cell office:value-type="float" office:value="50.8057675996607">
                <text:p>50.8057675996607</text:p>
              </table:table-cell>
            </table:table-row>
            <table:table-row>
              <table:table-cell office:value-type="float" office:value="42533">
                <text:p>42530</text:p>
              </table:table-cell>
              <table:table-cell office:value-type="float" office:value="34.96">
                <text:p>34.96</text:p>
              </table:table-cell>
              <table:table-cell office:value-type="float" office:value="19.5776">
                <text:p>19.5776</text:p>
              </table:table-cell>
              <table:table-cell office:value-type="float" office:value="52.5021204410517">
                <text:p>52.5021204410517</text:p>
              </table:table-cell>
            </table:table-row>
            <table:table-row>
              <table:table-cell office:value-type="float" office:value="42536">
                <text:p>42540</text:p>
              </table:table-cell>
              <table:table-cell office:value-type="float" office:value="48.43">
                <text:p>48.43</text:p>
              </table:table-cell>
              <table:table-cell office:value-type="float" office:value="28.0894">
                <text:p>28.0894</text:p>
              </table:table-cell>
              <table:table-cell office:value-type="float" office:value="51.6263552960801">
                <text:p>51.6263552960801</text:p>
              </table:table-cell>
            </table:table-row>
            <table:table-row>
              <table:table-cell office:value-type="float" office:value="42544">
                <text:p>42540</text:p>
              </table:table-cell>
              <table:table-cell office:value-type="float" office:value="39.43">
                <text:p>39.43</text:p>
              </table:table-cell>
              <table:table-cell office:value-type="float" office:value="20.38531">
                <text:p>20.38531</text:p>
              </table:table-cell>
              <table:table-cell office:value-type="float" office:value="54.207263064659">
                <text:p>54.207263064659</text:p>
              </table:table-cell>
            </table:table-row>
            <table:table-row>
              <table:table-cell office:value-type="float" office:value="42558">
                <text:p>42560</text:p>
              </table:table-cell>
              <table:table-cell office:value-type="float" office:value="41.71">
                <text:p>41.71</text:p>
              </table:table-cell>
              <table:table-cell office:value-type="float" office:value="20.89671">
                <text:p>20.89671</text:p>
              </table:table-cell>
              <table:table-cell office:value-type="float" office:value="55.2678571428571">
                <text:p>55.2678571428571</text:p>
              </table:table-cell>
            </table:table-row>
            <table:table-row>
              <table:table-cell office:value-type="float" office:value="42567">
                <text:p>42570</text:p>
              </table:table-cell>
              <table:table-cell office:value-type="float" office:value="41.64">
                <text:p>41.64</text:p>
              </table:table-cell>
              <table:table-cell office:value-type="float" office:value="20.4036">
                <text:p>20.4036</text:p>
              </table:table-cell>
              <table:table-cell office:value-type="float" office:value="56.2109025915996">
                <text:p>56.2109025915996</text:p>
              </table:table-cell>
            </table:table-row>
            <table:table-row>
              <table:table-cell office:value-type="float" office:value="42573">
                <text:p>42570</text:p>
              </table:table-cell>
              <table:table-cell office:value-type="float" office:value="42.63">
                <text:p>42.63</text:p>
              </table:table-cell>
              <table:table-cell office:value-type="float" office:value="20.24925">
                <text:p>20.24925</text:p>
              </table:table-cell>
              <table:table-cell office:value-type="float" office:value="56.9746376811594">
                <text:p>56.9746376811594</text:p>
              </table:table-cell>
            </table:table-row>
            <table:table-row>
              <table:table-cell office:value-type="float" office:value="42583">
                <text:p>42580</text:p>
              </table:table-cell>
              <table:table-cell office:value-type="float" office:value="42.34">
                <text:p>42.34</text:p>
              </table:table-cell>
              <table:table-cell office:value-type="float" office:value="20.7466">
                <text:p>20.7466</text:p>
              </table:table-cell>
              <table:table-cell office:value-type="float" office:value="56.2109025915996">
                <text:p>56.2109025915996</text:p>
              </table:table-cell>
            </table:table-row>
            <table:table-row>
              <table:table-cell office:value-type="float" office:value="42591">
                <text:p>42590</text:p>
              </table:table-cell>
              <table:table-cell office:value-type="float" office:value="28.96">
                <text:p>28.96</text:p>
              </table:table-cell>
              <table:table-cell office:value-type="float" office:value="13.37952">
                <text:p>13.37952</text:p>
              </table:table-cell>
              <table:table-cell office:value-type="float" office:value="58.8967971530249">
                <text:p>58.8967971530249</text:p>
              </table:table-cell>
            </table:table-row>
            <table:table-row>
              <table:table-cell office:value-type="float" office:value="42595">
                <text:p>42600</text:p>
              </table:table-cell>
              <table:table-cell office:value-type="float" office:value="12.17">
                <text:p>12.17</text:p>
              </table:table-cell>
              <table:table-cell office:value-type="float" office:value="5.65905">
                <text:p>5.65905</text:p>
              </table:table-cell>
              <table:table-cell office:value-type="float" office:value="58.6298932384342">
                <text:p>58.6298932384342</text:p>
              </table:table-cell>
            </table:table-row>
            <table:table-row>
              <table:table-cell office:value-type="float" office:value="42597">
                <text:p>42600</text:p>
              </table:table-cell>
              <table:table-cell office:value-type="float" office:value="32.73">
                <text:p>32.73</text:p>
              </table:table-cell>
              <table:table-cell office:value-type="float" office:value="15.90678">
                <text:p>15.90678</text:p>
              </table:table-cell>
              <table:table-cell office:value-type="float" office:value="57.5545851528384">
                <text:p>57.5545851528384</text:p>
              </table:table-cell>
            </table:table-row>
            <table:table-row>
              <table:table-cell office:value-type="float" office:value="42609">
                <text:p>42610</text:p>
              </table:table-cell>
              <table:table-cell office:value-type="float" office:value="43.02">
                <text:p>43.02</text:p>
              </table:table-cell>
              <table:table-cell office:value-type="float" office:value="20.90772">
                <text:p>20.90772</text:p>
              </table:table-cell>
              <table:table-cell office:value-type="float" office:value="57.5545851528384">
                <text:p>57.5545851528384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39.51">
                <text:p>39.51</text:p>
              </table:table-cell>
              <table:table-cell office:value-type="float" office:value="18.5697">
                <text:p>18.5697</text:p>
              </table:table-cell>
              <table:table-cell office:value-type="float" office:value="58.37023914969">
                <text:p>58.37023914969</text:p>
              </table:table-cell>
            </table:table-row>
            <table:table-row>
              <table:table-cell office:value-type="float" office:value="42619">
                <text:p>42620</text:p>
              </table:table-cell>
              <table:table-cell office:value-type="float" office:value="35.6">
                <text:p>35.6</text:p>
              </table:table-cell>
              <table:table-cell office:value-type="float" office:value="16.732">
                <text:p>16.732</text:p>
              </table:table-cell>
              <table:table-cell office:value-type="float" office:value="58.37023914969">
                <text:p>58.37023914969</text:p>
              </table:table-cell>
            </table:table-row>
            <table:table-row>
              <table:table-cell office:value-type="float" office:value="42633">
                <text:p>42630</text:p>
              </table:table-cell>
              <table:table-cell office:value-type="float" office:value="43.5">
                <text:p>43.5</text:p>
              </table:table-cell>
              <table:table-cell office:value-type="float" office:value="20.445">
                <text:p>20.445</text:p>
              </table:table-cell>
              <table:table-cell office:value-type="float" office:value="58.37023914969">
                <text:p>58.3702391496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number:number-style style:name="N104P0" style:volatile="true">
      <number:text> €</number:text>
      <number:number number:decimal-places="2" number:min-integer-digits="1" number:grouping="true"/>
      <number:text> </number:text>
    </number:number-style>
    <number:number-style style:name="N104P1" style:volatile="true">
      <number:text> €(</number:text>
      <number:number number:decimal-places="2" number:min-integer-digits="1" number:grouping="true"/>
      <number:text>)</number:text>
    </number:number-style>
    <number:number-style style:name="N104P2" style:volatile="true">
      <number:text> €-</number:text>
      <number:number number:decimal-places="0" number:min-integer-digits="0"/>
      <number:text> </number:text>
    </number:number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number-style style:name="N8000" number:language="es" number:country="E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5" style:family="chart" style:data-style-name="N8000">
      <style:chart-properties chart:display-label="true" chart:tick-marks-major-inner="false" chart:tick-marks-major-outer="false" chart:logarithmic="false" chart:gap-width="182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04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9pt" style:font-size-asian="9pt" style:font-size-complex="9pt"/>
    </style:style>
    <style:style style:name="ch8" style:family="chart" style:data-style-name="N4">
      <style:chart-properties chart:solid-type="cuboid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3.097cm" svg:height="7.162cm" xlink:href=".." xlink:type="simple" chart:class="chart:bar" chart:style-name="ch1">
        <chart:title svg:x="6.008cm" svg:y="0.279cm" chart:style-name="ch2">
          <text:p>Ahorro y gastos en € acumulado en Litros Repostados</text:p>
        </chart:title>
        <chart:plot-area chart:style-name="ch3" table:cell-range-address="Hoja1.A149:Hoja1.B150 Hoja1.F149:Hoja1.H150" chart:data-source-has-labels="both" svg:x="0.911cm" svg:y="1.613cm" svg:width="21.264cm" svg:height="4.986cm">
          <chartooo:coordinate-region svg:x="1.814cm" svg:y="2.669cm" svg:width="20.068cm" svg:height="3.139cm"/>
          <chart:axis chart:dimension="x" chart:name="primary-x" chart:style-name="ch4" chartooo:axis-type="auto">
            <chartooo:date-scale/>
            <chart:categories table:cell-range-address="Hoja1.B149:Hoja1.B149 Hoja1.F149:Hoja1.H1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150:Hoja1.B150 Hoja1.F150:Hoja1.H150" chart:label-cell-address="Hoja1.A150:Hoja1.A150" chart:class="chart:bar"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 repostados</text:p>
                <draw:g>
                  <svg:desc>Hoja1.B149:Hoja1.B149 Hoja1.F149:Hoja1.H149</svg:desc>
                </draw:g>
              </table:table-cell>
              <table:table-cell office:value-type="string">
                <text:p>Gasto repostage GAS</text:p>
              </table:table-cell>
              <table:table-cell office:value-type="string">
                <text:p>Gasto Teórico repostage Gasolina 95</text:p>
              </table:table-cell>
              <table:table-cell office:value-type="string">
                <text:p>Ahorro acumulado</text:p>
              </table:table-cell>
            </table:table-row>
          </table:table-header-rows>
          <table:table-rows>
            <table:table-row>
              <table:table-cell office:value-type="string">
                <text:p>TOTAL SUMA</text:p>
                <draw:g>
                  <svg:desc>Hoja1.A150:Hoja1.A150</svg:desc>
                </draw:g>
              </table:table-cell>
              <table:table-cell office:value-type="float" office:value="4292.67">
                <text:p>4292.67</text:p>
                <draw:g>
                  <svg:desc>Hoja1.B150:Hoja1.B150 Hoja1.F150:Hoja1.H150</svg:desc>
                </draw:g>
              </table:table-cell>
              <table:table-cell office:value-type="float" office:value="2614.09193">
                <text:p>2614.09193</text:p>
              </table:table-cell>
              <table:table-cell office:value-type="float" office:value="5015.97116">
                <text:p>5015.97116</text:p>
              </table:table-cell>
              <table:table-cell office:value-type="float" office:value="2399.26293">
                <text:p>2399.2629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s" number:country="ES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8036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6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9e480e" draw:fill-color="#9e480e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636363" draw:fill-color="#636363"/>
      <style:text-properties fo:color="#000000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2.949cm" svg:height="9.461cm" xlink:href=".." xlink:type="simple" chart:class="chart:line" chart:style-name="ch1">
        <chart:title svg:x="10.273cm" svg:y="0.325cm" chart:style-name="ch2">
          <text:p>% Ahorro, capacidad deposito, ahorro respeto a Gasolina 95</text:p>
        </chart:title>
        <chart:legend chart:legend-position="bottom" svg:x="10.905cm" svg:y="8.705cm" style:legend-expansion="wide" chart:style-name="ch3"/>
        <chart:plot-area chart:style-name="ch4" table:cell-range-address="Hoja1.A2:Hoja1.B30 Hoja1.A36:Hoja1.B37 Hoja1.A43:Hoja1.B65 Hoja1.A67:Hoja1.A84 Hoja1.A1:Hoja1.B1 Hoja1.B67:Hoja1.B67 Hoja1.H1:Hoja1.I30 Hoja1.H36:Hoja1.I37 Hoja1.H43:Hoja1.I65 Hoja1.H67:Hoja1.I67" chart:data-source-has-labels="both" svg:x="1.108cm" svg:y="1.797cm" svg:width="30.525cm" svg:height="6.299cm">
          <chartooo:coordinate-region svg:x="1.629cm" svg:y="2.144cm" svg:width="29.589cm" svg:height="4.275cm"/>
          <chart:axis chart:dimension="x" chart:name="primary-x" chart:style-name="ch5" chartooo:axis-type="auto">
            <chartooo:date-scale chart:base-time-unit="days"/>
            <chart:categories table:cell-range-address="Hoja1.A2:Hoja1.A30 Hoja1.A36:Hoja1.A37 Hoja1.A43:Hoja1.A65 Hoja1.A67:Hoja1.A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B2:Hoja1.B30 Hoja1.B36:Hoja1.B37 Hoja1.B43:Hoja1.B65 Hoja1.B67:Hoja1.B67" chart:label-cell-address="Hoja1.B1:Hoja1.B1" chart:class="chart:line">
            <chart:data-point chart:repeated="55"/>
          </chart:series>
          <chart:series chart:style-name="ch9" chart:values-cell-range-address="Hoja1.H2:Hoja1.H30 Hoja1.H36:Hoja1.H37 Hoja1.H43:Hoja1.H65 Hoja1.H67:Hoja1.H67" chart:label-cell-address="Hoja1.H1:Hoja1.H1" chart:class="chart:line">
            <chart:data-point chart:repeated="55"/>
          </chart:series>
          <chart:series chart:style-name="ch10" chart:values-cell-range-address="Hoja1.I2:Hoja1.I30 Hoja1.I36:Hoja1.I37 Hoja1.I43:Hoja1.I65 Hoja1.I67:Hoja1.I67" chart:label-cell-address="Hoja1.I1:Hoja1.I1" chart:class="chart:line">
            <chart:data-point chart:repeated="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 repostados</text:p>
                <draw:g>
                  <svg:desc>Hoja1.B1:Hoja1.B1</svg:desc>
                </draw:g>
              </table:table-cell>
              <table:table-cell office:value-type="string">
                <text:p>Ahorro conseguido</text:p>
                <draw:g>
                  <svg:desc>Hoja1.H1:Hoja1.H1</svg:desc>
                </draw:g>
              </table:table-cell>
              <table:table-cell office:value-type="string">
                <text:p>Ahorro porcentual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42205">
                <text:p>42210</text:p>
                <draw:g>
                  <svg:desc>Hoja1.A2:Hoja1.A30 Hoja1.A36:Hoja1.A37 Hoja1.A43:Hoja1.A65 Hoja1.A67:Hoja1.A84</svg:desc>
                </draw:g>
              </table:table-cell>
              <table:table-cell office:value-type="float" office:value="40">
                <text:p>40</text:p>
                <draw:g>
                  <svg:desc>Hoja1.B2:Hoja1.B30 Hoja1.B36:Hoja1.B37 Hoja1.B43:Hoja1.B65 Hoja1.B67:Hoja1.B67</svg:desc>
                </draw:g>
              </table:table-cell>
              <table:table-cell office:value-type="float" office:value="22.44">
                <text:p>22.44</text:p>
                <draw:g>
                  <svg:desc>Hoja1.H2:Hoja1.H30 Hoja1.H36:Hoja1.H37 Hoja1.H43:Hoja1.H65 Hoja1.H67:Hoja1.H67</svg:desc>
                </draw:g>
              </table:table-cell>
              <table:table-cell office:value-type="float" office:value="53.25">
                <text:p>53.25</text:p>
                <draw:g>
                  <svg:desc>Hoja1.I2:Hoja1.I30 Hoja1.I36:Hoja1.I37 Hoja1.I43:Hoja1.I65 Hoja1.I67:Hoja1.I67</svg:desc>
                </draw:g>
              </table:table-cell>
            </table:table-row>
            <table:table-row>
              <table:table-cell office:value-type="float" office:value="42211">
                <text:p>42210</text:p>
              </table:table-cell>
              <table:table-cell office:value-type="float" office:value="39.37">
                <text:p>39.37</text:p>
              </table:table-cell>
              <table:table-cell office:value-type="float" office:value="21.77161">
                <text:p>21.77161</text:p>
              </table:table-cell>
              <table:table-cell office:value-type="float" office:value="53.9166666666667">
                <text:p>53.9166666666667</text:p>
              </table:table-cell>
            </table:table-row>
            <table:table-row>
              <table:table-cell office:value-type="float" office:value="42216">
                <text:p>42220</text:p>
              </table:table-cell>
              <table:table-cell office:value-type="float" office:value="33.85">
                <text:p>33.85</text:p>
              </table:table-cell>
              <table:table-cell office:value-type="float" office:value="18.65135">
                <text:p>18.65135</text:p>
              </table:table-cell>
              <table:table-cell office:value-type="float" office:value="54.0833333333333">
                <text:p>54.0833333333333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44.44">
                <text:p>44.44</text:p>
              </table:table-cell>
              <table:table-cell office:value-type="float" office:value="24.93084">
                <text:p>24.93084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float" office:value="42234">
                <text:p>42230</text:p>
              </table:table-cell>
              <table:table-cell office:value-type="float" office:value="39.88">
                <text:p>39.88</text:p>
              </table:table-cell>
              <table:table-cell office:value-type="float" office:value="22.77148">
                <text:p>22.77148</text:p>
              </table:table-cell>
              <table:table-cell office:value-type="float" office:value="52.4166666666667">
                <text:p>52.4166666666667</text:p>
              </table:table-cell>
            </table:table-row>
            <table:table-row>
              <table:table-cell office:value-type="float" office:value="42236">
                <text:p>42240</text:p>
              </table:table-cell>
              <table:table-cell office:value-type="float" office:value="39.73">
                <text:p>39.73</text:p>
              </table:table-cell>
              <table:table-cell office:value-type="float" office:value="22.68583">
                <text:p>22.68583</text:p>
              </table:table-cell>
              <table:table-cell office:value-type="float" office:value="52.4166666666667">
                <text:p>52.4166666666667</text:p>
              </table:table-cell>
            </table:table-row>
            <table:table-row>
              <table:table-cell office:value-type="float" office:value="42239">
                <text:p>42240</text:p>
              </table:table-cell>
              <table:table-cell office:value-type="float" office:value="25.52">
                <text:p>25.52</text:p>
              </table:table-cell>
              <table:table-cell office:value-type="float" office:value="14.69952">
                <text:p>14.699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243">
                <text:p>42240</text:p>
              </table:table-cell>
              <table:table-cell office:value-type="float" office:value="35.87">
                <text:p>35.87</text:p>
              </table:table-cell>
              <table:table-cell office:value-type="float" office:value="20.48177">
                <text:p>20.48177</text:p>
              </table:table-cell>
              <table:table-cell office:value-type="float" office:value="52.4166666666667">
                <text:p>52.4166666666667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37.69">
                <text:p>37.69</text:p>
              </table:table-cell>
              <table:table-cell office:value-type="float" office:value="22.53862">
                <text:p>22.53862</text:p>
              </table:table-cell>
              <table:table-cell office:value-type="float" office:value="49.4932432432432">
                <text:p>49.4932432432432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25.52">
                <text:p>25.52</text:p>
              </table:table-cell>
              <table:table-cell office:value-type="float" office:value="15.38856">
                <text:p>15.38856</text:p>
              </table:table-cell>
              <table:table-cell office:value-type="float" office:value="49.2851135407906">
                <text:p>49.2851135407906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26.38">
                <text:p>26.38</text:p>
              </table:table-cell>
              <table:table-cell office:value-type="float" office:value="15.90714">
                <text:p>15.90714</text:p>
              </table:table-cell>
              <table:table-cell office:value-type="float" office:value="49.2851135407906">
                <text:p>49.2851135407906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40.46">
                <text:p>40.46</text:p>
              </table:table-cell>
              <table:table-cell office:value-type="float" office:value="23.58818">
                <text:p>23.58818</text:p>
              </table:table-cell>
              <table:table-cell office:value-type="float" office:value="50.1283147989735">
                <text:p>50.1283147989735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34.01">
                <text:p>34.01</text:p>
              </table:table-cell>
              <table:table-cell office:value-type="float" office:value="19.89585">
                <text:p>19.89585</text:p>
              </table:table-cell>
              <table:table-cell office:value-type="float" office:value="49.9572284003422">
                <text:p>49.9572284003422</text:p>
              </table:table-cell>
            </table:table-row>
            <table:table-row>
              <table:table-cell office:value-type="float" office:value="42274">
                <text:p>42270</text:p>
              </table:table-cell>
              <table:table-cell office:value-type="float" office:value="38.51">
                <text:p>38.51</text:p>
              </table:table-cell>
              <table:table-cell office:value-type="float" office:value="22.10474">
                <text:p>22.10474</text:p>
              </table:table-cell>
              <table:table-cell office:value-type="float" office:value="50.5172413793104">
                <text:p>50.5172413793104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39.76">
                <text:p>39.76</text:p>
              </table:table-cell>
              <table:table-cell office:value-type="float" office:value="22.82224">
                <text:p>22.82224</text:p>
              </table:table-cell>
              <table:table-cell office:value-type="float" office:value="50.5172413793104">
                <text:p>50.5172413793104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40.8">
                <text:p>40.8</text:p>
              </table:table-cell>
              <table:table-cell office:value-type="float" office:value="22.848">
                <text:p>22.848</text:p>
              </table:table-cell>
              <table:table-cell office:value-type="float" office:value="51.6824849007765">
                <text:p>51.6824849007765</text:p>
              </table:table-cell>
            </table:table-row>
            <table:table-row>
              <table:table-cell office:value-type="float" office:value="42292">
                <text:p>42290</text:p>
              </table:table-cell>
              <table:table-cell office:value-type="float" office:value="34.26">
                <text:p>34.26</text:p>
              </table:table-cell>
              <table:table-cell office:value-type="float" office:value="19.1856">
                <text:p>19.1856</text:p>
              </table:table-cell>
              <table:table-cell office:value-type="float" office:value="51.6824849007765">
                <text:p>51.6824849007765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6.38">
                <text:p>6.38</text:p>
              </table:table-cell>
              <table:table-cell office:value-type="float" office:value="3.5728">
                <text:p>3.5728</text:p>
              </table:table-cell>
              <table:table-cell office:value-type="float" office:value="51.6824849007765">
                <text:p>51.6824849007765</text:p>
              </table:table-cell>
            </table:table-row>
            <table:table-row>
              <table:table-cell office:value-type="float" office:value="42294">
                <text:p>42290</text:p>
              </table:table-cell>
              <table:table-cell office:value-type="float" office:value="27.66">
                <text:p>27.66</text:p>
              </table:table-cell>
              <table:table-cell office:value-type="float" office:value="16.20876">
                <text:p>16.20876</text:p>
              </table:table-cell>
              <table:table-cell office:value-type="float" office:value="50.9623430962343">
                <text:p>50.9623430962343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31.7">
                <text:p>31.7</text:p>
              </table:table-cell>
              <table:table-cell office:value-type="float" office:value="16.801">
                <text:p>16.801</text:p>
              </table:table-cell>
              <table:table-cell office:value-type="float" office:value="52.6362823949955">
                <text:p>52.6362823949955</text:p>
              </table:table-cell>
            </table:table-row>
            <table:table-row>
              <table:table-cell office:value-type="float" office:value="42301">
                <text:p>42300</text:p>
              </table:table-cell>
              <table:table-cell office:value-type="float" office:value="32.64">
                <text:p>32.64</text:p>
              </table:table-cell>
              <table:table-cell office:value-type="float" office:value="17.2992">
                <text:p>17.2992</text:p>
              </table:table-cell>
              <table:table-cell office:value-type="float" office:value="52.6362823949955">
                <text:p>52.6362823949955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33.81">
                <text:p>33.81</text:p>
              </table:table-cell>
              <table:table-cell office:value-type="float" office:value="18.46026">
                <text:p>18.46026</text:p>
              </table:table-cell>
              <table:table-cell office:value-type="float" office:value="51.8942731277533">
                <text:p>51.8942731277533</text:p>
              </table:table-cell>
            </table:table-row>
            <table:table-row>
              <table:table-cell office:value-type="float" office:value="42314">
                <text:p>42310</text:p>
              </table:table-cell>
              <table:table-cell office:value-type="float" office:value="32.29">
                <text:p>32.29</text:p>
              </table:table-cell>
              <table:table-cell office:value-type="float" office:value="18.0824">
                <text:p>18.0824</text:p>
              </table:table-cell>
              <table:table-cell office:value-type="float" office:value="51.2619669277633">
                <text:p>51.2619669277633</text:p>
              </table:table-cell>
            </table:table-row>
            <table:table-row>
              <table:table-cell office:value-type="float" office:value="42318">
                <text:p>42320</text:p>
              </table:table-cell>
              <table:table-cell office:value-type="float" office:value="42.72">
                <text:p>42.72</text:p>
              </table:table-cell>
              <table:table-cell office:value-type="float" office:value="23.9232">
                <text:p>23.9232</text:p>
              </table:table-cell>
              <table:table-cell office:value-type="float" office:value="51.2619669277633">
                <text:p>51.2619669277633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14.26">
                <text:p>14.26</text:p>
              </table:table-cell>
              <table:table-cell office:value-type="float" office:value="7.92856">
                <text:p>7.92856</text:p>
              </table:table-cell>
              <table:table-cell office:value-type="float" office:value="51.4410480349345">
                <text:p>51.4410480349345</text:p>
              </table:table-cell>
            </table:table-row>
            <table:table-row>
              <table:table-cell office:value-type="float" office:value="42327">
                <text:p>42330</text:p>
              </table:table-cell>
              <table:table-cell office:value-type="float" office:value="46.03">
                <text:p>46.03</text:p>
              </table:table-cell>
              <table:table-cell office:value-type="float" office:value="26.78946">
                <text:p>26.78946</text:p>
              </table:table-cell>
              <table:table-cell office:value-type="float" office:value="50.2988898377455">
                <text:p>50.2988898377455</text:p>
              </table:table-cell>
            </table:table-row>
            <table:table-row>
              <table:table-cell office:value-type="float" office:value="42335">
                <text:p>42340</text:p>
              </table:table-cell>
              <table:table-cell office:value-type="float" office:value="32.12">
                <text:p>32.12</text:p>
              </table:table-cell>
              <table:table-cell office:value-type="float" office:value="18.3084">
                <text:p>18.3084</text:p>
              </table:table-cell>
              <table:table-cell office:value-type="float" office:value="50.8196721311475">
                <text:p>50.8196721311475</text:p>
              </table:table-cell>
            </table:table-row>
            <table:table-row>
              <table:table-cell office:value-type="float" office:value="42337">
                <text:p>42340</text:p>
              </table:table-cell>
              <table:table-cell office:value-type="float" office:value="35.48">
                <text:p>35.48</text:p>
              </table:table-cell>
              <table:table-cell office:value-type="float" office:value="20.96868">
                <text:p>20.96868</text:p>
              </table:table-cell>
              <table:table-cell office:value-type="float" office:value="49.0077653149267">
                <text:p>49.0077653149267</text:p>
              </table:table-cell>
            </table:table-row>
            <table:table-row>
              <table:table-cell office:value-type="float" office:value="42342">
                <text:p>42340</text:p>
              </table:table-cell>
              <table:table-cell office:value-type="float" office:value="42.27">
                <text:p>42.27</text:p>
              </table:table-cell>
              <table:table-cell office:value-type="float" office:value="24.13617">
                <text:p>24.13617</text:p>
              </table:table-cell>
              <table:table-cell office:value-type="float" office:value="50.7758620689655">
                <text:p>50.7758620689655</text:p>
              </table:table-cell>
            </table:table-row>
            <table:table-row>
              <table:table-cell office:value-type="float" office:value="42383">
                <text:p>42380</text:p>
              </table:table-cell>
              <table:table-cell office:value-type="float" office:value="40.66">
                <text:p>40.66</text:p>
              </table:table-cell>
              <table:table-cell office:value-type="float" office:value="21.5498">
                <text:p>21.5498</text:p>
              </table:table-cell>
              <table:table-cell office:value-type="float" office:value="51.7743403093722">
                <text:p>51.7743403093722</text:p>
              </table:table-cell>
            </table:table-row>
            <table:table-row>
              <table:table-cell office:value-type="float" office:value="42388">
                <text:p>42390</text:p>
              </table:table-cell>
              <table:table-cell office:value-type="float" office:value="42.34">
                <text:p>42.34</text:p>
              </table:table-cell>
              <table:table-cell office:value-type="float" office:value="22.0168">
                <text:p>22.0168</text:p>
              </table:table-cell>
              <table:table-cell office:value-type="float" office:value="52.2497704315886">
                <text:p>52.2497704315886</text:p>
              </table:table-cell>
            </table:table-row>
            <table:table-row>
              <table:table-cell office:value-type="float" office:value="42444">
                <text:p>42440</text:p>
              </table:table-cell>
              <table:table-cell office:value-type="float" office:value="40.68">
                <text:p>40.68</text:p>
              </table:table-cell>
              <table:table-cell office:value-type="float" office:value="21.9672">
                <text:p>21.9672</text:p>
              </table:table-cell>
              <table:table-cell office:value-type="float" office:value="51.307484220018">
                <text:p>51.307484220018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40.14">
                <text:p>40.14</text:p>
              </table:table-cell>
              <table:table-cell office:value-type="float" office:value="22.4784">
                <text:p>22.4784</text:p>
              </table:table-cell>
              <table:table-cell office:value-type="float" office:value="50.3985828166519">
                <text:p>50.3985828166519</text:p>
              </table:table-cell>
            </table:table-row>
            <table:table-row>
              <table:table-cell office:value-type="float" office:value="42472">
                <text:p>42470</text:p>
              </table:table-cell>
              <table:table-cell office:value-type="float" office:value="43.19">
                <text:p>43.19</text:p>
              </table:table-cell>
              <table:table-cell office:value-type="float" office:value="23.3226">
                <text:p>23.3226</text:p>
              </table:table-cell>
              <table:table-cell office:value-type="float" office:value="52.1700620017715">
                <text:p>52.1700620017715</text:p>
              </table:table-cell>
            </table:table-row>
            <table:table-row>
              <table:table-cell office:value-type="float" office:value="42481">
                <text:p>42480</text:p>
              </table:table-cell>
              <table:table-cell office:value-type="float" office:value="35.18">
                <text:p>35.18</text:p>
              </table:table-cell>
              <table:table-cell office:value-type="float" office:value="19.13792">
                <text:p>19.13792</text:p>
              </table:table-cell>
              <table:table-cell office:value-type="float" office:value="51.8157661647476">
                <text:p>51.8157661647476</text:p>
              </table:table-cell>
            </table:table-row>
            <table:table-row>
              <table:table-cell office:value-type="float" office:value="42493">
                <text:p>42490</text:p>
              </table:table-cell>
              <table:table-cell office:value-type="float" office:value="39.61">
                <text:p>39.61</text:p>
              </table:table-cell>
              <table:table-cell office:value-type="float" office:value="22.34004">
                <text:p>22.34004</text:p>
              </table:table-cell>
              <table:table-cell office:value-type="float" office:value="50.9138381201044">
                <text:p>50.9138381201044</text:p>
              </table:table-cell>
            </table:table-row>
            <table:table-row>
              <table:table-cell office:value-type="float" office:value="42501">
                <text:p>42500</text:p>
              </table:table-cell>
              <table:table-cell office:value-type="float" office:value="40.31">
                <text:p>40.31</text:p>
              </table:table-cell>
              <table:table-cell office:value-type="float" office:value="22.1705">
                <text:p>22.1705</text:p>
              </table:table-cell>
              <table:table-cell office:value-type="float" office:value="52.1322889469104">
                <text:p>52.1322889469104</text:p>
              </table:table-cell>
            </table:table-row>
            <table:table-row>
              <table:table-cell office:value-type="float" office:value="42521">
                <text:p>42520</text:p>
              </table:table-cell>
              <table:table-cell office:value-type="float" office:value="40.31">
                <text:p>40.31</text:p>
              </table:table-cell>
              <table:table-cell office:value-type="float" office:value="23.7829">
                <text:p>23.7829</text:p>
              </table:table-cell>
              <table:table-cell office:value-type="float" office:value="50.3784693019344">
                <text:p>50.3784693019344</text:p>
              </table:table-cell>
            </table:table-row>
            <table:table-row>
              <table:table-cell office:value-type="float" office:value="42509">
                <text:p>42510</text:p>
              </table:table-cell>
              <table:table-cell office:value-type="float" office:value="36.38">
                <text:p>36.38</text:p>
              </table:table-cell>
              <table:table-cell office:value-type="float" office:value="21.1004">
                <text:p>21.1004</text:p>
              </table:table-cell>
              <table:table-cell office:value-type="float" office:value="50.8057675996607">
                <text:p>50.8057675996607</text:p>
              </table:table-cell>
            </table:table-row>
            <table:table-row>
              <table:table-cell office:value-type="float" office:value="42511">
                <text:p>42510</text:p>
              </table:table-cell>
              <table:table-cell office:value-type="float" office:value="30.28">
                <text:p>30.28</text:p>
              </table:table-cell>
              <table:table-cell office:value-type="float" office:value="18.71304">
                <text:p>18.71304</text:p>
              </table:table-cell>
              <table:table-cell office:value-type="float" office:value="48.671096345515">
                <text:p>48.671096345515</text:p>
              </table:table-cell>
            </table:table-row>
            <table:table-row>
              <table:table-cell office:value-type="float" office:value="42525">
                <text:p>42530</text:p>
              </table:table-cell>
              <table:table-cell office:value-type="float" office:value="25.39">
                <text:p>25.39</text:p>
              </table:table-cell>
              <table:table-cell office:value-type="float" office:value="15.53868">
                <text:p>15.53868</text:p>
              </table:table-cell>
              <table:table-cell office:value-type="float" office:value="49.1694352159468">
                <text:p>49.1694352159468</text:p>
              </table:table-cell>
            </table:table-row>
            <table:table-row>
              <table:table-cell office:value-type="float" office:value="42527">
                <text:p>42530</text:p>
              </table:table-cell>
              <table:table-cell office:value-type="float" office:value="34.35">
                <text:p>34.35</text:p>
              </table:table-cell>
              <table:table-cell office:value-type="float" office:value="19.923">
                <text:p>19.923</text:p>
              </table:table-cell>
              <table:table-cell office:value-type="float" office:value="50.8057675996607">
                <text:p>50.8057675996607</text:p>
              </table:table-cell>
            </table:table-row>
            <table:table-row>
              <table:table-cell office:value-type="float" office:value="42533">
                <text:p>42530</text:p>
              </table:table-cell>
              <table:table-cell office:value-type="float" office:value="34.96">
                <text:p>34.96</text:p>
              </table:table-cell>
              <table:table-cell office:value-type="float" office:value="19.5776">
                <text:p>19.5776</text:p>
              </table:table-cell>
              <table:table-cell office:value-type="float" office:value="52.5021204410517">
                <text:p>52.5021204410517</text:p>
              </table:table-cell>
            </table:table-row>
            <table:table-row>
              <table:table-cell office:value-type="float" office:value="42536">
                <text:p>42540</text:p>
              </table:table-cell>
              <table:table-cell office:value-type="float" office:value="48.43">
                <text:p>48.43</text:p>
              </table:table-cell>
              <table:table-cell office:value-type="float" office:value="28.0894">
                <text:p>28.0894</text:p>
              </table:table-cell>
              <table:table-cell office:value-type="float" office:value="51.6263552960801">
                <text:p>51.6263552960801</text:p>
              </table:table-cell>
            </table:table-row>
            <table:table-row>
              <table:table-cell office:value-type="float" office:value="42544">
                <text:p>42540</text:p>
              </table:table-cell>
              <table:table-cell office:value-type="float" office:value="39.43">
                <text:p>39.43</text:p>
              </table:table-cell>
              <table:table-cell office:value-type="float" office:value="20.38531">
                <text:p>20.38531</text:p>
              </table:table-cell>
              <table:table-cell office:value-type="float" office:value="54.207263064659">
                <text:p>54.207263064659</text:p>
              </table:table-cell>
            </table:table-row>
            <table:table-row>
              <table:table-cell office:value-type="float" office:value="42558">
                <text:p>42560</text:p>
              </table:table-cell>
              <table:table-cell office:value-type="float" office:value="41.71">
                <text:p>41.71</text:p>
              </table:table-cell>
              <table:table-cell office:value-type="float" office:value="20.89671">
                <text:p>20.89671</text:p>
              </table:table-cell>
              <table:table-cell office:value-type="float" office:value="55.2678571428571">
                <text:p>55.2678571428571</text:p>
              </table:table-cell>
            </table:table-row>
            <table:table-row>
              <table:table-cell office:value-type="float" office:value="42567">
                <text:p>42570</text:p>
              </table:table-cell>
              <table:table-cell office:value-type="float" office:value="41.64">
                <text:p>41.64</text:p>
              </table:table-cell>
              <table:table-cell office:value-type="float" office:value="20.4036">
                <text:p>20.4036</text:p>
              </table:table-cell>
              <table:table-cell office:value-type="float" office:value="56.2109025915996">
                <text:p>56.2109025915996</text:p>
              </table:table-cell>
            </table:table-row>
            <table:table-row>
              <table:table-cell office:value-type="float" office:value="42573">
                <text:p>42570</text:p>
              </table:table-cell>
              <table:table-cell office:value-type="float" office:value="42.63">
                <text:p>42.63</text:p>
              </table:table-cell>
              <table:table-cell office:value-type="float" office:value="20.24925">
                <text:p>20.24925</text:p>
              </table:table-cell>
              <table:table-cell office:value-type="float" office:value="56.9746376811594">
                <text:p>56.9746376811594</text:p>
              </table:table-cell>
            </table:table-row>
            <table:table-row>
              <table:table-cell office:value-type="float" office:value="42583">
                <text:p>42580</text:p>
              </table:table-cell>
              <table:table-cell office:value-type="float" office:value="42.34">
                <text:p>42.34</text:p>
              </table:table-cell>
              <table:table-cell office:value-type="float" office:value="20.7466">
                <text:p>20.7466</text:p>
              </table:table-cell>
              <table:table-cell office:value-type="float" office:value="56.2109025915996">
                <text:p>56.2109025915996</text:p>
              </table:table-cell>
            </table:table-row>
            <table:table-row>
              <table:table-cell office:value-type="float" office:value="42591">
                <text:p>42590</text:p>
              </table:table-cell>
              <table:table-cell office:value-type="float" office:value="28.96">
                <text:p>28.96</text:p>
              </table:table-cell>
              <table:table-cell office:value-type="float" office:value="13.37952">
                <text:p>13.37952</text:p>
              </table:table-cell>
              <table:table-cell office:value-type="float" office:value="58.8967971530249">
                <text:p>58.8967971530249</text:p>
              </table:table-cell>
            </table:table-row>
            <table:table-row>
              <table:table-cell office:value-type="float" office:value="42595">
                <text:p>42600</text:p>
              </table:table-cell>
              <table:table-cell office:value-type="float" office:value="12.17">
                <text:p>12.17</text:p>
              </table:table-cell>
              <table:table-cell office:value-type="float" office:value="5.65905">
                <text:p>5.65905</text:p>
              </table:table-cell>
              <table:table-cell office:value-type="float" office:value="58.6298932384342">
                <text:p>58.6298932384342</text:p>
              </table:table-cell>
            </table:table-row>
            <table:table-row>
              <table:table-cell office:value-type="float" office:value="42597">
                <text:p>42600</text:p>
              </table:table-cell>
              <table:table-cell office:value-type="float" office:value="32.73">
                <text:p>32.73</text:p>
              </table:table-cell>
              <table:table-cell office:value-type="float" office:value="15.90678">
                <text:p>15.90678</text:p>
              </table:table-cell>
              <table:table-cell office:value-type="float" office:value="57.5545851528384">
                <text:p>57.5545851528384</text:p>
              </table:table-cell>
            </table:table-row>
            <table:table-row>
              <table:table-cell office:value-type="float" office:value="42609">
                <text:p>42610</text:p>
              </table:table-cell>
              <table:table-cell office:value-type="float" office:value="43.02">
                <text:p>43.02</text:p>
              </table:table-cell>
              <table:table-cell office:value-type="float" office:value="20.90772">
                <text:p>20.90772</text:p>
              </table:table-cell>
              <table:table-cell office:value-type="float" office:value="57.5545851528384">
                <text:p>57.5545851528384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39.51">
                <text:p>39.51</text:p>
              </table:table-cell>
              <table:table-cell office:value-type="float" office:value="18.5697">
                <text:p>18.5697</text:p>
              </table:table-cell>
              <table:table-cell office:value-type="float" office:value="58.37023914969">
                <text:p>58.37023914969</text:p>
              </table:table-cell>
            </table:table-row>
            <table:table-row>
              <table:table-cell office:value-type="float" office:value="42633">
                <text:p>42630</text:p>
              </table:table-cell>
              <table:table-cell office:value-type="float" office:value="43.5">
                <text:p>43.5</text:p>
              </table:table-cell>
              <table:table-cell office:value-type="float" office:value="20.445">
                <text:p>20.445</text:p>
              </table:table-cell>
              <table:table-cell office:value-type="float" office:value="58.37023914969">
                <text:p>58.370239149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number:number-style style:name="N104P0" style:volatile="true">
      <number:text> €</number:text>
      <number:number number:decimal-places="2" number:min-integer-digits="1" number:grouping="true"/>
      <number:text> </number:text>
    </number:number-style>
    <number:number-style style:name="N104P1" style:volatile="true">
      <number:text> €(</number:text>
      <number:number number:decimal-places="2" number:min-integer-digits="1" number:grouping="true"/>
      <number:text>)</number:text>
    </number:number-style>
    <number:number-style style:name="N104P2" style:volatile="true">
      <number:text> €-</number:text>
      <number:number number:decimal-places="0" number:min-integer-digits="0"/>
      <number:text> </number:text>
    </number:number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number-style style:name="N8000" number:language="es" number:country="E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5" style:family="chart" style:data-style-name="N8000">
      <style:chart-properties chart:display-label="true" chart:tick-marks-major-inner="false" chart:tick-marks-major-outer="false" chart:logarithmic="false" chart:gap-width="182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04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9pt" style:font-size-asian="9pt" style:font-size-complex="9pt"/>
    </style:style>
    <style:style style:name="ch8" style:family="chart" style:data-style-name="N4">
      <style:chart-properties chart:solid-type="cuboid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2.243cm" svg:height="7.085cm" xlink:href=".." xlink:type="simple" chart:class="chart:bar" chart:style-name="ch1">
        <chart:title svg:x="5.581cm" svg:y="0.277cm" chart:style-name="ch2">
          <text:p>Ahorro y gastos en € acumulado en Litros Repostados</text:p>
        </chart:title>
        <chart:plot-area chart:style-name="ch3" table:cell-range-address="Hoja1.A149:Hoja1.B150 Hoja1.F149:Hoja1.H150" chart:data-source-has-labels="both" svg:x="0.894cm" svg:y="1.605cm" svg:width="20.461cm" svg:height="4.919cm">
          <chartooo:coordinate-region svg:x="1.797cm" svg:y="2.681cm" svg:width="19.265cm" svg:height="3.052cm"/>
          <chart:axis chart:dimension="x" chart:name="primary-x" chart:style-name="ch4" chartooo:axis-type="auto">
            <chartooo:date-scale/>
            <chart:categories table:cell-range-address="Hoja1.B149:Hoja1.B149 Hoja1.F149:Hoja1.H1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150:Hoja1.B150 Hoja1.F150:Hoja1.H150" chart:label-cell-address="Hoja1.A150:Hoja1.A150" chart:class="chart:bar"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 repostados</text:p>
                <draw:g>
                  <svg:desc>Hoja1.B149:Hoja1.B149 Hoja1.F149:Hoja1.H149</svg:desc>
                </draw:g>
              </table:table-cell>
              <table:table-cell office:value-type="string">
                <text:p>Gasto repostage GAS</text:p>
              </table:table-cell>
              <table:table-cell office:value-type="string">
                <text:p>Gasto Teórico repostage Gasolina 95</text:p>
              </table:table-cell>
              <table:table-cell office:value-type="string">
                <text:p>Ahorro acumulado</text:p>
              </table:table-cell>
            </table:table-row>
          </table:table-header-rows>
          <table:table-rows>
            <table:table-row>
              <table:table-cell office:value-type="string">
                <text:p>TOTAL SUMA</text:p>
                <draw:g>
                  <svg:desc>Hoja1.A150:Hoja1.A150</svg:desc>
                </draw:g>
              </table:table-cell>
              <table:table-cell office:value-type="float" office:value="4292.67">
                <text:p>4292.67</text:p>
                <draw:g>
                  <svg:desc>Hoja1.B150:Hoja1.B150 Hoja1.F150:Hoja1.H150</svg:desc>
                </draw:g>
              </table:table-cell>
              <table:table-cell office:value-type="float" office:value="2614.09193">
                <text:p>2614.09193</text:p>
              </table:table-cell>
              <table:table-cell office:value-type="float" office:value="5015.97116">
                <text:p>5015.97116</text:p>
              </table:table-cell>
              <table:table-cell office:value-type="float" office:value="2399.26293">
                <text:p>2399.262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4P0" style:volatile="true">
      <number:text> €</number:text>
      <number:number number:decimal-places="2" number:min-integer-digits="1" number:grouping="true"/>
      <number:text> </number:text>
    </number:number-style>
    <number:number-style style:name="N104P1" style:volatile="true">
      <number:text> €(</number:text>
      <number:number number:decimal-places="2" number:min-integer-digits="1" number:grouping="true"/>
      <number:text>)</number:text>
    </number:number-style>
    <number:number-style style:name="N104P2" style:volatile="true">
      <number:text> €-</number:text>
      <number:number number:decimal-places="0" number:min-integer-digits="0"/>
      <number:text> </number:text>
    </number:number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number-style style:name="N8000" number:language="es" number:country="E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3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4" style:family="chart" style:data-style-name="N8000">
      <style:chart-properties chart:display-label="true" chart:tick-marks-major-inner="false" chart:tick-marks-major-outer="false" chart:logarithmic="false" chart:gap-width="219" chart:overlap="-27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04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9pt" style:font-size-asian="9pt" style:font-size-complex="9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7.114cm" svg:height="7.607cm" xlink:href=".." xlink:type="simple" chart:class="chart:bar" chart:style-name="ch1">
        <chart:plot-area chart:style-name="ch2" table:cell-range-address="Hoja1.J149:Hoja1.J150 Hoja1.A150:Hoja1.A150" chart:data-source-has-labels="both" svg:x="0.592cm" svg:y="0.743cm" svg:width="6.238cm" svg:height="6.292cm">
          <chartooo:coordinate-region svg:x="1.159cm" svg:y="0.934cm" svg:width="5.671cm" svg:height="6.068cm"/>
          <chart:axis chart:dimension="x" chart:name="primary-x" chart:style-name="ch3" chartooo:axis-type="auto">
            <chartooo:date-scale/>
            <chart:categories table:cell-range-address="Hoja1.J149:Hoja1.J1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J150:Hoja1.J150" chart:label-cell-address="Hoja1.A150:Hoja1.A150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iente Amortizar</text:p>
                <draw:g>
                  <svg:desc>Hoja1.J149:Hoja1.J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 SUMA</text:p>
                <draw:g>
                  <svg:desc>Hoja1.A150:Hoja1.A150</svg:desc>
                </draw:g>
              </table:table-cell>
              <table:table-cell office:value-type="float" office:value="-342.26293">
                <text:p>-342.26293</text:p>
                <draw:g>
                  <svg:desc>Hoja1.J150:Hoja1.J15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number:number-style style:name="N8000" number:language="es" number:country="E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3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4" style:family="chart" style:data-style-name="N8000">
      <style:chart-properties chart:display-label="true" chart:tick-marks-major-inner="false" chart:tick-marks-major-outer="false" chart:logarithmic="false" chart:gap-width="219" chart:overlap="-27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4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9pt" style:font-size-asian="9pt" style:font-size-complex="9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114cm" svg:height="7.977cm" xlink:href=".." xlink:type="simple" chart:class="chart:bar" chart:style-name="ch1">
        <chart:plot-area chart:style-name="ch2" table:cell-range-address="Hoja1.C149:Hoja1.C150 Hoja1.A150:Hoja1.A150" chart:data-source-has-labels="both" svg:x="0.612cm" svg:y="0.771cm" svg:width="7.178cm" svg:height="6.627cm">
          <chartooo:coordinate-region svg:x="1.216cm" svg:y="1.587cm" svg:width="6.574cm" svg:height="2.209cm"/>
          <chart:axis chart:dimension="x" chart:name="primary-x" chart:style-name="ch3" chartooo:axis-type="auto">
            <chartooo:date-scale/>
            <chart:categories table:cell-range-address="Hoja1.C149:Hoja1.C1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C150:Hoja1.C150" chart:label-cell-address="Hoja1.A150:Hoja1.A150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lometros Recorridos con GAS</text:p>
                <draw:g>
                  <svg:desc>Hoja1.C149:Hoja1.C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 SUMA</text:p>
                <draw:g>
                  <svg:desc>Hoja1.A150:Hoja1.A150</svg:desc>
                </draw:g>
              </table:table-cell>
              <table:table-cell office:value-type="float" office:value="40350.4">
                <text:p>40350.4</text:p>
                <draw:g>
                  <svg:desc>Hoja1.C150:Hoja1.C150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4P0" style:volatile="true">
      <number:text> €</number:text>
      <number:number number:decimal-places="2" number:min-integer-digits="1" number:grouping="true"/>
      <number:text> </number:text>
    </number:number-style>
    <number:number-style style:name="N104P1" style:volatile="true">
      <number:text> €(</number:text>
      <number:number number:decimal-places="2" number:min-integer-digits="1" number:grouping="true"/>
      <number:text>)</number:text>
    </number:number-style>
    <number:number-style style:name="N104P2" style:volatile="true">
      <number:text> €-</number:text>
      <number:number number:decimal-places="0" number:min-integer-digits="0"/>
      <number:text> </number:text>
    </number:number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number-style style:name="N8000" number:language="es" number:country="E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3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4" style:family="chart" style:data-style-name="N8000">
      <style:chart-properties chart:display-label="true" chart:tick-marks-major-inner="false" chart:tick-marks-major-outer="false" chart:logarithmic="false" chart:gap-width="219" chart:overlap="-27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04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9pt" style:font-size-asian="9pt" style:font-size-complex="9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7.766cm" svg:height="7.977cm" xlink:href=".." xlink:type="simple" chart:class="chart:bar" chart:style-name="ch1">
        <chart:plot-area chart:style-name="ch2" table:cell-range-address="Hoja1.H149:Hoja1.H150 Hoja1.A150:Hoja1.A150" chart:data-source-has-labels="both" svg:x="0.605cm" svg:y="0.771cm" svg:width="6.851cm" svg:height="6.627cm">
          <chartooo:coordinate-region svg:x="1.181cm" svg:y="1.431cm" svg:width="6.275cm" svg:height="3.196cm"/>
          <chart:axis chart:dimension="x" chart:name="primary-x" chart:style-name="ch3" chartooo:axis-type="auto">
            <chartooo:date-scale/>
            <chart:categories table:cell-range-address="Hoja1.H149:Hoja1.H1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H150:Hoja1.H150" chart:label-cell-address="Hoja1.A150:Hoja1.A150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horro acumulado</text:p>
                <draw:g>
                  <svg:desc>Hoja1.H149:Hoja1.H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 SUMA</text:p>
                <draw:g>
                  <svg:desc>Hoja1.A150:Hoja1.A150</svg:desc>
                </draw:g>
              </table:table-cell>
              <table:table-cell office:value-type="float" office:value="2399.26293">
                <text:p>2399.26293</text:p>
                <draw:g>
                  <svg:desc>Hoja1.H150:Hoja1.H150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4P0" style:volatile="true">
      <number:text> €</number:text>
      <number:number number:decimal-places="2" number:min-integer-digits="1" number:grouping="true"/>
      <number:text> </number:text>
    </number:number-style>
    <number:number-style style:name="N104P1" style:volatile="true">
      <number:text> €(</number:text>
      <number:number number:decimal-places="2" number:min-integer-digits="1" number:grouping="true"/>
      <number:text>)</number:text>
    </number:number-style>
    <number:number-style style:name="N104P2" style:volatile="true">
      <number:text> €-</number:text>
      <number:number number:decimal-places="0" number:min-integer-digits="0"/>
      <number:text> </number:text>
    </number:number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number-style style:name="N8000" number:language="es" number:country="E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3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4" style:family="chart" style:data-style-name="N8000">
      <style:chart-properties chart:display-label="true" chart:tick-marks-major-inner="false" chart:tick-marks-major-outer="false" chart:logarithmic="false" chart:gap-width="219" chart:overlap="-27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04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9pt" style:font-size-asian="9pt" style:font-size-complex="9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6.559cm" svg:height="7.418cm" xlink:href=".." xlink:type="simple" chart:class="chart:bar" chart:style-name="ch1">
        <chart:plot-area chart:style-name="ch2" table:cell-range-address="Hoja1.J149:Hoja1.J150 Hoja1.A150:Hoja1.A150" chart:data-source-has-labels="both" svg:x="0.581cm" svg:y="0.727cm" svg:width="5.716cm" svg:height="6.123cm">
          <chartooo:coordinate-region svg:x="1.148cm" svg:y="0.918cm" svg:width="5.149cm" svg:height="5.899cm"/>
          <chart:axis chart:dimension="x" chart:name="primary-x" chart:style-name="ch3" chartooo:axis-type="auto">
            <chartooo:date-scale/>
            <chart:categories table:cell-range-address="Hoja1.J149:Hoja1.J1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J150:Hoja1.J150" chart:label-cell-address="Hoja1.A150:Hoja1.A150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iente Amortizar</text:p>
                <draw:g>
                  <svg:desc>Hoja1.J149:Hoja1.J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 SUMA</text:p>
                <draw:g>
                  <svg:desc>Hoja1.A150:Hoja1.A150</svg:desc>
                </draw:g>
              </table:table-cell>
              <table:table-cell office:value-type="float" office:value="-342.26293">
                <text:p>-342.26293</text:p>
                <draw:g>
                  <svg:desc>Hoja1.J150:Hoja1.J150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number:number-style style:name="N8000" number:language="es" number:country="E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3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4" style:family="chart" style:data-style-name="N8000">
      <style:chart-properties chart:display-label="true" chart:tick-marks-major-inner="false" chart:tick-marks-major-outer="false" chart:logarithmic="false" chart:gap-width="219" chart:overlap="-27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4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9pt" style:font-size-asian="9pt" style:font-size-complex="9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6.627cm" svg:height="7.484cm" xlink:href=".." xlink:type="simple" chart:class="chart:bar" chart:style-name="ch1">
        <chart:plot-area chart:style-name="ch2" table:cell-range-address="Hoja1.C149:Hoja1.C150 Hoja1.A150:Hoja1.A150" chart:data-source-has-labels="both" svg:x="0.582cm" svg:y="0.731cm" svg:width="5.781cm" svg:height="6.184cm">
          <chartooo:coordinate-region svg:x="1.186cm" svg:y="1.547cm" svg:width="5.177cm" svg:height="2.061cm"/>
          <chart:axis chart:dimension="x" chart:name="primary-x" chart:style-name="ch3" chartooo:axis-type="auto">
            <chartooo:date-scale/>
            <chart:categories table:cell-range-address="Hoja1.C149:Hoja1.C1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C150:Hoja1.C150" chart:label-cell-address="Hoja1.A150:Hoja1.A150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lometros Recorridos con GAS</text:p>
                <draw:g>
                  <svg:desc>Hoja1.C149:Hoja1.C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 SUMA</text:p>
                <draw:g>
                  <svg:desc>Hoja1.A150:Hoja1.A150</svg:desc>
                </draw:g>
              </table:table-cell>
              <table:table-cell office:value-type="float" office:value="40350.4">
                <text:p>40350.4</text:p>
                <draw:g>
                  <svg:desc>Hoja1.C150:Hoja1.C150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4P0" style:volatile="true">
      <number:text> €</number:text>
      <number:number number:decimal-places="2" number:min-integer-digits="1" number:grouping="true"/>
      <number:text> </number:text>
    </number:number-style>
    <number:number-style style:name="N104P1" style:volatile="true">
      <number:text> €(</number:text>
      <number:number number:decimal-places="2" number:min-integer-digits="1" number:grouping="true"/>
      <number:text>)</number:text>
    </number:number-style>
    <number:number-style style:name="N104P2" style:volatile="true">
      <number:text> €-</number:text>
      <number:number number:decimal-places="0" number:min-integer-digits="0"/>
      <number:text> </number:text>
    </number:number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number-style style:name="N8000" number:language="es" number:country="E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3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4" style:family="chart" style:data-style-name="N8000">
      <style:chart-properties chart:display-label="true" chart:tick-marks-major-inner="false" chart:tick-marks-major-outer="false" chart:logarithmic="false" chart:gap-width="219" chart:overlap="-27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04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9pt" style:font-size-asian="9pt" style:font-size-complex="9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6.655cm" svg:height="7.484cm" xlink:href=".." xlink:type="simple" chart:class="chart:bar" chart:style-name="ch1">
        <chart:plot-area chart:style-name="ch2" table:cell-range-address="Hoja1.H149:Hoja1.H150 Hoja1.A150:Hoja1.A150" chart:data-source-has-labels="both" svg:x="0.583cm" svg:y="0.731cm" svg:width="5.806cm" svg:height="6.184cm">
          <chartooo:coordinate-region svg:x="1.159cm" svg:y="1.39cm" svg:width="5.23cm" svg:height="2.754cm"/>
          <chart:axis chart:dimension="x" chart:name="primary-x" chart:style-name="ch3" chartooo:axis-type="auto">
            <chartooo:date-scale/>
            <chart:categories table:cell-range-address="Hoja1.H149:Hoja1.H1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H150:Hoja1.H150" chart:label-cell-address="Hoja1.A150:Hoja1.A150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horro acumulado</text:p>
                <draw:g>
                  <svg:desc>Hoja1.H149:Hoja1.H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 SUMA</text:p>
                <draw:g>
                  <svg:desc>Hoja1.A150:Hoja1.A150</svg:desc>
                </draw:g>
              </table:table-cell>
              <table:table-cell office:value-type="float" office:value="2399.26293">
                <text:p>2399.26293</text:p>
                <draw:g>
                  <svg:desc>Hoja1.H150:Hoja1.H150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